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fo:background-color="#D9E1F2"/>
      <style:text-properties fo:font-size="10pt" style:font-size-asian="10pt" style:font-size-complex="10pt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1_BDD_ENS2018_f1_persona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</text:p>
          </table:table-cell>
          <table:table-cell office:value-type="string" table:style-name="ce3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xo</text:p>
          </table:table-cell>
          <table:table-cell office:value-type="string" table:style-name="ce3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3_1</text:p>
          </table:table-cell>
          <table:table-cell office:value-type="string" table:style-name="ce6">
            <text:p>3.1 ¿Cuántos años cumplidos tiene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3_2</text:p>
          </table:table-cell>
          <table:table-cell office:value-type="string" table:style-name="ce6">
            <text:p>3.2 ¿Cuántos años cumplidos tiene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4_1</text:p>
          </table:table-cell>
          <table:table-cell office:value-type="string" table:style-name="ce6">
            <text:p>4.1 ¿Cuál es la fecha de nacimiento de (…)?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4_2</text:p>
          </table:table-cell>
          <table:table-cell office:value-type="string" table:style-name="ce6">
            <text:p>4.2 ¿Cuál es la fecha de nacimiento de (…)?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4_3</text:p>
          </table:table-cell>
          <table:table-cell office:value-type="string" table:style-name="ce6">
            <text:p>4.3 ¿Cuál es la fecha de nacimiento de (…)?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7</text:p>
          </table:table-cell>
          <table:table-cell office:value-type="string" table:style-name="ce6">
            <text:p>7. <text:s/>¿Cuál es el parentesco de (…) con el jefe (a) de este ho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8_1</text:p>
          </table:table-cell>
          <table:table-cell office:value-type="string" table:style-name="ce6">
            <text:p>8.1 Altern. 1 ¿(…) está afiliado o cubierto po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8_2</text:p>
          </table:table-cell>
          <table:table-cell office:value-type="string" table:style-name="ce6">
            <text:p>8.2 Altern. 2 ¿(…) está afiliado o cubierto po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9</text:p>
          </table:table-cell>
          <table:table-cell office:value-type="string" table:style-name="ce6">
            <text:p>9.1 ¿Cómo se Identifica (…) según su cultura y costumbr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0_1</text:p>
          </table:table-cell>
          <table:table-cell office:value-type="string" table:style-name="ce6">
            <text:p>10.1 A Tiene dificultad para ver, aunque sea con lent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0_2</text:p>
          </table:table-cell>
          <table:table-cell office:value-type="string" table:style-name="ce6">
            <text:p>10.2 B Tiene dificultad para oir, incluso si utiliza un audífon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0_3</text:p>
          </table:table-cell>
          <table:table-cell office:value-type="string" table:style-name="ce6">
            <text:p>10.3 C Tiene dificultad para caminar o subir escaler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0_4</text:p>
          </table:table-cell>
          <table:table-cell office:value-type="string" table:style-name="ce6">
            <text:p>10.4 D Tiene dificultad para recordar o concentrars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0_5</text:p>
          </table:table-cell>
          <table:table-cell office:value-type="string" table:style-name="ce6">
            <text:p>10.5 E Tiene dificultad para bañarse o vestirse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0_6</text:p>
          </table:table-cell>
          <table:table-cell office:value-type="string" table:style-name="ce6">
            <text:p>10.6 F Usando su lenguaje habitual, tiene dificultad para comunicarse es dec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1</text:p>
          </table:table-cell>
          <table:table-cell office:value-type="string" table:style-name="ce6">
            <text:p>11. <text:s/>¿Tiene (…) carné de discapacidad emitido por el CONADIS o el MSP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2</text:p>
          </table:table-cell>
          <table:table-cell office:value-type="string" table:style-name="ce6">
            <text:p>12. <text:s/>¿Qué porcentaje tiene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3</text:p>
          </table:table-cell>
          <table:table-cell office:value-type="string" table:style-name="ce6">
            <text:p>13. <text:s/>¿Fue visitado (…) por la Misión Manuela Espej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4</text:p>
          </table:table-cell>
          <table:table-cell office:value-type="string" table:style-name="ce6">
            <text:p>14. <text:s/>¿El padre de (…) vive en este ho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4_1</text:p>
          </table:table-cell>
          <table:table-cell office:value-type="string" table:style-name="ce6">
            <text:p>14.1 cód Pers. P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5</text:p>
          </table:table-cell>
          <table:table-cell office:value-type="string" table:style-name="ce6">
            <text:p>15. <text:s/>¿La madre de (…) vive en este ho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5_1</text:p>
          </table:table-cell>
          <table:table-cell office:value-type="string" table:style-name="ce6">
            <text:p>15.1 cód Pers. M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6</text:p>
          </table:table-cell>
          <table:table-cell office:value-type="string" table:style-name="ce6">
            <text:p>16. <text:s/>¿Actualmente, cuál es su Estado Civil ó Conyug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7</text:p>
          </table:table-cell>
          <table:table-cell office:value-type="string" table:style-name="ce6">
            <text:p>17. <text:s/>¿Asiste (…) actualmente a clas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8</text:p>
          </table:table-cell>
          <table:table-cell office:value-type="string" table:style-name="ce6">
            <text:p>18. <text:s/>¿(…) asiste a la jornada d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9_1</text:p>
          </table:table-cell>
          <table:table-cell office:value-type="string" table:style-name="ce6">
            <text:p>19.1 ¿Cuál es el nivel de instrucción y año más alto que aprobó?. <text:s/>Niv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9_2</text:p>
          </table:table-cell>
          <table:table-cell office:value-type="string" table:style-name="ce6">
            <text:p>19.2 ¿Cuál es el nivel de instrucción y año más alto que aprobó?. <text:s/>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20</text:p>
          </table:table-cell>
          <table:table-cell office:value-type="string" table:style-name="ce6">
            <text:p>20. <text:s/>¿Sabe (…) leer y escribi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21</text:p>
          </table:table-cell>
          <table:table-cell office:value-type="string" table:style-name="ce6">
            <text:p>21. <text:s/>¿Por los estudios realizados obtuvo algún título superio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22</text:p>
          </table:table-cell>
          <table:table-cell office:value-type="string" table:style-name="ce6">
            <text:p>22. <text:s/>¿Qué título obtuvo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23</text:p>
          </table:table-cell>
          <table:table-cell office:value-type="string" table:style-name="ce6">
            <text:p>23 ¿(…) tiene teléfono celular activa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23_1</text:p>
          </table:table-cell>
          <table:table-cell office:value-type="string" table:style-name="ce6">
            <text:p>23.1 Cuá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0</text:p>
          </table:table-cell>
          <table:table-cell office:value-type="string" table:style-name="ce6">
            <text:p>0. <text:s/>cód. Per. Inf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</text:p>
          </table:table-cell>
          <table:table-cell office:value-type="string" table:style-name="ce6">
            <text:p>1. <text:s/>¿Qué hizo (…) la semana pasad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</text:p>
          </table:table-cell>
          <table:table-cell office:value-type="string" table:style-name="ce6">
            <text:p>2. <text:s/>¿Realizó (…) la semana pasada alguna actividad dentro o fuera de su casa p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3</text:p>
          </table:table-cell>
          <table:table-cell office:value-type="string" table:style-name="ce6">
            <text:p>3. <text:s/>¿Aunque (…) no haya trabajado la semana pasada, tiene algún trabajo o negoc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4_1</text:p>
          </table:table-cell>
          <table:table-cell office:value-type="string" table:style-name="ce6">
            <text:p>4.1 ¿Por qué razón (…) no trabajó la semana pasa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5_1</text:p>
          </table:table-cell>
          <table:table-cell office:value-type="string" table:style-name="ce6">
            <text:p>5.1 ¿Durante las últimas cuatro semanas (…) hizo alguna gestión para buscar 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6</text:p>
          </table:table-cell>
          <table:table-cell office:value-type="string" table:style-name="ce6">
            <text:p>6. <text:s/>¿Hace cuánto tiempo busca trabajo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7</text:p>
          </table:table-cell>
          <table:table-cell office:value-type="string" table:style-name="ce6">
            <text:p>7. <text:s/>¿Por qué razón no buscó trabajo (…)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8</text:p>
          </table:table-cell>
          <table:table-cell office:value-type="string" table:style-name="ce6">
            <text:p>8. <text:s/>¿(…) está disponible para trabaj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9_1</text:p>
          </table:table-cell>
          <table:table-cell office:value-type="string" table:style-name="ce6">
            <text:p>9.1 ¿(…)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0_2</text:p>
          </table:table-cell>
          <table:table-cell office:value-type="string" table:style-name="ce6">
            <text:p>10. ¿A qué se dedica principalmente la empresa, negocio, establecimiento, inst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1_2</text:p>
          </table:table-cell>
          <table:table-cell office:value-type="string" table:style-name="ce6">
            <text:p>11. ¿En relación a su ocupación, qué trabajo realiza(ba) (…)? <text:s/>Uso INE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2</text:p>
          </table:table-cell>
          <table:table-cell office:value-type="string" table:style-name="ce6">
            <text:p>12. <text:s/>En el lugar indicado (…) trabaja o trabajó com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3</text:p>
          </table:table-cell>
          <table:table-cell office:value-type="string" table:style-name="ce6">
            <text:p>13. <text:s/>¿En cuál de los siguientes sitios o lugares trabaja (…)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4</text:p>
          </table:table-cell>
          <table:table-cell office:value-type="string" table:style-name="ce6">
            <text:p>14. <text:s/>¿Cuántos trabajos tuvo (…) en la semana pasa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5</text:p>
          </table:table-cell>
          <table:table-cell office:value-type="string" table:style-name="ce6">
            <text:p>15. <text:s/>En el mes de ………. ¿cuál fue el monto en dinero que recibió (…) por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6_1</text:p>
          </table:table-cell>
          <table:table-cell office:value-type="string" table:style-name="ce6">
            <text:p>16.1 En el mes de ……… ¿retiró de su negocio o tomó de lo que produce o vende, b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6_2</text:p>
          </table:table-cell>
          <table:table-cell office:value-type="string" table:style-name="ce6">
            <text:p>16.2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7</text:p>
          </table:table-cell>
          <table:table-cell office:value-type="string" table:style-name="ce6">
            <text:p>17. <text:s/>En el mes de ……… ¿cuánto gastó para el funcionamiento de su negocio en: c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8</text:p>
          </table:table-cell>
          <table:table-cell office:value-type="string" table:style-name="ce6">
            <text:p>18. <text:s/>En el mes de ………. en su ocupación como (…) ¿cuánto dinero líquido recibió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19</text:p>
          </table:table-cell>
          <table:table-cell office:value-type="string" table:style-name="ce6">
            <text:p>19. <text:s/>En el mes de …….. ¿cuánto le descontaron en total por las aportaciones al 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0_1</text:p>
          </table:table-cell>
          <table:table-cell office:value-type="string" table:style-name="ce6">
            <text:p>20.1 En el mes de …….., además de su ingreso monetario ¿recibió por su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0_2</text:p>
          </table:table-cell>
          <table:table-cell office:value-type="string" table:style-name="ce6">
            <text:p>20.2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1</text:p>
          </table:table-cell>
          <table:table-cell office:value-type="string" table:style-name="ce6">
            <text:p>21. <text:s/>En su (s) otra (s) ocupación (es), ¿cuál fue su ingreso monetario total, y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2_1</text:p>
          </table:table-cell>
          <table:table-cell office:value-type="string" table:style-name="ce6">
            <text:p>22.1 En su (s) otra (s) ocupación (es) ¿recibió por su trabajo pag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2_2</text:p>
          </table:table-cell>
          <table:table-cell office:value-type="string" table:style-name="ce6">
            <text:p>22.2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3_1</text:p>
          </table:table-cell>
          <table:table-cell office:value-type="string" table:style-name="ce6">
            <text:p>23.1 ¿Recibió en el mes de ………. ingresos por concepto de intereses por: cu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3_2</text:p>
          </table:table-cell>
          <table:table-cell office:value-type="string" table:style-name="ce6">
            <text:p>23.2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4_1</text:p>
          </table:table-cell>
          <table:table-cell office:value-type="string" table:style-name="ce6">
            <text:p>24.1 ¿Recibió en el mes de ………….. ingresos por concepto de pensión por: jubila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4_2</text:p>
          </table:table-cell>
          <table:table-cell office:value-type="string" table:style-name="ce6">
            <text:p>24.2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5_1</text:p>
          </table:table-cell>
          <table:table-cell office:value-type="string" table:style-name="ce6">
            <text:p>25.1 ¿Recibió en el mes de ………… dinero o especies por regalos o donaciones de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5_2</text:p>
          </table:table-cell>
          <table:table-cell office:value-type="string" table:style-name="ce6">
            <text:p>25.2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6_1</text:p>
          </table:table-cell>
          <table:table-cell office:value-type="string" table:style-name="ce6">
            <text:p>26.1 ¿Recibió en el mes de …………... dinero o especies enviado por parte de fam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6_2</text:p>
          </table:table-cell>
          <table:table-cell office:value-type="string" table:style-name="ce6">
            <text:p>26.2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7</text:p>
          </table:table-cell>
          <table:table-cell office:value-type="string" table:style-name="ce6">
            <text:p>27. <text:s/>¿Recibe el Bono de desarrollo human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8_1</text:p>
          </table:table-cell>
          <table:table-cell office:value-type="string" table:style-name="ce6">
            <text:p>28.1 ¿Cuánto recibió en el mes de ………. por el BONO DE DESARROLLO HUMANO?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8_2</text:p>
          </table:table-cell>
          <table:table-cell office:value-type="string" table:style-name="ce6">
            <text:p>28.2 De Cuántos mes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29</text:p>
          </table:table-cell>
          <table:table-cell office:value-type="string" table:style-name="ce6">
            <text:p>29. <text:s/>¿Recibe el Bono por el cuidado brindado a una persona discapacitada del ho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30_1</text:p>
          </table:table-cell>
          <table:table-cell office:value-type="string" table:style-name="ce6">
            <text:p>30.1 ¿Cuánto recibió en el mes de ……….. por el Bono de discapacidad Joaquín G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3_30_2</text:p>
          </table:table-cell>
          <table:table-cell office:value-type="string" table:style-name="ce6">
            <text:p>30.2 De Cuántos mes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</text:p>
          </table:table-cell>
          <table:table-cell office:value-type="string" table:style-name="ce6">
            <text:p>1. <text:s/>(…) Para tratar sus problemas de salud, acude o acudiría principalmente 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</text:p>
          </table:table-cell>
          <table:table-cell office:value-type="string" table:style-name="ce6">
            <text:p>2. <text:s/>(…) en los últimos 30 días (de…a…) tuvo alguna enfermedad, accidente, quem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</text:p>
          </table:table-cell>
          <table:table-cell office:value-type="string" table:style-name="ce6">
            <text:p>3. <text:s/>¿Cuál fue la enfermedad, malestar o accidente más grave que tuvo (…) en 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</text:p>
          </table:table-cell>
          <table:table-cell office:value-type="string" table:style-name="ce6">
            <text:p>4. <text:s/>¿Hace cuánto tiempo ocurrió el (la) (problema de salud) de (…) por primera 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_1</text:p>
          </table:table-cell>
          <table:table-cell office:value-type="string" table:style-name="ce6">
            <text:p>4.1 Cuá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</text:p>
          </table:table-cell>
          <table:table-cell office:value-type="string" table:style-name="ce6">
            <text:p>5. <text:s/>En los últimos 30 días, (…) ¿cuántos días ha estado con el (la)…(problemas 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</text:p>
          </table:table-cell>
          <table:table-cell office:value-type="string" table:style-name="ce6">
            <text:p>6. <text:s/>(…) qué hizo como primera acción para solucionar el (la) (problema de salud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7</text:p>
          </table:table-cell>
          <table:table-cell office:value-type="string" table:style-name="ce6">
            <text:p>7. <text:s/>¿Cuál fue el motivo por el que (…) no hizo nada para resolver el (proble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8</text:p>
          </table:table-cell>
          <table:table-cell office:value-type="string" table:style-name="ce6">
            <text:p>8. <text:s/>(…) a dónde acudió o quién le atendió por el (problema de salud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9</text:p>
          </table:table-cell>
          <table:table-cell office:value-type="string" table:style-name="ce6">
            <text:p>9. <text:s/>¿Cuál fue el motivo principal por el que (…) eligió ir a ese (establecimien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0_1</text:p>
          </table:table-cell>
          <table:table-cell office:value-type="string" table:style-name="ce6">
            <text:p>10.1 ¿Cuánto tiempo le tomó (…) llegar al….. (establecimiento o proveedor de 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0_2</text:p>
          </table:table-cell>
          <table:table-cell office:value-type="string" table:style-name="ce6">
            <text:p>10.2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0_3</text:p>
          </table:table-cell>
          <table:table-cell office:value-type="string" table:style-name="ce6">
            <text:p>10.3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1</text:p>
          </table:table-cell>
          <table:table-cell office:value-type="string" table:style-name="ce6">
            <text:p>11. <text:s/>En total, ¿cuánto gastó en transporte para llegar al …(establecimiento o p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2_1</text:p>
          </table:table-cell>
          <table:table-cell office:value-type="string" table:style-name="ce6">
            <text:p>12.1 Una vez que (…) llegó al (establecimiento o proveedor de servicios de sal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2_2</text:p>
          </table:table-cell>
          <table:table-cell office:value-type="string" table:style-name="ce6">
            <text:p>12.2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2_3</text:p>
          </table:table-cell>
          <table:table-cell office:value-type="string" table:style-name="ce6">
            <text:p>12.3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3</text:p>
          </table:table-cell>
          <table:table-cell office:value-type="string" table:style-name="ce6">
            <text:p>13. <text:s/>Cuando (…) llegó al (establecimiento o proveedor de salud ) ¿quién le aten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4</text:p>
          </table:table-cell>
          <table:table-cell office:value-type="string" table:style-name="ce6">
            <text:p>14. <text:s/>(…)¿qué atención o servicio de salud recibió principalmente en el (estable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5</text:p>
          </table:table-cell>
          <table:table-cell office:value-type="string" table:style-name="ce6">
            <text:p>15. <text:s/>¿Por el problema de salud que tuvo (…) gastó en consultas, medicamentos, 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6</text:p>
          </table:table-cell>
          <table:table-cell office:value-type="string" table:style-name="ce6">
            <text:p>16. <text:s/>¿Por el o los gasto(s) que tuvo (…) en el establecimiento o proveedor de 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6_1</text:p>
          </table:table-cell>
          <table:table-cell office:value-type="string" table:style-name="ce6">
            <text:p>16.1 Seguro/otro-¿Por el o los gasto(s) que tuvo (…) en el establecimiento o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6_2</text:p>
          </table:table-cell>
          <table:table-cell office:value-type="string" table:style-name="ce6">
            <text:p>16.2 Persona-¿Por el o los gasto(s) que tuvo (…) en el establecimiento o prov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7</text:p>
          </table:table-cell>
          <table:table-cell office:value-type="string" table:style-name="ce6">
            <text:p>17. <text:s/>(...)¿compró medicamentos fuera del establecimiento o proveedor de salud 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7_1</text:p>
          </table:table-cell>
          <table:table-cell office:value-type="string" table:style-name="ce6">
            <text:p>17.1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8</text:p>
          </table:table-cell>
          <table:table-cell office:value-type="string" table:style-name="ce6">
            <text:p>18. <text:s/>(...)¿tuvo que realizarse exámenes de laboratorio fuera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8_1</text:p>
          </table:table-cell>
          <table:table-cell office:value-type="string" table:style-name="ce6">
            <text:p>18.1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9</text:p>
          </table:table-cell>
          <table:table-cell office:value-type="string" table:style-name="ce6">
            <text:p>19. <text:s/>(…)¿realizó algún otro pago por radiografía, tomografía, mamografía, en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19_1</text:p>
          </table:table-cell>
          <table:table-cell office:value-type="string" table:style-name="ce6">
            <text:p>19.1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0</text:p>
          </table:table-cell>
          <table:table-cell office:value-type="string" table:style-name="ce6">
            <text:p>20. <text:s/>¿Quién le atendió (…) la última vez, por su problema de salud en la cas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1</text:p>
          </table:table-cell>
          <table:table-cell office:value-type="string" table:style-name="ce6">
            <text:p>21. <text:s/>¿Cuánto pagó por la atención que recibióen su casa la última vez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2</text:p>
          </table:table-cell>
          <table:table-cell office:value-type="string" table:style-name="ce6">
            <text:p>22. <text:s/>(…)¿compró medicinas, preparados u otros medicamentos o remedios o pagó 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2_1</text:p>
          </table:table-cell>
          <table:table-cell office:value-type="string" table:style-name="ce6">
            <text:p>22.1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3</text:p>
          </table:table-cell>
          <table:table-cell office:value-type="string" table:style-name="ce6">
            <text:p>23. <text:s/>¿Por medio de quién o de dónde obtuvo la información acerca de estos med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4</text:p>
          </table:table-cell>
          <table:table-cell office:value-type="string" table:style-name="ce6">
            <text:p>24. <text:s/>¿Dónde obtuvo las medicinas, remedios u otros medicamentos que utilizó pa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5</text:p>
          </table:table-cell>
          <table:table-cell office:value-type="string" table:style-name="ce6">
            <text:p>25. <text:s/>¿Cuánto pagó por las medicinas, remedios u otros medicamentos que utilizó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6</text:p>
          </table:table-cell>
          <table:table-cell office:value-type="string" table:style-name="ce6">
            <text:p>26. <text:s/>¿Con la primera acción que (……) hizo, se resolvió o se curó del [la] ….. (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7</text:p>
          </table:table-cell>
          <table:table-cell office:value-type="string" table:style-name="ce6">
            <text:p>27. <text:s/>¿Qué otra acción hiz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8</text:p>
          </table:table-cell>
          <table:table-cell office:value-type="string" table:style-name="ce6">
            <text:p>28. <text:s/>¿Cuál fue el motivo por el que (…) no hizo nada para resolver el …..(p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29</text:p>
          </table:table-cell>
          <table:table-cell office:value-type="string" table:style-name="ce6">
            <text:p>29. <text:s/>(…)dónde estuvo hospitaliza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0_1</text:p>
          </table:table-cell>
          <table:table-cell office:value-type="string" table:style-name="ce6">
            <text:p>30.1 ¿Cuánto tiempo estuvo hospitalizado?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0_2</text:p>
          </table:table-cell>
          <table:table-cell office:value-type="string" table:style-name="ce6">
            <text:p>30.2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0_3</text:p>
          </table:table-cell>
          <table:table-cell office:value-type="string" table:style-name="ce6">
            <text:p>30.3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1</text:p>
          </table:table-cell>
          <table:table-cell office:value-type="string" table:style-name="ce6">
            <text:p>31. <text:s/>¿Gastó (…) por la hospitalización, (incluye medicamentos, exámenes de lab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2</text:p>
          </table:table-cell>
          <table:table-cell office:value-type="string" table:style-name="ce6">
            <text:p>32. <text:s/>¿Por el o los gasto(s) que tuvo (…) en hospitalización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2_1</text:p>
          </table:table-cell>
          <table:table-cell office:value-type="string" table:style-name="ce6">
            <text:p>32.1 Persona-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2_2</text:p>
          </table:table-cell>
          <table:table-cell office:value-type="string" table:style-name="ce6">
            <text:p>32.2 Seguro/otro -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3</text:p>
          </table:table-cell>
          <table:table-cell office:value-type="string" table:style-name="ce6">
            <text:p>33. <text:s/>¿Cómo obtuvo el dinero para pagar los gastos de hospitalizaci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4</text:p>
          </table:table-cell>
          <table:table-cell office:value-type="string" table:style-name="ce6">
            <text:p>34. <text:s/>Cuando (...) estuvo hospitalizado, ¿compró medicamentos fuera del (estab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4_1</text:p>
          </table:table-cell>
          <table:table-cell office:value-type="string" table:style-name="ce6">
            <text:p>34.1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5</text:p>
          </table:table-cell>
          <table:table-cell office:value-type="string" table:style-name="ce6">
            <text:p>35. <text:s/>Cuando (...) estuvo hospitalizado, ¿se hizo exámenes de laboratorio fu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5_1</text:p>
          </table:table-cell>
          <table:table-cell office:value-type="string" table:style-name="ce6">
            <text:p>35.1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6</text:p>
          </table:table-cell>
          <table:table-cell office:value-type="string" table:style-name="ce6">
            <text:p>36. <text:s/>Cuando (...) estuvo hospitalizado, ¿se hizo radiografía, tomografía, mam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6_1</text:p>
          </table:table-cell>
          <table:table-cell office:value-type="string" table:style-name="ce6">
            <text:p>36.1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7</text:p>
          </table:table-cell>
          <table:table-cell office:value-type="string" table:style-name="ce6">
            <text:p>37. <text:s/>¿Finalmente se resolvió el problema de salud (enfermedad o accidente) que 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8</text:p>
          </table:table-cell>
          <table:table-cell office:value-type="string" table:style-name="ce6">
            <text:p>38. <text:s/>¿Qué otra acción hizo (…) principalm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39</text:p>
          </table:table-cell>
          <table:table-cell office:value-type="string" table:style-name="ce6">
            <text:p>39. <text:s/>¿Cuántas veces más (…) se trató por el/la (problema de salud) que tuvo d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0</text:p>
          </table:table-cell>
          <table:table-cell office:value-type="string" table:style-name="ce6">
            <text:p>40. <text:s/>¿Cuánto más gastó en tot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1</text:p>
          </table:table-cell>
          <table:table-cell office:value-type="string" table:style-name="ce6">
            <text:p>41. <text:s/>¿(…)se hizo chequear por un médico psicólogo, dentista, curandero, boticar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2</text:p>
          </table:table-cell>
          <table:table-cell office:value-type="string" table:style-name="ce6">
            <text:p>42. <text:s/>(…)¿a dónde acudió para hacerse el chequeo o control de su salud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3</text:p>
          </table:table-cell>
          <table:table-cell office:value-type="string" table:style-name="ce6">
            <text:p>43. <text:s/>¿Cuál fue el motivo por el que (…) eligió ir a ese (establecimiento o prov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4_1</text:p>
          </table:table-cell>
          <table:table-cell office:value-type="string" table:style-name="ce6">
            <text:p>44.1 Cuánto tiempo le tomó (…) llegar al….. (establecimiento o proveedor de s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4_2</text:p>
          </table:table-cell>
          <table:table-cell office:value-type="string" table:style-name="ce6">
            <text:p>44.2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4_3</text:p>
          </table:table-cell>
          <table:table-cell office:value-type="string" table:style-name="ce6">
            <text:p>44.3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5</text:p>
          </table:table-cell>
          <table:table-cell office:value-type="string" table:style-name="ce6">
            <text:p>45. <text:s/>En total, ¿cuánto gastó (…) en transporte para llegar al ..(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6_1</text:p>
          </table:table-cell>
          <table:table-cell office:value-type="string" table:style-name="ce6">
            <text:p>46.1 Una vez que (…) llegó al …(establecimiento o proveedor de servicios de s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6_2</text:p>
          </table:table-cell>
          <table:table-cell office:value-type="string" table:style-name="ce6">
            <text:p>46.2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7</text:p>
          </table:table-cell>
          <table:table-cell office:value-type="string" table:style-name="ce6">
            <text:p>47. <text:s/>Qué atención o servicios de salud recibió principalm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8</text:p>
          </table:table-cell>
          <table:table-cell office:value-type="string" table:style-name="ce6">
            <text:p>48. <text:s/>¿Por el control preventivo que tuvo (…) gastó en consultas, medicamentos, 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9_1</text:p>
          </table:table-cell>
          <table:table-cell office:value-type="string" table:style-name="ce6">
            <text:p>49.1 ¿Por el o los gasto(s) en el control preventivo que tuvo (…) en el est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9_2</text:p>
          </table:table-cell>
          <table:table-cell office:value-type="string" table:style-name="ce6">
            <text:p>49.2 Cuánto Pagó?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49_3</text:p>
          </table:table-cell>
          <table:table-cell office:value-type="string" table:style-name="ce6">
            <text:p>49.3 Cuánto Pagó? Seguro / Ot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0_1</text:p>
          </table:table-cell>
          <table:table-cell office:value-type="string" table:style-name="ce6">
            <text:p>50.1 ¿(...) se realizó exámenes o efectuó otro gasto fuera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0_2</text:p>
          </table:table-cell>
          <table:table-cell office:value-type="string" table:style-name="ce6">
            <text:p>50.2 Cuánto Pag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1</text:p>
          </table:table-cell>
          <table:table-cell office:value-type="string" table:style-name="ce6">
            <text:p>51. <text:s/>¿Cuándo tuvo el (los) problema (s) de salud o se estuvo haciendo chequear (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2</text:p>
          </table:table-cell>
          <table:table-cell office:value-type="string" table:style-name="ce6">
            <text:p>52. <text:s/>¿Cuántos días faltó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3</text:p>
          </table:table-cell>
          <table:table-cell office:value-type="string" table:style-name="ce6">
            <text:p>53. <text:s/>¿Cuánto ingreso perdió (…) por no ir a trabajar en esos dí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4</text:p>
          </table:table-cell>
          <table:table-cell office:value-type="string" table:style-name="ce6">
            <text:p>54. <text:s/>Durante los últimos 12 meses (de...a…), tuvo alguna enfermedad o accid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5</text:p>
          </table:table-cell>
          <table:table-cell office:value-type="string" table:style-name="ce6">
            <text:p>55. <text:s/>¿Cuáles fueron la(s) enfermedad(es), malestar(es) o accidente(s) más grav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6</text:p>
          </table:table-cell>
          <table:table-cell office:value-type="string" table:style-name="ce6">
            <text:p>56. <text:s/>¿Dónde estuvo hospitalizado la última vez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7</text:p>
          </table:table-cell>
          <table:table-cell office:value-type="string" table:style-name="ce6">
            <text:p>57. <text:s/>¿Cuántas veces se ha atendido (…) en los últimos 12 meses por un problema 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8</text:p>
          </table:table-cell>
          <table:table-cell office:value-type="string" table:style-name="ce6">
            <text:p>58. <text:s/>¿Cómo calificaría el estado de salud actual de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59</text:p>
          </table:table-cell>
          <table:table-cell office:value-type="string" table:style-name="ce6">
            <text:p>59. <text:s/>Comparando el estado de salud actual de (…) con el de hace un año ¿diría u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0</text:p>
          </table:table-cell>
          <table:table-cell office:value-type="string" table:style-name="ce6">
            <text:p>60. <text:s/>Tomando en cuenta la última atención médica, si (…) pudiera escoger ¿Regr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1_1</text:p>
          </table:table-cell>
          <table:table-cell office:value-type="string" table:style-name="ce6">
            <text:p>61.1 Por qué NO regresaría: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1_2</text:p>
          </table:table-cell>
          <table:table-cell office:value-type="string" table:style-name="ce6">
            <text:p>61.2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1_3</text:p>
          </table:table-cell>
          <table:table-cell office:value-type="string" table:style-name="ce6">
            <text:p>61.3 Alternativa 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2_1</text:p>
          </table:table-cell>
          <table:table-cell office:value-type="string" table:style-name="ce6">
            <text:p>62.1 Por qué SI regresaría: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2_2</text:p>
          </table:table-cell>
          <table:table-cell office:value-type="string" table:style-name="ce6">
            <text:p>62.2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4_62_3</text:p>
          </table:table-cell>
          <table:table-cell office:value-type="string" table:style-name="ce6">
            <text:p>62.3 Alternativa 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</text:p>
          </table:table-cell>
          <table:table-cell office:value-type="string" table:style-name="ce6">
            <text:p>1. <text:s/>Regist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</text:p>
          </table:table-cell>
          <table:table-cell office:value-type="string" table:style-name="ce6">
            <text:p>2. <text:s/>(…)actualmente o en los últimos 12 meses ( de……...al ……….) ha estado embara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</text:p>
          </table:table-cell>
          <table:table-cell office:value-type="string" table:style-name="ce6">
            <text:p>3. <text:s/>Durante los últimos 12 meses, ¿cuántas veces (...) se hizo el control del e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4</text:p>
          </table:table-cell>
          <table:table-cell office:value-type="string" table:style-name="ce6">
            <text:p>4.1 ¿Cuál fue la razón por la que (…) no se hizo el control del embara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5</text:p>
          </table:table-cell>
          <table:table-cell office:value-type="string" table:style-name="ce6">
            <text:p>5.1 (...) a dónde acudió o quién le atendió la última vez que se realizó el c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6</text:p>
          </table:table-cell>
          <table:table-cell office:value-type="string" table:style-name="ce6">
            <text:p>6. <text:s/>¿Cuál fue el motivo principal por el que (..) eligió el.. (establecimiento 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7_1</text:p>
          </table:table-cell>
          <table:table-cell office:value-type="string" table:style-name="ce6">
            <text:p>7.1 ¿Cuánto tiempo le tomó (….) llegar al …….(establecimiento o proveedor de 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7_2</text:p>
          </table:table-cell>
          <table:table-cell office:value-type="string" table:style-name="ce6">
            <text:p>7.2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7_3</text:p>
          </table:table-cell>
          <table:table-cell office:value-type="string" table:style-name="ce6">
            <text:p>7.3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8</text:p>
          </table:table-cell>
          <table:table-cell office:value-type="string" table:style-name="ce6">
            <text:p>8. <text:s/>En total, ¿cuánto gasto en transporte para llegar al…..(establecimiento o p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9_1</text:p>
          </table:table-cell>
          <table:table-cell office:value-type="string" table:style-name="ce6">
            <text:p>9.1 Una vez que (…..) llegó al ....(establecimiento o proveedor de servicio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9_2</text:p>
          </table:table-cell>
          <table:table-cell office:value-type="string" table:style-name="ce6">
            <text:p>9.2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0</text:p>
          </table:table-cell>
          <table:table-cell office:value-type="string" table:style-name="ce6">
            <text:p>10. <text:s/>(…)cuánto ha gastado en total por su embarazo en consultas, medicinas exám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1</text:p>
          </table:table-cell>
          <table:table-cell office:value-type="string" table:style-name="ce6">
            <text:p>11. <text:s/>¿Cuando asistía o asiste a los controles prenatales (……) faltó o dejó de t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2</text:p>
          </table:table-cell>
          <table:table-cell office:value-type="string" table:style-name="ce6">
            <text:p>12. <text:s/>¿Cuántos días en total faltó (…) al trabaj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3</text:p>
          </table:table-cell>
          <table:table-cell office:value-type="string" table:style-name="ce6">
            <text:p>13. <text:s/>Cuánto ingreso perdió (...) por no ir a trabajar en esos dí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4</text:p>
          </table:table-cell>
          <table:table-cell office:value-type="string" table:style-name="ce6">
            <text:p>14. <text:s/>En los últimos 12 meses (...) tuvo algún 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5</text:p>
          </table:table-cell>
          <table:table-cell office:value-type="string" table:style-name="ce6">
            <text:p>15.1 (…) a dónde acudió o quién le atendió el 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6</text:p>
          </table:table-cell>
          <table:table-cell office:value-type="string" table:style-name="ce6">
            <text:p>16.1 (…) porqué no acudió a un establecimiento de salud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7</text:p>
          </table:table-cell>
          <table:table-cell office:value-type="string" table:style-name="ce6">
            <text:p>17.1 ¿Cuál fue el motivo por el que (…) eligió ir a ese ….. (establecimiento 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8_1</text:p>
          </table:table-cell>
          <table:table-cell office:value-type="string" table:style-name="ce6">
            <text:p>18.1 ¿Cuánto tiempo le tomó (...) llegar al (establecimiento o proveedor de s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8_2</text:p>
          </table:table-cell>
          <table:table-cell office:value-type="string" table:style-name="ce6">
            <text:p>18.2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19</text:p>
          </table:table-cell>
          <table:table-cell office:value-type="string" table:style-name="ce6">
            <text:p>19. <text:s/>En total, ¿cuánto gastó en transporte para llegar al (establecimiento o p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0_1</text:p>
          </table:table-cell>
          <table:table-cell office:value-type="string" table:style-name="ce6">
            <text:p>20.1 Una vez que (…) llegó al …(establecimiento o proveedor de servicios de s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0_2</text:p>
          </table:table-cell>
          <table:table-cell office:value-type="string" table:style-name="ce6">
            <text:p>20.2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1</text:p>
          </table:table-cell>
          <table:table-cell office:value-type="string" table:style-name="ce6">
            <text:p>21. <text:s/>¿Cuánto gastó (...) en el 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2</text:p>
          </table:table-cell>
          <table:table-cell office:value-type="string" table:style-name="ce6">
            <text:p>22. <text:s/>¿Cuando (……) dio a luz, faltó o dejó de trabaja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3</text:p>
          </table:table-cell>
          <table:table-cell office:value-type="string" table:style-name="ce6">
            <text:p>23. <text:s/>¿Cuántos días en total faltó (…) al trabaj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4</text:p>
          </table:table-cell>
          <table:table-cell office:value-type="string" table:style-name="ce6">
            <text:p>24. <text:s/>Cuánto ingreso perdió (...) por no ir a trabajar en esos dí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5</text:p>
          </table:table-cell>
          <table:table-cell office:value-type="string" table:style-name="ce6">
            <text:p>25. <text:s/>Se hizo control postparto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6</text:p>
          </table:table-cell>
          <table:table-cell office:value-type="string" table:style-name="ce6">
            <text:p>26. <text:s/>¿Cuánto tiempo después del parto (……), se hizo el primer control post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7</text:p>
          </table:table-cell>
          <table:table-cell office:value-type="string" table:style-name="ce6">
            <text:p>27.1 ¿En qué lugar tuvo el control de post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8</text:p>
          </table:table-cell>
          <table:table-cell office:value-type="string" table:style-name="ce6">
            <text:p>28.1 ¿Cuál fue el motivo por el que (…) eligió ir a ese …….. (establecimiento 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9_1</text:p>
          </table:table-cell>
          <table:table-cell office:value-type="string" table:style-name="ce6">
            <text:p>29.1 ¿Cuánto tiempo le tomó (...) llegar al (establecimiento o proveedor de s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9_2</text:p>
          </table:table-cell>
          <table:table-cell office:value-type="string" table:style-name="ce6">
            <text:p>29.2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29_3</text:p>
          </table:table-cell>
          <table:table-cell office:value-type="string" table:style-name="ce6">
            <text:p>29.3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0</text:p>
          </table:table-cell>
          <table:table-cell office:value-type="string" table:style-name="ce6">
            <text:p>30. <text:s/>En total, ¿cuánto gastó en transporte para llegar al (establecimiento o p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1_1</text:p>
          </table:table-cell>
          <table:table-cell office:value-type="string" table:style-name="ce6">
            <text:p>31.1 Una vez que (…) llegó al …(establecimiento o proveedor de servicios de s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1_2</text:p>
          </table:table-cell>
          <table:table-cell office:value-type="string" table:style-name="ce6">
            <text:p>31.2 Minu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2</text:p>
          </table:table-cell>
          <table:table-cell office:value-type="string" table:style-name="ce6">
            <text:p>32. <text:s/>(…) cuánto pago por la atención, medicinas, exámenes de laboratorio, etc.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3</text:p>
          </table:table-cell>
          <table:table-cell office:value-type="string" table:style-name="ce6">
            <text:p>33. <text:s/>¿Cuando asistía o asiste a los controles postparto (……), faltó o dejó de t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4</text:p>
          </table:table-cell>
          <table:table-cell office:value-type="string" table:style-name="ce6">
            <text:p>34. <text:s/>¿Cuántos días en total faltó (…) al trabaj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5_35</text:p>
          </table:table-cell>
          <table:table-cell office:value-type="string" table:style-name="ce6">
            <text:p>35. <text:s/>¿Cuánto ingreso perdió (...) por no ir a trabajar en esos dí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0_1</text:p>
          </table:table-cell>
          <table:table-cell office:value-type="string" table:style-name="ce6">
            <text:p>0.1 ¿tiene (…) cédula de identidad o ciudadanía ecuatorian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1</text:p>
          </table:table-cell>
          <table:table-cell office:value-type="string" table:style-name="ce6">
            <text:p>1. <text:s/>Señor/a encuestador/a registre si realizó la medición del peso y la talla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2_1</text:p>
          </table:table-cell>
          <table:table-cell office:value-type="string" table:style-name="ce6">
            <text:p>2.1 ¿en que fecha nació (…)?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2_2</text:p>
          </table:table-cell>
          <table:table-cell office:value-type="string" table:style-name="ce6">
            <text:p>2.2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2_3</text:p>
          </table:table-cell>
          <table:table-cell office:value-type="string" table:style-name="ce6">
            <text:p>2.3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3_1</text:p>
          </table:table-cell>
          <table:table-cell office:value-type="string" table:style-name="ce6">
            <text:p>3.1 registre la fecha de la Medición de (…)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3_2</text:p>
          </table:table-cell>
          <table:table-cell office:value-type="string" table:style-name="ce6">
            <text:p>3.2 registre la fecha de la Medición de (…)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3_3</text:p>
          </table:table-cell>
          <table:table-cell office:value-type="string" table:style-name="ce6">
            <text:p>3.3 registre la fecha de la Medición de (…): <text:s/>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4_1</text:p>
          </table:table-cell>
          <table:table-cell office:value-type="string" table:style-name="ce6">
            <text:p>4.1 El peso 1 de (…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4_2</text:p>
          </table:table-cell>
          <table:table-cell office:value-type="string" table:style-name="ce6">
            <text:p>4.2 peso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4_3</text:p>
          </table:table-cell>
          <table:table-cell office:value-type="string" table:style-name="ce6">
            <text:p>4.3 peso 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5_1</text:p>
          </table:table-cell>
          <table:table-cell office:value-type="string" table:style-name="ce6">
            <text:p>5.1 La longitud 1 de (…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5_2</text:p>
          </table:table-cell>
          <table:table-cell office:value-type="string" table:style-name="ce6">
            <text:p>5.2 longitud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5_3</text:p>
          </table:table-cell>
          <table:table-cell office:value-type="string" table:style-name="ce6">
            <text:p>5.3 longitud 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6_1</text:p>
          </table:table-cell>
          <table:table-cell office:value-type="string" table:style-name="ce6">
            <text:p>6.1 La talla 1 de (…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6_2</text:p>
          </table:table-cell>
          <table:table-cell office:value-type="string" table:style-name="ce6">
            <text:p>6.2 tall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6_3</text:p>
          </table:table-cell>
          <table:table-cell office:value-type="string" table:style-name="ce6">
            <text:p>6.3 talla 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7_1</text:p>
          </table:table-cell>
          <table:table-cell office:value-type="string" table:style-name="ce6">
            <text:p>7.1 Registre la razón por la que no pudo tomar el peso y la longitud/talla de (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</text:p>
          </table:table-cell>
          <table:table-cell office:value-type="string" table:style-name="ce6">
            <text:p>region <text:s text:c="4"/>Reg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</text:p>
          </table:table-cell>
          <table:table-cell office:value-type="string" table:style-name="ce6">
            <text:p>etnia <text:s text:c="5"/>Identificación ét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ado_civil</text:p>
          </table:table-cell>
          <table:table-cell office:value-type="string" table:style-name="ce6">
            <text:p>Estado civíl o conyug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dias</text:p>
          </table:table-cell>
          <table:table-cell office:value-type="string" table:style-name="ce6">
            <text:p>Edad en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anios</text:p>
          </table:table-cell>
          <table:table-cell office:value-type="string" table:style-name="ce6">
            <text:p>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meses</text:p>
          </table:table-cell>
          <table:table-cell office:value-type="string" table:style-name="ce6">
            <text:p>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meses</text:p>
          </table:table-cell>
          <table:table-cell office:value-type="string" table:style-name="ce6">
            <text:p>Grupo de 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anios</text:p>
          </table:table-cell>
          <table:table-cell office:value-type="string" table:style-name="ce6">
            <text:p>Grupo de 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</text:p>
          </table:table-cell>
          <table:table-cell office:value-type="string" table:style-name="ce6">
            <text:p>nivins <text:s text:c="4"/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cronica</text:p>
          </table:table-cell>
          <table:table-cell office:value-type="string" table:style-name="ce6">
            <text:p>Desnutrición crónica menores de 5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global</text:p>
          </table:table-cell>
          <table:table-cell office:value-type="string" table:style-name="ce6">
            <text:p>Desnutrición global menores de 5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guda</text:p>
          </table:table-cell>
          <table:table-cell office:value-type="string" table:style-name="ce6">
            <text:p>Desnutrición aguda menores de 5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cronica_2</text:p>
          </table:table-cell>
          <table:table-cell office:value-type="string" table:style-name="ce6">
            <text:p>Desnutrición crónica menores de 2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global_2</text:p>
          </table:table-cell>
          <table:table-cell office:value-type="string" table:style-name="ce6">
            <text:p>Desnutrición global menores de 2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guda_2</text:p>
          </table:table-cell>
          <table:table-cell office:value-type="string" table:style-name="ce6">
            <text:p>Desnutrición aguda menores de 2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sp5_11</text:p>
          </table:table-cell>
          <table:table-cell office:value-type="string" table:style-name="ce6">
            <text:p>Sobrepeso de 5 a 11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obes5_11</text:p>
          </table:table-cell>
          <table:table-cell office:value-type="string" table:style-name="ce6">
            <text:p>Obesidad de 5 a 11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spob5_11</text:p>
          </table:table-cell>
          <table:table-cell office:value-type="string" table:style-name="ce6">
            <text:p>Sobrepeso y Obesidad de 5 a 11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delg5_11</text:p>
          </table:table-cell>
          <table:table-cell office:value-type="string" table:style-name="ce6">
            <text:p>Delgadez de 5 a 11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sp12_19</text:p>
          </table:table-cell>
          <table:table-cell office:value-type="string" table:style-name="ce6">
            <text:p>Sobrepeso de 12 a 1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obes12_19</text:p>
          </table:table-cell>
          <table:table-cell office:value-type="string" table:style-name="ce6">
            <text:p>Obesidad de 12 a 1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spob12_19</text:p>
          </table:table-cell>
          <table:table-cell office:value-type="string" table:style-name="ce6">
            <text:p>Sobrepeso y Obesidad de 12 a 1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delg12_19</text:p>
          </table:table-cell>
          <table:table-cell office:value-type="string" table:style-name="ce6">
            <text:p>Delgadez de 12 a 1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bpeso19_59</text:p>
          </table:table-cell>
          <table:table-cell office:value-type="string" table:style-name="ce6">
            <text:p>Bajo peso en adultos de 19 a 5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norm19_59</text:p>
          </table:table-cell>
          <table:table-cell office:value-type="string" table:style-name="ce6">
            <text:p>Peso Normal en adultos de 19 a 5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speso19_59</text:p>
          </table:table-cell>
          <table:table-cell office:value-type="string" table:style-name="ce6">
            <text:p>Sobrepeso en adultos de 19 a 5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obes19_59</text:p>
          </table:table-cell>
          <table:table-cell office:value-type="string" table:style-name="ce6">
            <text:p>Obesidad en adultos de 19 a 5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spobes19_59</text:p>
          </table:table-cell>
          <table:table-cell office:value-type="string" table:style-name="ce6">
            <text:p>Sobrepeso y obesidad en adultos de 19 a 59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306" table:style-name="ro1">
          <table:table-cell table:number-columns-repeated="16384"/>
        </table:table-row>
      </table:table>
      <table:table table:name="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2_BDD_ENS2018_f1_hoga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1_s1_1</text:p>
          </table:table-cell>
          <table:table-cell office:value-type="string" table:style-name="ce3">
            <text:p>1. <text:s/>Vías de acceso principal a la vivienda?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1_s1_2</text:p>
          </table:table-cell>
          <table:table-cell office:value-type="string" table:style-name="ce3">
            <text:p>2. <text:s/>Tipo de Vivienda: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1_s1_3</text:p>
          </table:table-cell>
          <table:table-cell office:value-type="string" table:style-name="ce3">
            <text:p>3. <text:s/>El material predominante del techo de la vivienda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</text:p>
          </table:table-cell>
          <table:table-cell office:value-type="string" table:style-name="ce6">
            <text:p>4. <text:s/>El material predominante del piso de la vivienda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5</text:p>
          </table:table-cell>
          <table:table-cell office:value-type="string" table:style-name="ce6">
            <text:p>5. <text:s/>El material predominante de las paredes de la vivienda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6_1</text:p>
          </table:table-cell>
          <table:table-cell office:value-type="string" table:style-name="ce6">
            <text:p>6.1 El estado de la vivienda es: <text:s/>a) Tech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6_2</text:p>
          </table:table-cell>
          <table:table-cell office:value-type="string" table:style-name="ce6">
            <text:p>6.2 El estado de la vivienda es: b)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6_3</text:p>
          </table:table-cell>
          <table:table-cell office:value-type="string" table:style-name="ce6">
            <text:p>6.3 El estado de la vivienda es: c)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7</text:p>
          </table:table-cell>
          <table:table-cell office:value-type="string" table:style-name="ce6">
            <text:p>7. <text:s/>¿De cuántos cuartos dispone este hogar, sin incluir cuartos de cocina, b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8</text:p>
          </table:table-cell>
          <table:table-cell office:value-type="string" table:style-name="ce6">
            <text:p>8. <text:s/>¿De estos cuartos, cuántos utiliza este hogar en forma exclusiva para dorm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9</text:p>
          </table:table-cell>
          <table:table-cell office:value-type="string" table:style-name="ce6">
            <text:p>9. <text:s/>Este hogar cocina principalmente c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0</text:p>
          </table:table-cell>
          <table:table-cell office:value-type="string" table:style-name="ce6">
            <text:p>10. <text:s/>¿Con qué tipo de alumbrado cuenta principalmente este hoga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1</text:p>
          </table:table-cell>
          <table:table-cell office:value-type="string" table:style-name="ce6">
            <text:p>11. <text:s/>¿Cómo elimina este hogar la mayor parte de la basur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2</text:p>
          </table:table-cell>
          <table:table-cell office:value-type="string" table:style-name="ce6">
            <text:p>12. <text:s/>¿El servicio de ducha con que cuenta el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3</text:p>
          </table:table-cell>
          <table:table-cell office:value-type="string" table:style-name="ce6">
            <text:p>13. <text:s/>¿Con qué tipo de Servicio higiénico cuenta el hoga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4</text:p>
          </table:table-cell>
          <table:table-cell office:value-type="string" table:style-name="ce6">
            <text:p>14. <text:s/>¿Los desechos del pozo séptico / pozo ciego terminan en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5</text:p>
          </table:table-cell>
          <table:table-cell office:value-type="string" table:style-name="ce6">
            <text:p>15. <text:s/>¿Con qué tipo de letrina cuenta el hoga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6</text:p>
          </table:table-cell>
          <table:table-cell office:value-type="string" table:style-name="ce6">
            <text:p>16. <text:s/>¿Ha vaciado alguna vez el pozo séptico/ pozo ciego/ letrina que utiliz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7</text:p>
          </table:table-cell>
          <table:table-cell office:value-type="string" table:style-name="ce6">
            <text:p>17. <text:s/>¿Puesto que mencionó que no tiene servicio higiénico; que hacen principalm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8</text:p>
          </table:table-cell>
          <table:table-cell office:value-type="string" table:style-name="ce6">
            <text:p>18. <text:s/>¿Qué tipo de instalación sanitaria cercana y/o prestada utiliza principalm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19</text:p>
          </table:table-cell>
          <table:table-cell office:value-type="string" table:style-name="ce6">
            <text:p>19. <text:s/>¿Comparte usted el servicio higiénico que tiene con otras personas que 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0</text:p>
          </table:table-cell>
          <table:table-cell office:value-type="string" table:style-name="ce6">
            <text:p>20. <text:s/>¿El servicio higiénico con que cuenta el hogar está ubicad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1</text:p>
          </table:table-cell>
          <table:table-cell office:value-type="string" table:style-name="ce6">
            <text:p>21. <text:s/>¿De dónde obtiene el agua principalmente este hoga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2</text:p>
          </table:table-cell>
          <table:table-cell office:value-type="string" table:style-name="ce6">
            <text:p>22. <text:s/>¿Tiene medidor de agu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3</text:p>
          </table:table-cell>
          <table:table-cell office:value-type="string" table:style-name="ce6">
            <text:p>23. <text:s/>¿El agua que obtiene es de la Junta de Agu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4</text:p>
          </table:table-cell>
          <table:table-cell office:value-type="string" table:style-name="ce6">
            <text:p>24. <text:s/>¿El agua que recibe la vivienda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5</text:p>
          </table:table-cell>
          <table:table-cell office:value-type="string" table:style-name="ce6">
            <text:p>25. <text:s/>¿El agua que se usa para beber en este hogar principalmente proviene d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6</text:p>
          </table:table-cell>
          <table:table-cell office:value-type="string" table:style-name="ce6">
            <text:p>26. <text:s/>¿Dónde se encuentra esa fuente de agua para bebe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7</text:p>
          </table:table-cell>
          <table:table-cell office:value-type="string" table:style-name="ce6">
            <text:p>27. <text:s/>¿Cuánto tiempo se demora en llegar a la fuente, obtener agua para beber y 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8</text:p>
          </table:table-cell>
          <table:table-cell office:value-type="string" table:style-name="ce6">
            <text:p>28. <text:s/>¿En las últimas 2 semanas, usted pudo obtener las cantidades necesaria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29</text:p>
          </table:table-cell>
          <table:table-cell office:value-type="string" table:style-name="ce6">
            <text:p>29. <text:s/>¿Usted considera que el agua de la fuente que utiliza para beber, es ap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0</text:p>
          </table:table-cell>
          <table:table-cell office:value-type="string" table:style-name="ce6">
            <text:p>30. <text:s/>¿Principalmente, el agua que beben los miembros del hoga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1</text:p>
          </table:table-cell>
          <table:table-cell office:value-type="string" table:style-name="ce6">
            <text:p>31. <text:s/>¿Puede mostrarme qué lugar usan con mayor frecuencia los miembros del hog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2</text:p>
          </table:table-cell>
          <table:table-cell office:value-type="string" table:style-name="ce6">
            <text:p>32. <text:s/>Señor Encuestador, por favor observe si existe la presencia de agua en el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3_1</text:p>
          </table:table-cell>
          <table:table-cell office:value-type="string" table:style-name="ce6">
            <text:p>33.1 Jabón en barra o líqui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3_2</text:p>
          </table:table-cell>
          <table:table-cell office:value-type="string" table:style-name="ce6">
            <text:p>33.2 Detergente (en polvo/líquido/en pasta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3_3</text:p>
          </table:table-cell>
          <table:table-cell office:value-type="string" table:style-name="ce6">
            <text:p>33.3 Ceniza/barro/are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3_4</text:p>
          </table:table-cell>
          <table:table-cell office:value-type="string" table:style-name="ce6">
            <text:p>33.4 otro, cuá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3_5</text:p>
          </table:table-cell>
          <table:table-cell office:value-type="string" table:style-name="ce6">
            <text:p>33.5 No tie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4</text:p>
          </table:table-cell>
          <table:table-cell office:value-type="string" table:style-name="ce6">
            <text:p>34. <text:s/>Señor Encuestador: Por qué razón no pudo observar el lugar donde se lavan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5</text:p>
          </table:table-cell>
          <table:table-cell office:value-type="string" table:style-name="ce6">
            <text:p>35. <text:s/>¿Existe agua disponible en el lugar donde los miembros del hogar se lavan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6_1</text:p>
          </table:table-cell>
          <table:table-cell office:value-type="string" table:style-name="ce6">
            <text:p>36.1 Jabón (en barra/líquio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6_2</text:p>
          </table:table-cell>
          <table:table-cell office:value-type="string" table:style-name="ce6">
            <text:p>36.2 Detergente (en polvo/líquido/en pasta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6_3</text:p>
          </table:table-cell>
          <table:table-cell office:value-type="string" table:style-name="ce6">
            <text:p>36.3 Ceniza/barro/aren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6_4</text:p>
          </table:table-cell>
          <table:table-cell office:value-type="string" table:style-name="ce6">
            <text:p>36.4 otro, cuá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6_5</text:p>
          </table:table-cell>
          <table:table-cell office:value-type="string" table:style-name="ce6">
            <text:p>36.5 No utiliz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7</text:p>
          </table:table-cell>
          <table:table-cell office:value-type="string" table:style-name="ce6">
            <text:p>37. <text:s/>¿La vivienda que ocupa este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8</text:p>
          </table:table-cell>
          <table:table-cell office:value-type="string" table:style-name="ce6">
            <text:p>38. <text:s/>¿Cuál es el valor que paga mensualmente por el arrien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39</text:p>
          </table:table-cell>
          <table:table-cell office:value-type="string" table:style-name="ce6">
            <text:p>39. <text:s/>¿En el valor que paga por el arriendo, se incluye el pago por el servicio 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0</text:p>
          </table:table-cell>
          <table:table-cell office:value-type="string" table:style-name="ce6">
            <text:p>40. <text:s/>¿En el valor que paga por el arriendo, se incluye el pago por el servicio 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1</text:p>
          </table:table-cell>
          <table:table-cell office:value-type="string" table:style-name="ce6">
            <text:p>41. <text:s/>¿Tiene relación de parentesco con el propietario de la vivien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2</text:p>
          </table:table-cell>
          <table:table-cell office:value-type="string" table:style-name="ce6">
            <text:p>42. <text:s/>¿Tiene este hogar acceso a internet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3</text:p>
          </table:table-cell>
          <table:table-cell office:value-type="string" table:style-name="ce6">
            <text:p>43. <text:s/>¿Tiene este hogar televisión por cabl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1</text:p>
          </table:table-cell>
          <table:table-cell office:value-type="string" table:style-name="ce6">
            <text:p>44.1 ¿Tiene este hogar: Refrigerador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1_1</text:p>
          </table:table-cell>
          <table:table-cell office:value-type="string" table:style-name="ce6">
            <text:p>44.1.1 ¿Cuántos tiene?: Refrigerado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2</text:p>
          </table:table-cell>
          <table:table-cell office:value-type="string" table:style-name="ce6">
            <text:p>44.2 ¿Tiene este hogar: Computador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2_1</text:p>
          </table:table-cell>
          <table:table-cell office:value-type="string" table:style-name="ce6">
            <text:p>44.2.1 ¿Cuántos tiene?: Computado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3</text:p>
          </table:table-cell>
          <table:table-cell office:value-type="string" table:style-name="ce6">
            <text:p>44.3 ¿Tiene este hogar: Lavador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3_1</text:p>
          </table:table-cell>
          <table:table-cell office:value-type="string" table:style-name="ce6">
            <text:p>44.3.1 ¿Cuántos tiene?: Lavado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4</text:p>
          </table:table-cell>
          <table:table-cell office:value-type="string" table:style-name="ce6">
            <text:p>44.4 ¿Tiene este hogar: Licuador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4_1</text:p>
          </table:table-cell>
          <table:table-cell office:value-type="string" table:style-name="ce6">
            <text:p>44.4.1 ¿Cuántos tiene?: Licuado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5</text:p>
          </table:table-cell>
          <table:table-cell office:value-type="string" table:style-name="ce6">
            <text:p>44.5 ¿Tiene este hogar: Horno, Microond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5_1</text:p>
          </table:table-cell>
          <table:table-cell office:value-type="string" table:style-name="ce6">
            <text:p>44.5.1 ¿Cuántos tiene?: Horno, Microon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6</text:p>
          </table:table-cell>
          <table:table-cell office:value-type="string" table:style-name="ce6">
            <text:p>44.6 ¿Tiene este hogar: Planch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6_1</text:p>
          </table:table-cell>
          <table:table-cell office:value-type="string" table:style-name="ce6">
            <text:p>44.6.1 ¿Cuántos tiene?: Planch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7</text:p>
          </table:table-cell>
          <table:table-cell office:value-type="string" table:style-name="ce6">
            <text:p>44.7 ¿Tiene este hogar: Televiso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7_1</text:p>
          </table:table-cell>
          <table:table-cell office:value-type="string" table:style-name="ce6">
            <text:p>44.7.1 ¿Cuántos tiene?: Televis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8</text:p>
          </table:table-cell>
          <table:table-cell office:value-type="string" table:style-name="ce6">
            <text:p>44.8 ¿Tiene este hogar: DVD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8_1</text:p>
          </table:table-cell>
          <table:table-cell office:value-type="string" table:style-name="ce6">
            <text:p>44.8.1 ¿Cuántos tiene?: DV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9</text:p>
          </table:table-cell>
          <table:table-cell office:value-type="string" table:style-name="ce6">
            <text:p>44.9 ¿Tiene este hogar: Calef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9_1</text:p>
          </table:table-cell>
          <table:table-cell office:value-type="string" table:style-name="ce6">
            <text:p>44.9.1 ¿Cuántos tiene?: Calef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10</text:p>
          </table:table-cell>
          <table:table-cell office:value-type="string" table:style-name="ce6">
            <text:p>44.10 ¿Tiene este hogar: Línea telefónic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10_1</text:p>
          </table:table-cell>
          <table:table-cell office:value-type="string" table:style-name="ce6">
            <text:p>44.10.1 ¿Cuántos tiene?: Línea telefó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11</text:p>
          </table:table-cell>
          <table:table-cell office:value-type="string" table:style-name="ce6">
            <text:p>44.11 ¿Tiene este hogar: Automovil, camionet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1_44_11_1</text:p>
          </table:table-cell>
          <table:table-cell office:value-type="string" table:style-name="ce6">
            <text:p>44.11.1 ¿Cuántos tiene?: Automovil, camion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1</text:p>
          </table:table-cell>
          <table:table-cell office:value-type="string" table:style-name="ce6">
            <text:p>1. <text:s/>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1_1</text:p>
          </table:table-cell>
          <table:table-cell office:value-type="string" table:style-name="ce6">
            <text:p>1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2</text:p>
          </table:table-cell>
          <table:table-cell office:value-type="string" table:style-name="ce6">
            <text:p>1.2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2_1</text:p>
          </table:table-cell>
          <table:table-cell office:value-type="string" table:style-name="ce6">
            <text:p>1.2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3</text:p>
          </table:table-cell>
          <table:table-cell office:value-type="string" table:style-name="ce6">
            <text:p>1.3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3_1</text:p>
          </table:table-cell>
          <table:table-cell office:value-type="string" table:style-name="ce6">
            <text:p>1.3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4</text:p>
          </table:table-cell>
          <table:table-cell office:value-type="string" table:style-name="ce6">
            <text:p>1.4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4_1</text:p>
          </table:table-cell>
          <table:table-cell office:value-type="string" table:style-name="ce6">
            <text:p>1.4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5</text:p>
          </table:table-cell>
          <table:table-cell office:value-type="string" table:style-name="ce6">
            <text:p>1.5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5_1</text:p>
          </table:table-cell>
          <table:table-cell office:value-type="string" table:style-name="ce6">
            <text:p>1.5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6</text:p>
          </table:table-cell>
          <table:table-cell office:value-type="string" table:style-name="ce6">
            <text:p>1.6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6_1</text:p>
          </table:table-cell>
          <table:table-cell office:value-type="string" table:style-name="ce6">
            <text:p>1.6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7</text:p>
          </table:table-cell>
          <table:table-cell office:value-type="string" table:style-name="ce6">
            <text:p>1.7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7_1</text:p>
          </table:table-cell>
          <table:table-cell office:value-type="string" table:style-name="ce6">
            <text:p>1.7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8</text:p>
          </table:table-cell>
          <table:table-cell office:value-type="string" table:style-name="ce6">
            <text:p>1.8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8_1</text:p>
          </table:table-cell>
          <table:table-cell office:value-type="string" table:style-name="ce6">
            <text:p>1.8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9</text:p>
          </table:table-cell>
          <table:table-cell office:value-type="string" table:style-name="ce6">
            <text:p>1.9 En los últimos 12 meses en su hogar, alguna vez por falta de dinero u o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1_9_1</text:p>
          </table:table-cell>
          <table:table-cell office:value-type="string" table:style-name="ce6">
            <text:p>1.9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1</text:p>
          </table:table-cell>
          <table:table-cell office:value-type="string" table:style-name="ce6">
            <text:p>2. <text:s/>En los últimos 12 meses en su hogar, algún menor de 18 años, alguna vez p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1_1</text:p>
          </table:table-cell>
          <table:table-cell office:value-type="string" table:style-name="ce6">
            <text:p>2.1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2</text:p>
          </table:table-cell>
          <table:table-cell office:value-type="string" table:style-name="ce6">
            <text:p>2.2 ¿Tuvo una alimentación basada en poca variedad de alime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2_1</text:p>
          </table:table-cell>
          <table:table-cell office:value-type="string" table:style-name="ce6">
            <text:p>2.2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3</text:p>
          </table:table-cell>
          <table:table-cell office:value-type="string" table:style-name="ce6">
            <text:p>2.3 ¿Dejó de desayunar, almorzar o cen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3_1</text:p>
          </table:table-cell>
          <table:table-cell office:value-type="string" table:style-name="ce6">
            <text:p>2.3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4</text:p>
          </table:table-cell>
          <table:table-cell office:value-type="string" table:style-name="ce6">
            <text:p>2.4 ¿Comió menos de lo que deb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4_1</text:p>
          </table:table-cell>
          <table:table-cell office:value-type="string" table:style-name="ce6">
            <text:p>2.4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5</text:p>
          </table:table-cell>
          <table:table-cell office:value-type="string" table:style-name="ce6">
            <text:p>2.5 ¿Tuvieron que disminuir la cantidad servida en las comid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5_1</text:p>
          </table:table-cell>
          <table:table-cell office:value-type="string" table:style-name="ce6">
            <text:p>2.5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6</text:p>
          </table:table-cell>
          <table:table-cell office:value-type="string" table:style-name="ce6">
            <text:p>2.6 ¿Sintió hambre pero no comi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6_1</text:p>
          </table:table-cell>
          <table:table-cell office:value-type="string" table:style-name="ce6">
            <text:p>2.6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7</text:p>
          </table:table-cell>
          <table:table-cell office:value-type="string" table:style-name="ce6">
            <text:p>2.7 ¿Solo comió una vez al d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7_1</text:p>
          </table:table-cell>
          <table:table-cell office:value-type="string" table:style-name="ce6">
            <text:p>2.7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8</text:p>
          </table:table-cell>
          <table:table-cell office:value-type="string" table:style-name="ce6">
            <text:p>2.8 ¿Dejó de comer durante todo un d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6_2_8_1</text:p>
          </table:table-cell>
          <table:table-cell office:value-type="string" table:style-name="ce6">
            <text:p>2.8.1 ¿Qué tan seguido sucedió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</text:p>
          </table:table-cell>
          <table:table-cell office:value-type="string" table:style-name="ce6">
            <text:p>region <text:s text:c="4"/>Reg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450" table:style-name="ro1">
          <table:table-cell table:number-columns-repeated="16384"/>
        </table:table-row>
      </table:table>
      <table:table table:name="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3_BDD_ENS2018_f1_etiquet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</text:p>
          </table:table-cell>
          <table:table-cell office:value-type="string" table:style-name="ce3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xo</text:p>
          </table:table-cell>
          <table:table-cell office:value-type="string" table:style-name="ce3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</text:p>
          </table:table-cell>
          <table:table-cell office:value-type="string" table:style-name="ce6">
            <text:p>1. <text:s/>SEÑOR ENCUESTADOR: Registre el código y nombre de la persona seleccionada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2</text:p>
          </table:table-cell>
          <table:table-cell office:value-type="string" table:style-name="ce6">
            <text:p>2. <text:s/>¿Conoce o ha visto en el empaque de los productos el semáforo nutricional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3</text:p>
          </table:table-cell>
          <table:table-cell office:value-type="string" table:style-name="ce6">
            <text:p>3. <text:s/>¿Entiende el semáforo nutricional que tienen los productos en el empaqu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4</text:p>
          </table:table-cell>
          <table:table-cell office:value-type="string" table:style-name="ce6">
            <text:p>4. <text:s/>¿Conoce o ha visto en el empaque de los productos el recuadro de inform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5</text:p>
          </table:table-cell>
          <table:table-cell office:value-type="string" table:style-name="ce6">
            <text:p>5. <text:s/>¿Entiende el recuadro de información nutricional que tienen los productos 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6</text:p>
          </table:table-cell>
          <table:table-cell office:value-type="string" table:style-name="ce6">
            <text:p>6. <text:s/>¿Conoce o ha visto en el empaque de los productos los ingredient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7</text:p>
          </table:table-cell>
          <table:table-cell office:value-type="string" table:style-name="ce6">
            <text:p>7. <text:s/>¿Entiende el recuadro de ingredientes que tienen los productos en el empaqu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8</text:p>
          </table:table-cell>
          <table:table-cell office:value-type="string" table:style-name="ce6">
            <text:p>8. <text:s/>¿Conoce o ha visto en el empaque de los productos el mensaje sobre conteni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9</text:p>
          </table:table-cell>
          <table:table-cell office:value-type="string" table:style-name="ce6">
            <text:p>9. <text:s/>¿Entiende el mensaje sobre contenido de edulcorante no calórico que tienen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0</text:p>
          </table:table-cell>
          <table:table-cell office:value-type="string" table:style-name="ce6">
            <text:p>10. <text:s/>¿Conoce o ha visto en el empaque de los productos el mensaje sobre conteni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1</text:p>
          </table:table-cell>
          <table:table-cell office:value-type="string" table:style-name="ce6">
            <text:p>11. <text:s/>¿Entiende el mensaje sobre contenido de transgénicos que tienen los produc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2</text:p>
          </table:table-cell>
          <table:table-cell office:value-type="string" table:style-name="ce6">
            <text:p>12. <text:s/>Cuando compra alimentos y bebidas procesadas, ¿con que frecuencia elige u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3</text:p>
          </table:table-cell>
          <table:table-cell office:value-type="string" table:style-name="ce6">
            <text:p>13. <text:s/>¿Con que frecuencia utiliza el semáforo de alimentos para comparar entre p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4</text:p>
          </table:table-cell>
          <table:table-cell office:value-type="string" table:style-name="ce6">
            <text:p>14. <text:s/>¿Considera usted que la información del semáforo nutricional de alimentos 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5</text:p>
          </table:table-cell>
          <table:table-cell office:value-type="string" table:style-name="ce6">
            <text:p>15. <text:s/>¿Considera usted que la información del semáforo nutricional de alimentos 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6</text:p>
          </table:table-cell>
          <table:table-cell office:value-type="string" table:style-name="ce6">
            <text:p>16. <text:s/>Al momento de que elige un alimento o bebida procesada, que tan import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7</text:p>
          </table:table-cell>
          <table:table-cell office:value-type="string" table:style-name="ce6">
            <text:p>17. <text:s/>Al momento de que elige un alimento o bebida procesada, que tan import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8</text:p>
          </table:table-cell>
          <table:table-cell office:value-type="string" table:style-name="ce6">
            <text:p>18. <text:s/>Al momento de que elige un alimento o bebida procesada, que tan import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19</text:p>
          </table:table-cell>
          <table:table-cell office:value-type="string" table:style-name="ce6">
            <text:p>19. <text:s/>Al momento de que elige un alimento o bebida procesada, que tan import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20</text:p>
          </table:table-cell>
          <table:table-cell office:value-type="string" table:style-name="ce6">
            <text:p>20. <text:s/>¿El semáforo nutricional influye en su decisión de compra de alime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8_21</text:p>
          </table:table-cell>
          <table:table-cell office:value-type="string" table:style-name="ce6">
            <text:p>21. <text:s/>Frente a los alimentos que tienen etiqueta roja, usted lo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</text:p>
          </table:table-cell>
          <table:table-cell office:value-type="string" table:style-name="ce6">
            <text:p>Reg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</text:p>
          </table:table-cell>
          <table:table-cell office:value-type="string" table:style-name="ce6">
            <text:p>Identificación ét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anios</text:p>
          </table:table-cell>
          <table:table-cell office:value-type="string" table:style-name="ce6">
            <text:p>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anios</text:p>
          </table:table-cell>
          <table:table-cell office:value-type="string" table:style-name="ce6">
            <text:p>Grupo de 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</text:p>
          </table:table-cell>
          <table:table-cell office:value-type="string" table:style-name="ce6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531" table:style-name="ro1">
          <table:table-cell table:number-columns-repeated="16384"/>
        </table:table-row>
      </table:table>
      <table:table table:name="4" table:style-name="ta2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4_BDD_ENS2018_f2_mef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</text:p>
          </table:table-cell>
          <table:table-cell office:value-type="string" table:style-name="ce3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2_s1_100_1</text:p>
          </table:table-cell>
          <table:table-cell office:value-type="string" table:style-name="ce3">
            <text:p>100.1 ¿Cuál es la fecha de nacimiento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_100_2</text:p>
          </table:table-cell>
          <table:table-cell office:value-type="string" table:style-name="ce6">
            <text:p>100.2 ¿Cuál es la fecha de nacimiento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_100_3</text:p>
          </table:table-cell>
          <table:table-cell office:value-type="string" table:style-name="ce6">
            <text:p>100.3 ¿Cuál es la fecha de nacimiento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_101</text:p>
          </table:table-cell>
          <table:table-cell office:value-type="string" table:style-name="ce6">
            <text:p>101. <text:s/>Entonces, ¿Cuántos años cumplidos tien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0</text:p>
          </table:table-cell>
          <table:table-cell office:value-type="string" table:style-name="ce6">
            <text:p>200. <text:s/>¿ Actualmente está usted embarazada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1</text:p>
          </table:table-cell>
          <table:table-cell office:value-type="string" table:style-name="ce6">
            <text:p>201. <text:s/>En este embaraz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2_1</text:p>
          </table:table-cell>
          <table:table-cell office:value-type="string" table:style-name="ce6">
            <text:p>202.a ¿Cuánto tiempo mas hubiera querido esperar 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2_2</text:p>
          </table:table-cell>
          <table:table-cell office:value-type="string" table:style-name="ce6">
            <text:p>202.b. <text:s/>¿Cuánto tiempo mas hubiera querido esperar 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3_1</text:p>
          </table:table-cell>
          <table:table-cell office:value-type="string" table:style-name="ce6">
            <text:p>203.1 ¿Cuántas semanas o meses de embarazo tiene usted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3_2</text:p>
          </table:table-cell>
          <table:table-cell office:value-type="string" table:style-name="ce6">
            <text:p>203.2 Val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4</text:p>
          </table:table-cell>
          <table:table-cell office:value-type="string" table:style-name="ce6">
            <text:p>204. <text:s/>¿Cuántas semanas de embarazo tenía cuando le hicieron el primer control p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5</text:p>
          </table:table-cell>
          <table:table-cell office:value-type="string" table:style-name="ce6">
            <text:p>205. <text:s/>¿Por qué razón NO acudió a su primer control prenatal antes de la seman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6</text:p>
          </table:table-cell>
          <table:table-cell office:value-type="string" table:style-name="ce6">
            <text:p>206. <text:s/>¿Es su primer embara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7</text:p>
          </table:table-cell>
          <table:table-cell office:value-type="string" table:style-name="ce6">
            <text:p>207. <text:s/>¿Ha estado usted embarazada alguna vez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8_1</text:p>
          </table:table-cell>
          <table:table-cell office:value-type="string" table:style-name="ce6">
            <text:p>208.a Hijos en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8_2</text:p>
          </table:table-cell>
          <table:table-cell office:value-type="string" table:style-name="ce6">
            <text:p>208.b Hijas en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8_3</text:p>
          </table:table-cell>
          <table:table-cell office:value-type="string" table:style-name="ce6">
            <text:p>208.c Total hijos/as en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9_1</text:p>
          </table:table-cell>
          <table:table-cell office:value-type="string" table:style-name="ce6">
            <text:p>209.a Hijos fuera de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9_2</text:p>
          </table:table-cell>
          <table:table-cell office:value-type="string" table:style-name="ce6">
            <text:p>209.b Hijas fuera de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09_3</text:p>
          </table:table-cell>
          <table:table-cell office:value-type="string" table:style-name="ce6">
            <text:p>209.c Total hijo/as fuera de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0</text:p>
          </table:table-cell>
          <table:table-cell office:value-type="string" table:style-name="ce6">
            <text:p>210. <text:s/>¿Tuvo usted hijos o hijas que nacieron vivos/as y que murieron, aunque h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1_1</text:p>
          </table:table-cell>
          <table:table-cell office:value-type="string" table:style-name="ce6">
            <text:p>211.a Hijos que murier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1_2</text:p>
          </table:table-cell>
          <table:table-cell office:value-type="string" table:style-name="ce6">
            <text:p>211.b Hijas que murier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1_3</text:p>
          </table:table-cell>
          <table:table-cell office:value-type="string" table:style-name="ce6">
            <text:p>211.c Total hijo/as que murier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2_1</text:p>
          </table:table-cell>
          <table:table-cell office:value-type="string" table:style-name="ce6">
            <text:p>212.1 De todos los embarazos que usted ha tenido en su vida, ¿Tuvo algún hij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2_2</text:p>
          </table:table-cell>
          <table:table-cell office:value-type="string" table:style-name="ce6">
            <text:p>212.2 ¿Cuá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3_1</text:p>
          </table:table-cell>
          <table:table-cell office:value-type="string" table:style-name="ce6">
            <text:p>213.a ¿En que mes y año tuvo su último nacido muerto (mortinato)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3_2</text:p>
          </table:table-cell>
          <table:table-cell office:value-type="string" table:style-name="ce6">
            <text:p>213.b ¿En que mes y año tuvo su último nacido muerto (mortinato)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4</text:p>
          </table:table-cell>
          <table:table-cell office:value-type="string" table:style-name="ce6">
            <text:p>214. <text:s/>Encuestador/a: si en la pregunta 212 declaró solo 1 mortinato, circule c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5_1</text:p>
          </table:table-cell>
          <table:table-cell office:value-type="string" table:style-name="ce6">
            <text:p>215.a ¿En qué mes y año tuvo su último/a que nació muerto/a (mortinato)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5_2</text:p>
          </table:table-cell>
          <table:table-cell office:value-type="string" table:style-name="ce6">
            <text:p>215.b ¿En qué mes y año tuvo su último/a que nació muerto/a (mortinato)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6_1</text:p>
          </table:table-cell>
          <table:table-cell office:value-type="string" table:style-name="ce6">
            <text:p>216.1 Hay mujeres que pierden sus embarazos antes de cumplir el quinto mes. ¿H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6_2</text:p>
          </table:table-cell>
          <table:table-cell office:value-type="string" table:style-name="ce6">
            <text:p>216.2 ¿Cuá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7_1</text:p>
          </table:table-cell>
          <table:table-cell office:value-type="string" table:style-name="ce6">
            <text:p>217.a 208.c Total hijos/as que viven en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7_2</text:p>
          </table:table-cell>
          <table:table-cell office:value-type="string" table:style-name="ce6">
            <text:p>217.b 209.c Total hijos/as fuera de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7_3</text:p>
          </table:table-cell>
          <table:table-cell office:value-type="string" table:style-name="ce6">
            <text:p>217.c 211.c Total hijos/as nacidos vivos/as que murier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7_4</text:p>
          </table:table-cell>
          <table:table-cell office:value-type="string" table:style-name="ce6">
            <text:p>217.d Suma total hijos/as nacidos/as vivos/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</text:p>
          </table:table-cell>
          <table:table-cell office:value-type="string" table:style-name="ce6">
            <text:p>218. <text:s/>Número de registr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1</text:p>
          </table:table-cell>
          <table:table-cell office:value-type="string" table:style-name="ce6">
            <text:p>218.1 Cód. hijo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1</text:p>
          </table:table-cell>
          <table:table-cell office:value-type="string" table:style-name="ce6">
            <text:p>218.2 Cód. Hijo2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2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1</text:p>
          </table:table-cell>
          <table:table-cell office:value-type="string" table:style-name="ce6">
            <text:p>218.3 Cód. Hijo3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3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1</text:p>
          </table:table-cell>
          <table:table-cell office:value-type="string" table:style-name="ce6">
            <text:p>218.4 Cód. Hijo4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4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1</text:p>
          </table:table-cell>
          <table:table-cell office:value-type="string" table:style-name="ce6">
            <text:p>218.5 Cód. Hijo5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b3</text:p>
          </table:table-cell>
          <table:table-cell office:value-type="string" table:style-name="ce6">
            <text:p>218.b3 ¿En que fecha neció ?: d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5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1</text:p>
          </table:table-cell>
          <table:table-cell office:value-type="string" table:style-name="ce6">
            <text:p>218.6 Cód. Hijo6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6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1</text:p>
          </table:table-cell>
          <table:table-cell office:value-type="string" table:style-name="ce6">
            <text:p>218.7 Cód. Hijo7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7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1</text:p>
          </table:table-cell>
          <table:table-cell office:value-type="string" table:style-name="ce6">
            <text:p>218.8 Cód. Hijo8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8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1</text:p>
          </table:table-cell>
          <table:table-cell office:value-type="string" table:style-name="ce6">
            <text:p>218.9 Cód. Hijo9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b1</text:p>
          </table:table-cell>
          <table:table-cell office:value-type="string" table:style-name="ce6">
            <text:p>218.b1 ¿En que fecha neció ?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9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1</text:p>
          </table:table-cell>
          <table:table-cell office:value-type="string" table:style-name="ce6">
            <text:p>218.10 Cód. Hijo10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a</text:p>
          </table:table-cell>
          <table:table-cell office:value-type="string" table:style-name="ce6">
            <text:p>218.a ¿Hombre o muj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b1</text:p>
          </table:table-cell>
          <table:table-cell office:value-type="string" table:style-name="ce6">
            <text:p>218.b1 ¿En que fecha neció ?: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b2</text:p>
          </table:table-cell>
          <table:table-cell office:value-type="string" table:style-name="ce6">
            <text:p>218.b2 ¿En que fecha neció 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b3</text:p>
          </table:table-cell>
          <table:table-cell office:value-type="string" table:style-name="ce6">
            <text:p>218.b3 ¿En que fecha neció 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c</text:p>
          </table:table-cell>
          <table:table-cell office:value-type="string" table:style-name="ce6">
            <text:p>218.c ¿Esta viv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d1</text:p>
          </table:table-cell>
          <table:table-cell office:value-type="string" table:style-name="ce6">
            <text:p>218.d1 ¿Qué edad tiene en años cumplidos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d2</text:p>
          </table:table-cell>
          <table:table-cell office:value-type="string" table:style-name="ce6">
            <text:p>218.d2 ¿Qué edad tiene en años cumplidos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e1</text:p>
          </table:table-cell>
          <table:table-cell office:value-type="string" table:style-name="ce6">
            <text:p>218.e1 ¿En qué mes y año murió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e2</text:p>
          </table:table-cell>
          <table:table-cell office:value-type="string" table:style-name="ce6">
            <text:p>218.e2 ¿En qué mes y año murió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f1</text:p>
          </table:table-cell>
          <table:table-cell office:value-type="string" table:style-name="ce6">
            <text:p>218.f1 ¿Qué edad tenía cuando murió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f2</text:p>
          </table:table-cell>
          <table:table-cell office:value-type="string" table:style-name="ce6">
            <text:p>218.f2 ¿Qué edad tenía cuando mur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8_10_f3</text:p>
          </table:table-cell>
          <table:table-cell office:value-type="string" table:style-name="ce6">
            <text:p>218.f3 ¿Qué edad tenía cuando mur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19</text:p>
          </table:table-cell>
          <table:table-cell office:value-type="string" table:style-name="ce6">
            <text:p>219. <text:s/>¿Después de alguno de sus partos, sintió tristez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20</text:p>
          </table:table-cell>
          <table:table-cell office:value-type="string" table:style-name="ce6">
            <text:p>220. <text:s/>¿Fu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_221</text:p>
          </table:table-cell>
          <table:table-cell office:value-type="string" table:style-name="ce6">
            <text:p>221. <text:s/>¿Durante cuánto tiempo se sintió tris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a_222</text:p>
          </table:table-cell>
          <table:table-cell office:value-type="string" table:style-name="ce6">
            <text:p>222. <text:s/>Al menos una niña o niño viva(o), menor de 1 añ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a_223</text:p>
          </table:table-cell>
          <table:table-cell office:value-type="string" table:style-name="ce6">
            <text:p>223. <text:s/>¿En los últimos 12 meses, ¿Usted participo junto con otras madres en reun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2a_224</text:p>
          </table:table-cell>
          <table:table-cell office:value-type="string" table:style-name="ce6">
            <text:p>224. <text:s/>Número de sesiones demostr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0</text:p>
          </table:table-cell>
          <table:table-cell office:value-type="string" table:style-name="ce6">
            <text:p>500. <text:s/>Encuestador/a: la fecha de nacimiento del último hijo/a nacido/a vivo/a (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1</text:p>
          </table:table-cell>
          <table:table-cell office:value-type="string" table:style-name="ce6">
            <text:p>501. <text:s/>Encuestador/a: <text:s/>vea la pregunta 423 y registre el establecimiento donde d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1</text:p>
          </table:table-cell>
          <table:table-cell office:value-type="string" table:style-name="ce6">
            <text:p>502.1 Factores económ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2</text:p>
          </table:table-cell>
          <table:table-cell office:value-type="string" table:style-name="ce6">
            <text:p>502.2 Confianza en el personal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3</text:p>
          </table:table-cell>
          <table:table-cell office:value-type="string" table:style-name="ce6">
            <text:p>502.3 Atención buena, personal pend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4</text:p>
          </table:table-cell>
          <table:table-cell office:value-type="string" table:style-name="ce6">
            <text:p>502.4 Por emergenc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5</text:p>
          </table:table-cell>
          <table:table-cell office:value-type="string" table:style-name="ce6">
            <text:p>502.5 Establecimiento estaba cer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6</text:p>
          </table:table-cell>
          <table:table-cell office:value-type="string" table:style-name="ce6">
            <text:p>502.6 Más seguro en caso de complic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7</text:p>
          </table:table-cell>
          <table:table-cell office:value-type="string" table:style-name="ce6">
            <text:p>502.7 Personal capacitado, profesion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8</text:p>
          </table:table-cell>
          <table:table-cell office:value-type="string" table:style-name="ce6">
            <text:p>502.8 Es afiliada o cubier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9</text:p>
          </table:table-cell>
          <table:table-cell office:value-type="string" table:style-name="ce6">
            <text:p>502.9 Tiene seguro priv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2_10</text:p>
          </table:table-cell>
          <table:table-cell office:value-type="string" table:style-name="ce6">
            <text:p>otro, cuá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3</text:p>
          </table:table-cell>
          <table:table-cell office:value-type="string" table:style-name="ce6">
            <text:p>503. <text:s/>¿Durante el parto le hicieron un examen de VIH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a_1</text:p>
          </table:table-cell>
          <table:table-cell office:value-type="string" table:style-name="ce6">
            <text:p>504.a El trato que recibió del personal de salud que le atendió? - Parto norm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b_1</text:p>
          </table:table-cell>
          <table:table-cell office:value-type="string" table:style-name="ce6">
            <text:p>504.b La experiencia/conocimiento de la persona que le atendió? - Parto norm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c_1</text:p>
          </table:table-cell>
          <table:table-cell office:value-type="string" table:style-name="ce6">
            <text:p>504.c La disponibilidad del médico, enfermera u otro personal, cuando usted 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d_1</text:p>
          </table:table-cell>
          <table:table-cell office:value-type="string" table:style-name="ce6">
            <text:p>504.d La privacidad durante su atención? - Parto normal o cesá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e_1</text:p>
          </table:table-cell>
          <table:table-cell office:value-type="string" table:style-name="ce6">
            <text:p>504.e La comodidad del establecimiento? - Parto normal o cesá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f_1</text:p>
          </table:table-cell>
          <table:table-cell office:value-type="string" table:style-name="ce6">
            <text:p>504.f El tiempo que tardaron en atenderla? - Parto normal o cesá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g_1</text:p>
          </table:table-cell>
          <table:table-cell office:value-type="string" table:style-name="ce6">
            <text:p>504.g El horario de atención? - Parto normal o cesá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h_1</text:p>
          </table:table-cell>
          <table:table-cell office:value-type="string" table:style-name="ce6">
            <text:p>504.h La limpieza/aseo del establecimiento? - Parto normal o cesá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i_1</text:p>
          </table:table-cell>
          <table:table-cell office:value-type="string" table:style-name="ce6">
            <text:p>504.i La ropa/vestimenta utilizada en el parto? - Parto normal o cesá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j_1</text:p>
          </table:table-cell>
          <table:table-cell office:value-type="string" table:style-name="ce6">
            <text:p>504.j La información que le dio el personal de salud sobre su salud o la de s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k_1</text:p>
          </table:table-cell>
          <table:table-cell office:value-type="string" table:style-name="ce6">
            <text:p>504.k El respeto a su cultura y costumbres relacionadas con el parto? - Parto 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a_2</text:p>
          </table:table-cell>
          <table:table-cell office:value-type="string" table:style-name="ce6">
            <text:p>504.a El trato que recibió del personal de salud que le atendió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b_2</text:p>
          </table:table-cell>
          <table:table-cell office:value-type="string" table:style-name="ce6">
            <text:p>504.b La experiencia/conocimiento de la persona que le atendió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c_2</text:p>
          </table:table-cell>
          <table:table-cell office:value-type="string" table:style-name="ce6">
            <text:p>504.c La disponibilidad del médico, enfermera u otro personal, cuando usted 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d_2</text:p>
          </table:table-cell>
          <table:table-cell office:value-type="string" table:style-name="ce6">
            <text:p>504.d La privacidad durante su atención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e_2</text:p>
          </table:table-cell>
          <table:table-cell office:value-type="string" table:style-name="ce6">
            <text:p>504.e La comodidad del establecimiento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f_2</text:p>
          </table:table-cell>
          <table:table-cell office:value-type="string" table:style-name="ce6">
            <text:p>504.f El tiempo que tardaron en atenderla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g_2</text:p>
          </table:table-cell>
          <table:table-cell office:value-type="string" table:style-name="ce6">
            <text:p>504.g El horario de atención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h_2</text:p>
          </table:table-cell>
          <table:table-cell office:value-type="string" table:style-name="ce6">
            <text:p>504.h La limpieza/aseo del establecimiento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i_2</text:p>
          </table:table-cell>
          <table:table-cell office:value-type="string" table:style-name="ce6">
            <text:p>504.i La ropa/vestimenta utilizada en el parto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j_2</text:p>
          </table:table-cell>
          <table:table-cell office:value-type="string" table:style-name="ce6">
            <text:p>504.j La información que le dio el personal de salud sobre su salud o la de s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4k_2</text:p>
          </table:table-cell>
          <table:table-cell office:value-type="string" table:style-name="ce6">
            <text:p>504.k El respeto a su cultura y costumbres relacionadas con el parto? - Abor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5</text:p>
          </table:table-cell>
          <table:table-cell office:value-type="string" table:style-name="ce6">
            <text:p>505. <text:s/>Cuando usted Fue atendida, ¿Tuvo que hacer algún pago o gasto dentro o fu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6</text:p>
          </table:table-cell>
          <table:table-cell office:value-type="string" table:style-name="ce6">
            <text:p>506. <text:s/>¿Usted estuvo conforme con ese pago/gas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7</text:p>
          </table:table-cell>
          <table:table-cell office:value-type="string" table:style-name="ce6">
            <text:p>507. <text:s/>Cuando usted dio a luz a (...) en ese establecimiento de salud, ¿cuánto t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1</text:p>
          </table:table-cell>
          <table:table-cell office:value-type="string" table:style-name="ce6">
            <text:p>508.1 ¿Por que razón o razones dio a luz a (..) en la casa? <text:s/>Por cultura/costu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2</text:p>
          </table:table-cell>
          <table:table-cell office:value-type="string" table:style-name="ce6">
            <text:p>508.2 Factores econom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3</text:p>
          </table:table-cell>
          <table:table-cell office:value-type="string" table:style-name="ce6">
            <text:p>508.3 Establecimiento queda le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4</text:p>
          </table:table-cell>
          <table:table-cell office:value-type="string" table:style-name="ce6">
            <text:p>508.4 No confia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5</text:p>
          </table:table-cell>
          <table:table-cell office:value-type="string" table:style-name="ce6">
            <text:p>508.5 Falta d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6</text:p>
          </table:table-cell>
          <table:table-cell office:value-type="string" table:style-name="ce6">
            <text:p>508.6 No tuvo tiempo para llegar al establec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7</text:p>
          </table:table-cell>
          <table:table-cell office:value-type="string" table:style-name="ce6">
            <text:p>508.7 Más seguridad, confianza en la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8_8</text:p>
          </table:table-cell>
          <table:table-cell office:value-type="string" table:style-name="ce6">
            <text:p>otra, cu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09</text:p>
          </table:table-cell>
          <table:table-cell office:value-type="string" table:style-name="ce6">
            <text:p>509. <text:s/>Cuando dio a luz a (...) en la casa, ¿Tuvo que hacer algún pago o gas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0</text:p>
          </table:table-cell>
          <table:table-cell office:value-type="string" table:style-name="ce6">
            <text:p>510. <text:s/>¿Usted estuvo conforme con ese pago/gas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1</text:p>
          </table:table-cell>
          <table:table-cell office:value-type="string" table:style-name="ce6">
            <text:p>511.1 ¿Quién participo en la decisión de dar a luz a (..)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2</text:p>
          </table:table-cell>
          <table:table-cell office:value-type="string" table:style-name="ce6">
            <text:p>511.2 Uste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3</text:p>
          </table:table-cell>
          <table:table-cell office:value-type="string" table:style-name="ce6">
            <text:p>511.3 Esposo/conviviente/pare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4</text:p>
          </table:table-cell>
          <table:table-cell office:value-type="string" table:style-name="ce6">
            <text:p>511.4 Juntos (usted con su esposo/conviviente/pareja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5</text:p>
          </table:table-cell>
          <table:table-cell office:value-type="string" table:style-name="ce6">
            <text:p>511.5 Madre/p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6</text:p>
          </table:table-cell>
          <table:table-cell office:value-type="string" table:style-name="ce6">
            <text:p>511.6 Suegra/sueg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7</text:p>
          </table:table-cell>
          <table:table-cell office:value-type="string" table:style-name="ce6">
            <text:p>511.7 Otr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8</text:p>
          </table:table-cell>
          <table:table-cell office:value-type="string" table:style-name="ce6">
            <text:p>511.8 Personal de salud(Médico/enfermera/obstetriz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9</text:p>
          </table:table-cell>
          <table:table-cell office:value-type="string" table:style-name="ce6">
            <text:p>511.9 Partera /comadr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10</text:p>
          </table:table-cell>
          <table:table-cell office:value-type="string" table:style-name="ce6">
            <text:p>511.10 Otros prestadores tradicionales (yachac/shaman/curandero,etc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11</text:p>
          </table:table-cell>
          <table:table-cell office:value-type="string" table:style-name="ce6">
            <text:p>otro, cuá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1_88</text:p>
          </table:table-cell>
          <table:table-cell office:value-type="string" table:style-name="ce6">
            <text:p>511.88 No sabe/ no respon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2</text:p>
          </table:table-cell>
          <table:table-cell office:value-type="string" table:style-name="ce6">
            <text:p>512. <text:s/>¿Si usted volviera a embarazarse, en dónde daría a luz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1</text:p>
          </table:table-cell>
          <table:table-cell office:value-type="string" table:style-name="ce6">
            <text:p>513.a Hinchazón de manos, pies o cara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2</text:p>
          </table:table-cell>
          <table:table-cell office:value-type="string" table:style-name="ce6">
            <text:p>513.b Desmay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3</text:p>
          </table:table-cell>
          <table:table-cell office:value-type="string" table:style-name="ce6">
            <text:p>513.c dolor de cabeza fuerte y perman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4</text:p>
          </table:table-cell>
          <table:table-cell office:value-type="string" table:style-name="ce6">
            <text:p>513.d Convul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5</text:p>
          </table:table-cell>
          <table:table-cell office:value-type="string" table:style-name="ce6">
            <text:p>513.e Dolores fuertes de barrig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6</text:p>
          </table:table-cell>
          <table:table-cell office:value-type="string" table:style-name="ce6">
            <text:p>513.f Mareos/náuseas/vómi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7</text:p>
          </table:table-cell>
          <table:table-cell office:value-type="string" table:style-name="ce6">
            <text:p>513.g Fieb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8</text:p>
          </table:table-cell>
          <table:table-cell office:value-type="string" table:style-name="ce6">
            <text:p>513.h Preclampsia/Eclampsia? (Producida por la presión arterial alta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9</text:p>
          </table:table-cell>
          <table:table-cell office:value-type="string" table:style-name="ce6">
            <text:p>513.i Infección a las vías urinari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10</text:p>
          </table:table-cell>
          <table:table-cell office:value-type="string" table:style-name="ce6">
            <text:p>513.j Sangrado/Hemorrag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3_11</text:p>
          </table:table-cell>
          <table:table-cell office:value-type="string" table:style-name="ce6">
            <text:p>k. otro, cuá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4</text:p>
          </table:table-cell>
          <table:table-cell office:value-type="string" table:style-name="ce6">
            <text:p>514. <text:s/>Encuestador/a: Si en la pregunta 513 hay algún “SI” continúe, caso con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5</text:p>
          </table:table-cell>
          <table:table-cell office:value-type="string" table:style-name="ce6">
            <text:p>515. <text:s/>¿A quién o a dónde recurrió primero cuando se presentó el o los problem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1</text:p>
          </table:table-cell>
          <table:table-cell office:value-type="string" table:style-name="ce6">
            <text:p>516.a La placenta se quedó dentro, no sal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2</text:p>
          </table:table-cell>
          <table:table-cell office:value-type="string" table:style-name="ce6">
            <text:p>516.b Tuvo dolores/contraccion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3</text:p>
          </table:table-cell>
          <table:table-cell office:value-type="string" table:style-name="ce6">
            <text:p>516.c Se rompió el agua de fuente un día antes del 01 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4</text:p>
          </table:table-cell>
          <table:table-cell office:value-type="string" table:style-name="ce6">
            <text:p>516.d Mala posición del bebé (atravesado, de hombro, nalgas, pies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5</text:p>
          </table:table-cell>
          <table:table-cell office:value-type="string" table:style-name="ce6">
            <text:p>516.e Cadera estrech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6</text:p>
          </table:table-cell>
          <table:table-cell office:value-type="string" table:style-name="ce6">
            <text:p>516.f Sangrado abunda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7</text:p>
          </table:table-cell>
          <table:table-cell office:value-type="string" table:style-name="ce6">
            <text:p>516.g Infección generalizada/ seps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8</text:p>
          </table:table-cell>
          <table:table-cell office:value-type="string" table:style-name="ce6">
            <text:p>516.h El bebé no respiró o lloró al nac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9</text:p>
          </table:table-cell>
          <table:table-cell office:value-type="string" table:style-name="ce6">
            <text:p>516.i Parto gemelar o múltiple (dos o más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10</text:p>
          </table:table-cell>
          <table:table-cell office:value-type="string" table:style-name="ce6">
            <text:p>516.j El bebé no se mov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11</text:p>
          </table:table-cell>
          <table:table-cell office:value-type="string" table:style-name="ce6">
            <text:p>516.k El bebé se tomó el agua de fu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12</text:p>
          </table:table-cell>
          <table:table-cell office:value-type="string" table:style-name="ce6">
            <text:p>516.l Cordón envuelto en el cuello del bebé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13</text:p>
          </table:table-cell>
          <table:table-cell office:value-type="string" table:style-name="ce6">
            <text:p>m. otro, cuá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6_501</text:p>
          </table:table-cell>
          <table:table-cell office:value-type="string" table:style-name="ce6">
            <text:p>516.501 Encuestador/a: vea pregunta 501, el parto fu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7</text:p>
          </table:table-cell>
          <table:table-cell office:value-type="string" table:style-name="ce6">
            <text:p>517. <text:s/>¿Recibió consejería o asesoría de los signos de alarma como sangrado vagi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8</text:p>
          </table:table-cell>
          <table:table-cell office:value-type="string" table:style-name="ce6">
            <text:p>518. <text:s/>¿Recibió consejería o asesoría en métodos anticonceptivos antes de salir 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19</text:p>
          </table:table-cell>
          <table:table-cell office:value-type="string" table:style-name="ce6">
            <text:p>519. <text:s/>¿Se decidió por algún método anticonceptiv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0</text:p>
          </table:table-cell>
          <table:table-cell office:value-type="string" table:style-name="ce6">
            <text:p>520. <text:s/>¿Por cuál método se decidi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1</text:p>
          </table:table-cell>
          <table:table-cell office:value-type="string" table:style-name="ce6">
            <text:p>521. <text:s/>¿Le realizaron o entregaron el método anticonceptivo por el cuál se decis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2</text:p>
          </table:table-cell>
          <table:table-cell office:value-type="string" table:style-name="ce6">
            <text:p>522. <text:s/>Encuestador/a: Si en la pregunta 516 hay algún “SI” continúe, caso contr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3</text:p>
          </table:table-cell>
          <table:table-cell office:value-type="string" table:style-name="ce6">
            <text:p>523. <text:s/>¿A quién o dónde recurrió primero cuando se presentó el o los problemas 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4</text:p>
          </table:table-cell>
          <table:table-cell office:value-type="string" table:style-name="ce6">
            <text:p>524. <text:s/>Ahora, hablando de su salud, ¿Alguna vez le han vacunado contra el tétan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5</text:p>
          </table:table-cell>
          <table:table-cell office:value-type="string" table:style-name="ce6">
            <text:p>525. <text:s/>¿Cuántas dosis de vacunas antitetánicas le han pues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6</text:p>
          </table:table-cell>
          <table:table-cell office:value-type="string" table:style-name="ce6">
            <text:p>526. <text:s/>¿Ha recibido información sobre el cáncer de útero (matriz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7</text:p>
          </table:table-cell>
          <table:table-cell office:value-type="string" table:style-name="ce6">
            <text:p>527. <text:s/>¿Se ha hecho alguna vez el examen de Papanicolaou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8</text:p>
          </table:table-cell>
          <table:table-cell office:value-type="string" table:style-name="ce6">
            <text:p>528. <text:s/>¿Conoció el resultado de ese exame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9_dias</text:p>
          </table:table-cell>
          <table:table-cell office:value-type="string" table:style-name="ce6">
            <text:p>529. <text:s/>¿Hace cuánto tiempo fue la última vez que se realizó el examen de Papa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9_sem~s</text:p>
          </table:table-cell>
          <table:table-cell office:value-type="string" table:style-name="ce6">
            <text:p>529. <text:s/>¿Hace cuánto tiempo fue la última vez que se realizó el examen de Papa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9_meses</text:p>
          </table:table-cell>
          <table:table-cell office:value-type="string" table:style-name="ce6">
            <text:p>529. <text:s/>¿Hace cuánto tiempo fue la última vez que se realizó el examen de Papa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29_anios</text:p>
          </table:table-cell>
          <table:table-cell office:value-type="string" table:style-name="ce6">
            <text:p>529. <text:s/>¿Hace cuánto tiempo fue la última vez que se realizó el examen de Papa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30</text:p>
          </table:table-cell>
          <table:table-cell office:value-type="string" table:style-name="ce6">
            <text:p>530. <text:s/>¿Cada qué tiempo se hace el examen de Papanicolau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31</text:p>
          </table:table-cell>
          <table:table-cell office:value-type="string" table:style-name="ce6">
            <text:p>531. <text:s/>¿Dónde se hizo el examen de Papanicolau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32</text:p>
          </table:table-cell>
          <table:table-cell office:value-type="string" table:style-name="ce6">
            <text:p>532. <text:s/>¿Cuál es la razón principal por la que no se ha hecho el examen de Papani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33</text:p>
          </table:table-cell>
          <table:table-cell office:value-type="string" table:style-name="ce6">
            <text:p>533. <text:s/>¿Ha oído hablar del cáncer de mama (del seno o de los pechos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34</text:p>
          </table:table-cell>
          <table:table-cell office:value-type="string" table:style-name="ce6">
            <text:p>534. <text:s/>¿Alguna vez alguien del personal de salud le ha examinado los pechos o s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35</text:p>
          </table:table-cell>
          <table:table-cell office:value-type="string" table:style-name="ce6">
            <text:p>535. <text:s/>¿Le han enseñado cómo examinarse los pechos o senos usted sola (el autoex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5_536</text:p>
          </table:table-cell>
          <table:table-cell office:value-type="string" table:style-name="ce6">
            <text:p>536. <text:s/>¿Se ha realizado alguna vez una mamografía, radiografía o ecografía de l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1</text:p>
          </table:table-cell>
          <table:table-cell office:value-type="string" table:style-name="ce7">
            <text:p>600.1 ¿Qué métodos de Planificación Familiar o métodos para no tener hijos co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1</text:p>
          </table:table-cell>
          <table:table-cell office:value-type="string" table:style-name="ce7">
            <text:p>601.1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1</text:p>
          </table:table-cell>
          <table:table-cell office:value-type="string" table:style-name="ce7">
            <text:p>602.1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1</text:p>
          </table:table-cell>
          <table:table-cell office:value-type="string" table:style-name="ce7">
            <text:p>603.1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2</text:p>
          </table:table-cell>
          <table:table-cell office:value-type="string" table:style-name="ce7">
            <text:p>600.2 Esterilización femenina o ligadur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2</text:p>
          </table:table-cell>
          <table:table-cell office:value-type="string" table:style-name="ce7">
            <text:p>601.2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2</text:p>
          </table:table-cell>
          <table:table-cell office:value-type="string" table:style-name="ce7">
            <text:p>602.2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2</text:p>
          </table:table-cell>
          <table:table-cell office:value-type="string" table:style-name="ce7">
            <text:p>603.2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3</text:p>
          </table:table-cell>
          <table:table-cell office:value-type="string" table:style-name="ce7">
            <text:p>600.3 Implante (Implanon, Jadelle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3</text:p>
          </table:table-cell>
          <table:table-cell office:value-type="string" table:style-name="ce7">
            <text:p>601.3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3</text:p>
          </table:table-cell>
          <table:table-cell office:value-type="string" table:style-name="ce7">
            <text:p>602.3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3</text:p>
          </table:table-cell>
          <table:table-cell office:value-type="string" table:style-name="ce7">
            <text:p>603.3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4</text:p>
          </table:table-cell>
          <table:table-cell office:value-type="string" table:style-name="ce7">
            <text:p>600.4 Inyección anticonceptiv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4</text:p>
          </table:table-cell>
          <table:table-cell office:value-type="string" table:style-name="ce7">
            <text:p>601.4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4</text:p>
          </table:table-cell>
          <table:table-cell office:value-type="string" table:style-name="ce7">
            <text:p>602.4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4</text:p>
          </table:table-cell>
          <table:table-cell office:value-type="string" table:style-name="ce7">
            <text:p>603.4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5</text:p>
          </table:table-cell>
          <table:table-cell office:value-type="string" table:style-name="ce7">
            <text:p>600.5 Dispositivo Intra Uterino - DIU o T de cobr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5</text:p>
          </table:table-cell>
          <table:table-cell office:value-type="string" table:style-name="ce7">
            <text:p>601.5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5</text:p>
          </table:table-cell>
          <table:table-cell office:value-type="string" table:style-name="ce7">
            <text:p>602.5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5</text:p>
          </table:table-cell>
          <table:table-cell office:value-type="string" table:style-name="ce7">
            <text:p>603. <text:s/>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6</text:p>
          </table:table-cell>
          <table:table-cell office:value-type="string" table:style-name="ce7">
            <text:p>600.6 Píldora o pastilla anticonceptiv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6</text:p>
          </table:table-cell>
          <table:table-cell office:value-type="string" table:style-name="ce7">
            <text:p>601.6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6</text:p>
          </table:table-cell>
          <table:table-cell office:value-type="string" table:style-name="ce7">
            <text:p>602.6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6</text:p>
          </table:table-cell>
          <table:table-cell office:value-type="string" table:style-name="ce7">
            <text:p>603.6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7</text:p>
          </table:table-cell>
          <table:table-cell office:value-type="string" table:style-name="ce7">
            <text:p>600.7 Condón o preservativo femenin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7</text:p>
          </table:table-cell>
          <table:table-cell office:value-type="string" table:style-name="ce7">
            <text:p>601.7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7</text:p>
          </table:table-cell>
          <table:table-cell office:value-type="string" table:style-name="ce7">
            <text:p>602.7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7</text:p>
          </table:table-cell>
          <table:table-cell office:value-type="string" table:style-name="ce7">
            <text:p>603.7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8</text:p>
          </table:table-cell>
          <table:table-cell office:value-type="string" table:style-name="ce7">
            <text:p>600.8 Condón o preservativo masculin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8</text:p>
          </table:table-cell>
          <table:table-cell office:value-type="string" table:style-name="ce7">
            <text:p>601.8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8</text:p>
          </table:table-cell>
          <table:table-cell office:value-type="string" table:style-name="ce7">
            <text:p>602.8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8</text:p>
          </table:table-cell>
          <table:table-cell office:value-type="string" table:style-name="ce7">
            <text:p>603.8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9</text:p>
          </table:table-cell>
          <table:table-cell office:value-type="string" table:style-name="ce7">
            <text:p>600.9 Pastillas anticonceptivas de emergencia (píldora del día después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9</text:p>
          </table:table-cell>
          <table:table-cell office:value-type="string" table:style-name="ce7">
            <text:p>601.9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9</text:p>
          </table:table-cell>
          <table:table-cell office:value-type="string" table:style-name="ce7">
            <text:p>602.9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9</text:p>
          </table:table-cell>
          <table:table-cell office:value-type="string" table:style-name="ce7">
            <text:p>603.9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10</text:p>
          </table:table-cell>
          <table:table-cell office:value-type="string" table:style-name="ce7">
            <text:p>600.10 Ritmo, calendario o control de la temperatura, moco cervical (Billings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10</text:p>
          </table:table-cell>
          <table:table-cell office:value-type="string" table:style-name="ce7">
            <text:p>601.10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10</text:p>
          </table:table-cell>
          <table:table-cell office:value-type="string" table:style-name="ce7">
            <text:p>602.10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10</text:p>
          </table:table-cell>
          <table:table-cell office:value-type="string" table:style-name="ce7">
            <text:p>603.10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11</text:p>
          </table:table-cell>
          <table:table-cell office:value-type="string" table:style-name="ce7">
            <text:p>600.11 Coito interrumpido (El se retira cuando va a eyacular/terminar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11</text:p>
          </table:table-cell>
          <table:table-cell office:value-type="string" table:style-name="ce7">
            <text:p>601.11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11</text:p>
          </table:table-cell>
          <table:table-cell office:value-type="string" table:style-name="ce7">
            <text:p>602.11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11</text:p>
          </table:table-cell>
          <table:table-cell office:value-type="string" table:style-name="ce7">
            <text:p>603.11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12</text:p>
          </table:table-cell>
          <table:table-cell office:value-type="string" table:style-name="ce7">
            <text:p>600.12 Método de lactancia exclusiva - MEL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1_12</text:p>
          </table:table-cell>
          <table:table-cell office:value-type="string" table:style-name="ce7">
            <text:p>601.12 ¿Conoce o ha oído hablar de (…)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12</text:p>
          </table:table-cell>
          <table:table-cell office:value-type="string" table:style-name="ce7">
            <text:p>602.12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12</text:p>
          </table:table-cell>
          <table:table-cell office:value-type="string" table:style-name="ce7">
            <text:p>603.12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0_13</text:p>
          </table:table-cell>
          <table:table-cell office:value-type="string" table:style-name="ce7">
            <text:p>*13 otro, ¿cuál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2_13</text:p>
          </table:table-cell>
          <table:table-cell office:value-type="string" table:style-name="ce7">
            <text:p>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3_13</text:p>
          </table:table-cell>
          <table:table-cell office:value-type="string" table:style-name="ce7">
            <text:p>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4</text:p>
          </table:table-cell>
          <table:table-cell office:value-type="string" table:style-name="ce7">
            <text:p>604. <text:s/>Encuestador/a: vea preguntas 602 y 603 y circule lo correspondient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5</text:p>
          </table:table-cell>
          <table:table-cell office:value-type="string" table:style-name="ce7">
            <text:p>605. <text:s/>¿Cuál fue el último método que usó (usted o su pareja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6</text:p>
          </table:table-cell>
          <table:table-cell office:value-type="string" table:style-name="ce7">
            <text:p>606. <text:s/>¿Cuál fue el primer método que usted usó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7</text:p>
          </table:table-cell>
          <table:table-cell office:value-type="string" table:style-name="ce7">
            <text:p>607. <text:s/>¿Qué edad tenía cuando comenzó a usar ese primer métod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8</text:p>
          </table:table-cell>
          <table:table-cell office:value-type="string" table:style-name="ce7">
            <text:p>608. <text:s/>Cuándo usted comenzó a usar el primer método, ¿Cuántos hijos e hijas naci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09</text:p>
          </table:table-cell>
          <table:table-cell office:value-type="string" table:style-name="ce7">
            <text:p>609. <text:s/>¿Quién tomó la decisión de usar ese primer método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0</text:p>
          </table:table-cell>
          <table:table-cell office:value-type="string" table:style-name="ce7">
            <text:p>610. <text:s/>Encuestador/a: vea en preg. 200, sección II si esta embarazad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1</text:p>
          </table:table-cell>
          <table:table-cell office:value-type="string" table:style-name="ce7">
            <text:p>611. <text:s/>¿Cree usted que puede quedar embarazad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2</text:p>
          </table:table-cell>
          <table:table-cell office:value-type="string" table:style-name="ce7">
            <text:p>612. <text:s/>¿Cuál es la razón principal por la que cree que no puede quedar embarazad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3</text:p>
          </table:table-cell>
          <table:table-cell office:value-type="string" table:style-name="ce7">
            <text:p>613. <text:s/>¿Cuál es la razón principal por la que usted no usa un método anticoncepti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4</text:p>
          </table:table-cell>
          <table:table-cell office:value-type="string" table:style-name="ce7">
            <text:p>614. <text:s/>¿Desea usted usar algún método para evitar tener hijos/as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5</text:p>
          </table:table-cell>
          <table:table-cell office:value-type="string" table:style-name="ce7">
            <text:p>615. <text:s/>En el futuro ¿le gustaría usar algún métod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6</text:p>
          </table:table-cell>
          <table:table-cell office:value-type="string" table:style-name="ce7">
            <text:p>616. <text:s/>¿Cuál método preferiría o está pensando utilizar usted o su parej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7</text:p>
          </table:table-cell>
          <table:table-cell office:value-type="string" table:style-name="ce7">
            <text:p>617. <text:s/>¿Sabe dónde puede ir para obtener o conseguir ese métod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8</text:p>
          </table:table-cell>
          <table:table-cell office:value-type="string" table:style-name="ce7">
            <text:p>618. <text:s/>¿En qué lugar conseguiría u obtendría el métod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9</text:p>
          </table:table-cell>
          <table:table-cell office:value-type="string" table:style-name="ce7">
            <text:p>619. <text:s/>¿Cuánto tiempo tardaría normalmente en llegar a ese lugar? <text:s/>Minut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19_1</text:p>
          </table:table-cell>
          <table:table-cell office:value-type="string" table:style-name="ce7">
            <text:p>619.1 Hor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0</text:p>
          </table:table-cell>
          <table:table-cell office:value-type="string" table:style-name="ce7">
            <text:p>620. <text:s/>ENCUESTADOR/A: Vea preg. 603 y marque el método que usa, si está utilizan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1</text:p>
          </table:table-cell>
          <table:table-cell office:value-type="string" table:style-name="ce7">
            <text:p>621. <text:s/>¿Qué edad tenía usted cuando le esterilizaron o ligaron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2</text:p>
          </table:table-cell>
          <table:table-cell office:value-type="string" table:style-name="ce7">
            <text:p>622. <text:s/>¿En qué establecimiento le hicieron la esterilización o ligadur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3</text:p>
          </table:table-cell>
          <table:table-cell office:value-type="string" table:style-name="ce7">
            <text:p>623. <text:s/>¿Quién tomó la decisión para la esterilización o ligadura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4</text:p>
          </table:table-cell>
          <table:table-cell office:value-type="string" table:style-name="ce7">
            <text:p>624. <text:s/>Dada la situación actual, si tuviera(n) que elegir nuevamente, ¿Tomaría(n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5</text:p>
          </table:table-cell>
          <table:table-cell office:value-type="string" table:style-name="ce7">
            <text:p>625. <text:s/>¿Dónde obtiene el método anticonceptivo que usa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6</text:p>
          </table:table-cell>
          <table:table-cell office:value-type="string" table:style-name="ce7">
            <text:p>626. <text:s/>¿Cuánto tiempo tarda usted normalmente para llegar desde aquí a ese lugar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6_1</text:p>
          </table:table-cell>
          <table:table-cell office:value-type="string" table:style-name="ce7">
            <text:p>626.1 Hor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7</text:p>
          </table:table-cell>
          <table:table-cell office:value-type="string" table:style-name="ce7">
            <text:p>627. <text:s/>¿Para qué o por qué usa usted los métodos anticonceptivos principalmente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8</text:p>
          </table:table-cell>
          <table:table-cell office:value-type="string" table:style-name="ce7">
            <text:p>628. <text:s/>¿Quién tomó la decisión de usar este métod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29</text:p>
          </table:table-cell>
          <table:table-cell office:value-type="string" table:style-name="ce7">
            <text:p>629. <text:s/>¿Cuál fue el primer método que usted usó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30</text:p>
          </table:table-cell>
          <table:table-cell office:value-type="string" table:style-name="ce7">
            <text:p>630. <text:s/>¿Qué edad tenía cuando comenzó a usar ese primer método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31</text:p>
          </table:table-cell>
          <table:table-cell office:value-type="string" table:style-name="ce7">
            <text:p>631. <text:s/>Cuándo usted comenzó a usar el primer método, ¿Cuántos hijos e hijas naci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32</text:p>
          </table:table-cell>
          <table:table-cell office:value-type="string" table:style-name="ce7">
            <text:p>632. <text:s/>¿Quién tomó la decisión de usar ese primer método: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6_633</text:p>
          </table:table-cell>
          <table:table-cell office:value-type="string" table:style-name="ce7">
            <text:p>633. <text:s/>¿Quién toma la decisión cuando usted necesita o requiere realizarse una at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0</text:p>
          </table:table-cell>
          <table:table-cell office:value-type="string" table:style-name="ce7">
            <text:p>700. <text:s/>ENCUESTADOR/A: Vea la Preg. 602 en la línea 2 si está o no esterilizada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1</text:p>
          </table:table-cell>
          <table:table-cell office:value-type="string" table:style-name="ce7">
            <text:p>701. <text:s/>¿Quisiera tener un (otro) hijo/hija o Preferiría no tener (más) hijos/hij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2</text:p>
          </table:table-cell>
          <table:table-cell office:value-type="string" table:style-name="ce7">
            <text:p>702. <text:s/>¿Cuánto tiempo quisiera esperar antes del nacimiento de un (otro) hijo/hij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2_1</text:p>
          </table:table-cell>
          <table:table-cell office:value-type="string" table:style-name="ce7">
            <text:p>702.1 ¿Cuánto tiempo quisiera esperar antes del nacimiento de un (otro) hijo/hi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3</text:p>
          </table:table-cell>
          <table:table-cell office:value-type="string" table:style-name="ce7">
            <text:p>703. <text:s/>Si pudiera volver a la época en que todavía no tenia hijos/hijas y pudier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4</text:p>
          </table:table-cell>
          <table:table-cell office:value-type="string" table:style-name="ce7">
            <text:p>704. <text:s/>ENCUESTADOR/A: Vea la Preg. 700 Si la mujer está esterilizada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5</text:p>
          </table:table-cell>
          <table:table-cell office:value-type="string" table:style-name="ce7">
            <text:p>705. <text:s/>ENCUESTADOR/A: Vea la Preg. 701 y copie la respuest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6</text:p>
          </table:table-cell>
          <table:table-cell office:value-type="string" table:style-name="ce7">
            <text:p>706. <text:s/>¿Cuál es la razón principal por la que no desea más hijos(as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2_s7_707</text:p>
          </table:table-cell>
          <table:table-cell office:value-type="string" table:style-name="ce7">
            <text:p>707. <text:s/>¿Estaría usted interesada en esterilizarse para no tener más hijos(as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a</text:p>
          </table:table-cell>
          <table:table-cell office:value-type="string" table:style-name="ce6">
            <text:p>800.a El desarrollo del cuerpo en la pubertad - ¿Recibió o ha recibido infor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a</text:p>
          </table:table-cell>
          <table:table-cell office:value-type="string" table:style-name="ce6">
            <text:p>801.a El desarrollo del cuerpo en la pubertad - ¿De quién o dónde recibió la 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b</text:p>
          </table:table-cell>
          <table:table-cell office:value-type="string" table:style-name="ce6">
            <text:p>800.b El aparato reproductor femenino/masculino - ¿Recibió o ha recibido inf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b</text:p>
          </table:table-cell>
          <table:table-cell office:value-type="string" table:style-name="ce6">
            <text:p>801.b El aparato reproductor femenino/masculino - ¿De quién o dónde recibió l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c</text:p>
          </table:table-cell>
          <table:table-cell office:value-type="string" table:style-name="ce6">
            <text:p>800.c La menstruación o regla - ¿Recibió o ha recibido información sobr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c</text:p>
          </table:table-cell>
          <table:table-cell office:value-type="string" table:style-name="ce6">
            <text:p>801.c La menstruación o regla - ¿De quién o dónde recibió la mayor inform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d</text:p>
          </table:table-cell>
          <table:table-cell office:value-type="string" table:style-name="ce6">
            <text:p>800.d Las relaciones sexuales - ¿Recibió o ha recibido información sobr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d</text:p>
          </table:table-cell>
          <table:table-cell office:value-type="string" table:style-name="ce6">
            <text:p>801.d Las relaciones sexuales - ¿De quién o dónde recibió la mayor inform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e</text:p>
          </table:table-cell>
          <table:table-cell office:value-type="string" table:style-name="ce6">
            <text:p>800.e El embarazo y el parto - ¿Recibió o ha recibido información sobr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e</text:p>
          </table:table-cell>
          <table:table-cell office:value-type="string" table:style-name="ce6">
            <text:p>801.e El embarazo y el parto - ¿De quién o dónde recibió la mayor informaci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f</text:p>
          </table:table-cell>
          <table:table-cell office:value-type="string" table:style-name="ce6">
            <text:p>800.f Los métodos anticonceptivos - ¿Recibió o ha recibido información sobr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f</text:p>
          </table:table-cell>
          <table:table-cell office:value-type="string" table:style-name="ce6">
            <text:p>801.f Los métodos anticonceptivos - ¿De quién o dónde recibió la mayor infor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g</text:p>
          </table:table-cell>
          <table:table-cell office:value-type="string" table:style-name="ce6">
            <text:p>800.g Las infecciones de transmisión sexual o VIH/SIDA - ¿Recibió o ha recibi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g</text:p>
          </table:table-cell>
          <table:table-cell office:value-type="string" table:style-name="ce6">
            <text:p>801.g Las infecciones de transmisión sexual o VIH/SIDA - ¿De quién o dónde re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h</text:p>
          </table:table-cell>
          <table:table-cell office:value-type="string" table:style-name="ce6">
            <text:p>800.h Píldora de emergencia - ¿Recibió o ha recibido información sobr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h</text:p>
          </table:table-cell>
          <table:table-cell office:value-type="string" table:style-name="ce6">
            <text:p>801.h Píldora de emergencia - ¿De quién o dónde recibió la mayor informaci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0i</text:p>
          </table:table-cell>
          <table:table-cell office:value-type="string" table:style-name="ce6">
            <text:p>800.i Sexualidad - ¿Recibió o ha recibido información sobr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1i</text:p>
          </table:table-cell>
          <table:table-cell office:value-type="string" table:style-name="ce6">
            <text:p>801.i Sexualidad - ¿De quién o dónde recibió la mayor informaci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2</text:p>
          </table:table-cell>
          <table:table-cell office:value-type="string" table:style-name="ce6">
            <text:p>802. <text:s/>Vea la edad en preg. 101 sección I y marque lo correspond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3</text:p>
          </table:table-cell>
          <table:table-cell office:value-type="string" table:style-name="ce6">
            <text:p>803. <text:s/>¿Ha tenido relaciones sexual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4</text:p>
          </table:table-cell>
          <table:table-cell office:value-type="string" table:style-name="ce6">
            <text:p>804. <text:s/>¿Cuántos años cumplidos tenía usted cuando tuvo su primera relación sexu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5</text:p>
          </table:table-cell>
          <table:table-cell office:value-type="string" table:style-name="ce6">
            <text:p>805. <text:s/>¿Qué edad tenía la persona con quién tuvo la primera relación sexual? (co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6</text:p>
          </table:table-cell>
          <table:table-cell office:value-type="string" table:style-name="ce6">
            <text:p>806. <text:s/>¿Cuál era su relación con esa persona en ese momen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7</text:p>
          </table:table-cell>
          <table:table-cell office:value-type="string" table:style-name="ce6">
            <text:p>807. <text:s/>¿Su primera relación sexual ocurrió porqu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8</text:p>
          </table:table-cell>
          <table:table-cell office:value-type="string" table:style-name="ce6">
            <text:p>808. <text:s/>¿Usó usted o él algún método anticonceptivo durante esa primera relación 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09</text:p>
          </table:table-cell>
          <table:table-cell office:value-type="string" table:style-name="ce6">
            <text:p>809. <text:s/>¿Qué método utilizó en esa primera ocasi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0</text:p>
          </table:table-cell>
          <table:table-cell office:value-type="string" table:style-name="ce6">
            <text:p>810. <text:s/>¿Quién decidió usar el método en la primera relación sexu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1</text:p>
          </table:table-cell>
          <table:table-cell office:value-type="string" table:style-name="ce6">
            <text:p>811. <text:s/>¿Cuál fue la razón principal por la que no usaron algún método anticoncep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2</text:p>
          </table:table-cell>
          <table:table-cell office:value-type="string" table:style-name="ce6">
            <text:p>812. <text:s/>ENCUESTADOR/A: OBSERVE LAS PREGUNTAS 200 Y 207, SECCIÓN II HISTORIA DE NA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3</text:p>
          </table:table-cell>
          <table:table-cell office:value-type="string" table:style-name="ce6">
            <text:p>813. <text:s/>¿Qué edad tenía cuando supo que estaba embarazada por primera vez? Años C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4</text:p>
          </table:table-cell>
          <table:table-cell office:value-type="string" table:style-name="ce6">
            <text:p>814. <text:s/>Cuando se embarazó ¿Pensaba que podía quedar embaraza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5</text:p>
          </table:table-cell>
          <table:table-cell office:value-type="string" table:style-name="ce6">
            <text:p>815. <text:s/>¿Por qué n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6</text:p>
          </table:table-cell>
          <table:table-cell office:value-type="string" table:style-name="ce6">
            <text:p>816. <text:s/>En la época en la que quedó embarazad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7</text:p>
          </table:table-cell>
          <table:table-cell office:value-type="string" table:style-name="ce6">
            <text:p>817. <text:s/>¿Qué edad tenía la persona que la embarazó por primera vez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8</text:p>
          </table:table-cell>
          <table:table-cell office:value-type="string" table:style-name="ce6">
            <text:p>818. <text:s/>¿Qué era para usted esa persona en ese momen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19</text:p>
          </table:table-cell>
          <table:table-cell office:value-type="string" table:style-name="ce6">
            <text:p>819. <text:s/>En su primer embaraz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0</text:p>
          </table:table-cell>
          <table:table-cell office:value-type="string" table:style-name="ce6">
            <text:p>820. <text:s/>¿Era estudiante cuando supo que estaba embaraza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1</text:p>
          </table:table-cell>
          <table:table-cell office:value-type="string" table:style-name="ce6">
            <text:p>821. <text:s/>¿Qué nivel de instrucción y grado, curso o año estaba cursando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1_1</text:p>
          </table:table-cell>
          <table:table-cell office:value-type="string" table:style-name="ce6">
            <text:p>821.1 GRADO/CURSO/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2</text:p>
          </table:table-cell>
          <table:table-cell office:value-type="string" table:style-name="ce6">
            <text:p>822. <text:s/>¿Interrumpió sus estudi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3</text:p>
          </table:table-cell>
          <table:table-cell office:value-type="string" table:style-name="ce6">
            <text:p>823. <text:s/>Encuestador/a vea en Preg. 819 si ya terminó su primer embaraz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4</text:p>
          </table:table-cell>
          <table:table-cell office:value-type="string" table:style-name="ce6">
            <text:p>824. <text:s/>¿Siguió asistiendo a clases después de que terminó este embara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5</text:p>
          </table:table-cell>
          <table:table-cell office:value-type="string" table:style-name="ce6">
            <text:p>825. <text:s/>¿Por qué no siguió asistien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6</text:p>
          </table:table-cell>
          <table:table-cell office:value-type="string" table:style-name="ce6">
            <text:p>826. <text:s/>Al momento que supo que estaba embarazada, ¿Trabajaba en algo por lo cu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7</text:p>
          </table:table-cell>
          <table:table-cell office:value-type="string" table:style-name="ce6">
            <text:p>827. <text:s/>¿Siguió trabajando después de que se le notaba el embara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8</text:p>
          </table:table-cell>
          <table:table-cell office:value-type="string" table:style-name="ce6">
            <text:p>828. <text:s/>Encuestador/a vea en Preg. 823 si ya terminó su primer embaraz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29</text:p>
          </table:table-cell>
          <table:table-cell office:value-type="string" table:style-name="ce6">
            <text:p>829. <text:s/>¿Volvió a trabajar después de que terminó el embara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0</text:p>
          </table:table-cell>
          <table:table-cell office:value-type="string" table:style-name="ce6">
            <text:p>830. <text:s/>¿Por qué no volvió a trabaj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1</text:p>
          </table:table-cell>
          <table:table-cell office:value-type="string" table:style-name="ce6">
            <text:p>831. <text:s/>¿Cuántos años cumplidos tenía usted cuando tuvo su primera relación sexu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2_dias</text:p>
          </table:table-cell>
          <table:table-cell office:value-type="string" table:style-name="ce6">
            <text:p>832. <text:s/>¿Hace cuánto tiempo tuvo su última relación sexual (coito)?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2_sem~s</text:p>
          </table:table-cell>
          <table:table-cell office:value-type="string" table:style-name="ce6">
            <text:p>832. <text:s/>¿Hace cuánto tiempo tuvo su última relación sexual (coito)?: seman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2_meses</text:p>
          </table:table-cell>
          <table:table-cell office:value-type="string" table:style-name="ce6">
            <text:p>832. <text:s/>¿Hace cuánto tiempo tuvo su última relación sexual (coito)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2_anios</text:p>
          </table:table-cell>
          <table:table-cell office:value-type="string" table:style-name="ce6">
            <text:p>832. <text:s/>¿Hace cuánto tiempo tuvo su última relación sexual (coito)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3</text:p>
          </table:table-cell>
          <table:table-cell office:value-type="string" table:style-name="ce6">
            <text:p>833. <text:s/>Encuestador/a vea en Preg. 832 hace cuánto tiempo tuvo la última rel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4</text:p>
          </table:table-cell>
          <table:table-cell office:value-type="string" table:style-name="ce6">
            <text:p>834. <text:s/>¿Usó el condón en su última relación sexu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5</text:p>
          </table:table-cell>
          <table:table-cell office:value-type="string" table:style-name="ce6">
            <text:p>835. <text:s/>¿Por qué no lo us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6</text:p>
          </table:table-cell>
          <table:table-cell office:value-type="string" table:style-name="ce6">
            <text:p>836. <text:s/>Si su pareja le pidiera que lo usen, ¿Usted estaría dispuesta a usar el 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7</text:p>
          </table:table-cell>
          <table:table-cell office:value-type="string" table:style-name="ce6">
            <text:p>837. <text:s/>Y si usted fuera quién pidiera a su pareja que usaran el condón,¿Cómo cre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8_1</text:p>
          </table:table-cell>
          <table:table-cell office:value-type="string" table:style-name="ce6">
            <text:p>838.1 El condón lo usó para: <text:s/>¿Evitar el embara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8_2</text:p>
          </table:table-cell>
          <table:table-cell office:value-type="string" table:style-name="ce6">
            <text:p>838.2 ¿ Evitar 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8_3</text:p>
          </table:table-cell>
          <table:table-cell office:value-type="string" table:style-name="ce6">
            <text:p>838.3 ¿Evitar otras infecciones de transmisión sexu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8_4</text:p>
          </table:table-cell>
          <table:table-cell office:value-type="string" table:style-name="ce6">
            <text:p>838.4 ¿Por otra raz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39</text:p>
          </table:table-cell>
          <table:table-cell office:value-type="string" table:style-name="ce6">
            <text:p>839. <text:s/>Cuándo usted no desea tener relaciones sexuales ¿puede decírselo a su es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0</text:p>
          </table:table-cell>
          <table:table-cell office:value-type="string" table:style-name="ce6">
            <text:p>840. <text:s/>¿Qué edad tenía cuando le llegó la menstruación (regla) por primera vez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1</text:p>
          </table:table-cell>
          <table:table-cell office:value-type="string" table:style-name="ce6">
            <text:p>841. <text:s/>Cuándo eso sucedió, ¿usted sabía lo que es la menstruación o regl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2</text:p>
          </table:table-cell>
          <table:table-cell office:value-type="string" table:style-name="ce6">
            <text:p>842. <text:s/>¿Quién fue la primera persona que le explicó sobre la menstruación o regl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3_dias</text:p>
          </table:table-cell>
          <table:table-cell office:value-type="string" table:style-name="ce6">
            <text:p>843. <text:s/>¿Hace cuánto tiempo tuvo su última menstruación o regla?: <text:s/>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3_sem~s</text:p>
          </table:table-cell>
          <table:table-cell office:value-type="string" table:style-name="ce6">
            <text:p>843. <text:s/>¿Hace cuánto tiempo tuvo su última menstruación o regla?: seman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3_meses</text:p>
          </table:table-cell>
          <table:table-cell office:value-type="string" table:style-name="ce6">
            <text:p>843. <text:s/>¿Hace cuánto tiempo tuvo su última menstruación o regla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3_anios</text:p>
          </table:table-cell>
          <table:table-cell office:value-type="string" table:style-name="ce6">
            <text:p>843. <text:s/>¿Hace cuánto tiempo tuvo su última menstruación o regla?: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4</text:p>
          </table:table-cell>
          <table:table-cell office:value-type="string" table:style-name="ce6">
            <text:p>844. <text:s/>Según su opinión, ¿Quién debe tomar la iniciativa de usar algún método an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8_845</text:p>
          </table:table-cell>
          <table:table-cell office:value-type="string" table:style-name="ce6">
            <text:p>845. <text:s/>En su opinión, ¿Una mujer puede quedar embarazada la primera vez que tie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0</text:p>
          </table:table-cell>
          <table:table-cell office:value-type="string" table:style-name="ce6">
            <text:p>900. <text:s/>¿Actualmente usted est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1</text:p>
          </table:table-cell>
          <table:table-cell office:value-type="string" table:style-name="ce6">
            <text:p>901. <text:s/>¿Ha estado usted casada o unida alguna vez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2</text:p>
          </table:table-cell>
          <table:table-cell office:value-type="string" table:style-name="ce6">
            <text:p>902. <text:s/>Su cónyuge/conviviente vive con usted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3</text:p>
          </table:table-cell>
          <table:table-cell office:value-type="string" table:style-name="ce6">
            <text:p>903. <text:s/>Usted ¿ha estado en unión o casada solo una vez o más de una vez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4_1</text:p>
          </table:table-cell>
          <table:table-cell office:value-type="string" table:style-name="ce6">
            <text:p>904.1 ¿Cuál es la fecha en que se casó o unió por última vez?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4_2</text:p>
          </table:table-cell>
          <table:table-cell office:value-type="string" table:style-name="ce6">
            <text:p>904.2 ¿Cuál es la fecha en que se casó o unió por última vez?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4_3</text:p>
          </table:table-cell>
          <table:table-cell office:value-type="string" table:style-name="ce6">
            <text:p>904.3 ¿Cuál es la fecha en que se casó o unió por última vez?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5</text:p>
          </table:table-cell>
          <table:table-cell office:value-type="string" table:style-name="ce6">
            <text:p>905. <text:s/>¿Qué edad tenía usted la primera vez que se casó o uni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9_906</text:p>
          </table:table-cell>
          <table:table-cell office:value-type="string" table:style-name="ce6">
            <text:p>906. <text:s/>¿Qué tiempo tiene de (…..…)? <text:s/>Encuestador/a vea en la Preg. 90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0</text:p>
          </table:table-cell>
          <table:table-cell office:value-type="string" table:style-name="ce6">
            <text:p>1000. <text:s/>¿Ha oído hablar de las infecciones de transmisión sexu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1</text:p>
          </table:table-cell>
          <table:table-cell office:value-type="string" table:style-name="ce6">
            <text:p>1001.a ¿Cuáles infecciones de transmisión sexual ha oído hablar? <text:s/>Sifil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1</text:p>
          </table:table-cell>
          <table:table-cell office:value-type="string" table:style-name="ce6">
            <text:p>1002.a ¿Ha oído hablar de Sifil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2</text:p>
          </table:table-cell>
          <table:table-cell office:value-type="string" table:style-name="ce6">
            <text:p>1001.b ¿Cuáles infecciones de transmisión sexual ha oído hablar? <text:s/>Gonorre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2</text:p>
          </table:table-cell>
          <table:table-cell office:value-type="string" table:style-name="ce6">
            <text:p>1002.b ¿Ha oído hablar de Gonorre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3</text:p>
          </table:table-cell>
          <table:table-cell office:value-type="string" table:style-name="ce6">
            <text:p>1001.c ¿Cuáles infecciones de transmisión sexual ha oído hablar? <text:s/>VIH / 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3</text:p>
          </table:table-cell>
          <table:table-cell office:value-type="string" table:style-name="ce6">
            <text:p>1002.c ¿Ha oído hablar de VIH / 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4</text:p>
          </table:table-cell>
          <table:table-cell office:value-type="string" table:style-name="ce6">
            <text:p>1001.d ¿Cuáles infecciones de transmisión sexual ha oído hablar? <text:s/>Herpes gen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4</text:p>
          </table:table-cell>
          <table:table-cell office:value-type="string" table:style-name="ce6">
            <text:p>1002.d ¿Ha oído hablar de Herpes genit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5</text:p>
          </table:table-cell>
          <table:table-cell office:value-type="string" table:style-name="ce6">
            <text:p>1001.e ¿Cuáles infecciones de transmisión sexual ha oído hablar? <text:s/>Virus de Pap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5</text:p>
          </table:table-cell>
          <table:table-cell office:value-type="string" table:style-name="ce6">
            <text:p>1002.e ¿Ha oído hablar de Virus de Papiloma Humano (Condilomas, verrugas, coli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6</text:p>
          </table:table-cell>
          <table:table-cell office:value-type="string" table:style-name="ce6">
            <text:p>1001.f ¿Cuáles infecciones de transmisión sexual ha oído hablar? <text:s/>Chancr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6</text:p>
          </table:table-cell>
          <table:table-cell office:value-type="string" table:style-name="ce6">
            <text:p>1002.f ¿Ha oído hablar de Chancr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7</text:p>
          </table:table-cell>
          <table:table-cell office:value-type="string" table:style-name="ce6">
            <text:p>1001.g ¿Cuáles infecciones de transmisión sexual ha oído hablar? Clamidi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7</text:p>
          </table:table-cell>
          <table:table-cell office:value-type="string" table:style-name="ce6">
            <text:p>1002.g ¿Ha oído hablar de Clamidi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8</text:p>
          </table:table-cell>
          <table:table-cell office:value-type="string" table:style-name="ce6">
            <text:p>1001.h ¿Cuáles infecciones de transmisión sexual ha oído hablar? Hepatitis B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8</text:p>
          </table:table-cell>
          <table:table-cell office:value-type="string" table:style-name="ce6">
            <text:p>1002.h ¿Ha oído hablar de Hepatitis B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9</text:p>
          </table:table-cell>
          <table:table-cell office:value-type="string" table:style-name="ce6">
            <text:p>1001.h ¿Cuáles infecciones de transmisión sexual ha oído hablar? Tricomonias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9</text:p>
          </table:table-cell>
          <table:table-cell office:value-type="string" table:style-name="ce6">
            <text:p>1002.h ¿Ha oído hablar de Tricomonias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10</text:p>
          </table:table-cell>
          <table:table-cell office:value-type="string" table:style-name="ce6">
            <text:p>1001.j ¿Cuáles infecciones de transmisión sexual ha oído hablar? Candidias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2_10</text:p>
          </table:table-cell>
          <table:table-cell office:value-type="string" table:style-name="ce6">
            <text:p>1002.j ¿Ha oído hablar de Candidias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1_11</text:p>
          </table:table-cell>
          <table:table-cell office:value-type="string" table:style-name="ce6">
            <text:p>*k otra, cuá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3</text:p>
          </table:table-cell>
          <table:table-cell office:value-type="string" table:style-name="ce6">
            <text:p>1003. <text:s/>Encuestador/a vea en preguntas 1001c y 1002c si ha oído hablar del VIH/S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4</text:p>
          </table:table-cell>
          <table:table-cell office:value-type="string" table:style-name="ce6">
            <text:p>1004. <text:s/>¿Piensa que una persona pueda estar infectada con el VIH/Sida y no pres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5</text:p>
          </table:table-cell>
          <table:table-cell office:value-type="string" table:style-name="ce6">
            <text:p>1005. <text:s/>¿Cree usted que existe cura para 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6</text:p>
          </table:table-cell>
          <table:table-cell office:value-type="string" table:style-name="ce6">
            <text:p>1006. <text:s/>¿Cree que usted tiene algún riesgo o peligro de infectarse d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7</text:p>
          </table:table-cell>
          <table:table-cell office:value-type="string" table:style-name="ce6">
            <text:p>1007. <text:s/>¿Cuál es la razón principal por la que piensa Usted que SI tiene algún r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8</text:p>
          </table:table-cell>
          <table:table-cell office:value-type="string" table:style-name="ce6">
            <text:p>1008. <text:s/>¿Cuál es la razón principal por la que piensa que NO tiene riesg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9_1</text:p>
          </table:table-cell>
          <table:table-cell office:value-type="string" table:style-name="ce6">
            <text:p>1009.a ¿Cuáles formas de prevención conoce usted para que un hombre o una muj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0_1</text:p>
          </table:table-cell>
          <table:table-cell office:value-type="string" table:style-name="ce6">
            <text:p>1010.a ¿Es posible evitar infectarse del VIH/SIDA al …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9_2</text:p>
          </table:table-cell>
          <table:table-cell office:value-type="string" table:style-name="ce6">
            <text:p>1009.b Manteniendo relaciones sexuales únicamente con una pareja que no tiene 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0_2</text:p>
          </table:table-cell>
          <table:table-cell office:value-type="string" table:style-name="ce6">
            <text:p>1010.b ¿Es posible evitar infectarse del VIH/SIDA al …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9_3</text:p>
          </table:table-cell>
          <table:table-cell office:value-type="string" table:style-name="ce6">
            <text:p>1009.c Utilizando un preservativo cada vez que tiene relaciones sexual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0_3</text:p>
          </table:table-cell>
          <table:table-cell office:value-type="string" table:style-name="ce6">
            <text:p>1010.c ¿Es posible evitar infectarse del VIH/SIDA al …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9_4</text:p>
          </table:table-cell>
          <table:table-cell office:value-type="string" table:style-name="ce6">
            <text:p>1009.d No tener relaciones sexuales con desconocid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0_4</text:p>
          </table:table-cell>
          <table:table-cell office:value-type="string" table:style-name="ce6">
            <text:p>1010.d ¿Es posible evitar infectarse del VIH/SIDA al …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09_5</text:p>
          </table:table-cell>
          <table:table-cell office:value-type="string" table:style-name="ce6">
            <text:p>*e otra, cuá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1_1</text:p>
          </table:table-cell>
          <table:table-cell office:value-type="string" table:style-name="ce6">
            <text:p>1011.a ¿Piensa usted que una persona puede infectarse del VIH/SIDA al ...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1_2</text:p>
          </table:table-cell>
          <table:table-cell office:value-type="string" table:style-name="ce6">
            <text:p>1011.b Besar en la frente a alguien que tiene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1_3</text:p>
          </table:table-cell>
          <table:table-cell office:value-type="string" table:style-name="ce6">
            <text:p>1011.c Ser picado por un mosquito o zancu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1_4</text:p>
          </table:table-cell>
          <table:table-cell office:value-type="string" table:style-name="ce6">
            <text:p>1011.d Usar cucharas, tenedores, platos o vasos usados por alguien que tiene V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1_5</text:p>
          </table:table-cell>
          <table:table-cell office:value-type="string" table:style-name="ce6">
            <text:p>1011.e Trabajar con una persona que tiene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2_1</text:p>
          </table:table-cell>
          <table:table-cell office:value-type="string" table:style-name="ce6">
            <text:p>1012.a ¿Si usted supiera: <text:s/>Que un vendedor/proveedor/tendero de vegetales fr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2_2</text:p>
          </table:table-cell>
          <table:table-cell office:value-type="string" table:style-name="ce6">
            <text:p>1012.b Que un niño está infectado por el VIH ¿Cree que puede ir a la escuela 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2_3</text:p>
          </table:table-cell>
          <table:table-cell office:value-type="string" table:style-name="ce6">
            <text:p>1012.c Que un pariente suyo se enfermara de VIH ¿Estaría usted dispuesta a rec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2_4</text:p>
          </table:table-cell>
          <table:table-cell office:value-type="string" table:style-name="ce6">
            <text:p>1012.d Que un profesor se encuentra infectado por el VIH, pero no se ve enferm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2_5</text:p>
          </table:table-cell>
          <table:table-cell office:value-type="string" table:style-name="ce6">
            <text:p>1012.e Que una persona de su familia se infectara por el VIH ¿Preferiría uste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3</text:p>
          </table:table-cell>
          <table:table-cell office:value-type="string" table:style-name="ce6">
            <text:p>1013. <text:s/>¿En los últimos 12 meses en su última relación sexual utilizó cond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4</text:p>
          </table:table-cell>
          <table:table-cell office:value-type="string" table:style-name="ce6">
            <text:p>1014. <text:s/>¿Ha oído hablar de la prueba o examen d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5</text:p>
          </table:table-cell>
          <table:table-cell office:value-type="string" table:style-name="ce6">
            <text:p>1015. <text:s/>¿Sabe dónde hacen la prueba o examen para el VIH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6</text:p>
          </table:table-cell>
          <table:table-cell office:value-type="string" table:style-name="ce6">
            <text:p>1016. <text:s/>¿Le han hecho alguna vez la prueba o examen d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7</text:p>
          </table:table-cell>
          <table:table-cell office:value-type="string" table:style-name="ce6">
            <text:p>1017. <text:s/>¿Hace cuánto tiempo fue que se la hizo la última vez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7_2</text:p>
          </table:table-cell>
          <table:table-cell office:value-type="string" table:style-name="ce6">
            <text:p>1017. ¿Hace cuánto tiempo fue que se la hizo la última vez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8</text:p>
          </table:table-cell>
          <table:table-cell office:value-type="string" table:style-name="ce6">
            <text:p>1018. <text:s/>¿Dónde se la hi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19</text:p>
          </table:table-cell>
          <table:table-cell office:value-type="string" table:style-name="ce6">
            <text:p>1019. <text:s/>Ese examen se lo hiz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20</text:p>
          </table:table-cell>
          <table:table-cell office:value-type="string" table:style-name="ce6">
            <text:p>1020. <text:s/>Antes de hacerle la prueba o el examen, ¿Le explicaron de qué se tratab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21</text:p>
          </table:table-cell>
          <table:table-cell office:value-type="string" table:style-name="ce6">
            <text:p>1021. <text:s/>¿Recibió los resultados de la prueba o examen d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22</text:p>
          </table:table-cell>
          <table:table-cell office:value-type="string" table:style-name="ce6">
            <text:p>1022. <text:s/>Antes de darle los resultados, ¿Conversaron con usted sobre las forma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23</text:p>
          </table:table-cell>
          <table:table-cell office:value-type="string" table:style-name="ce6">
            <text:p>1023. <text:s/>¿Cuál es la razón principal por la que nunca se ha hecho la prueba o exa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24</text:p>
          </table:table-cell>
          <table:table-cell office:value-type="string" table:style-name="ce6">
            <text:p>1024. <text:s/>Si le ofrecieran hacer el examen del VIH/Sida de manera gratuita, ¿Estarí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10_1025</text:p>
          </table:table-cell>
          <table:table-cell office:value-type="string" table:style-name="ce6">
            <text:p>1025. <text:s/>¿Cuál es la razón principal por la que no se haría la prueba o examen d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</text:p>
          </table:table-cell>
          <table:table-cell office:value-type="string" table:style-name="ce6">
            <text:p>region <text:s text:c="4"/>Reg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</text:p>
          </table:table-cell>
          <table:table-cell office:value-type="string" table:style-name="ce6">
            <text:p>etnia <text:s text:c="5"/>Identificación ét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anios</text:p>
          </table:table-cell>
          <table:table-cell office:value-type="string" table:style-name="ce6">
            <text:p>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anios</text:p>
          </table:table-cell>
          <table:table-cell office:value-type="string" table:style-name="ce6">
            <text:p>Grupo de 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</text:p>
          </table:table-cell>
          <table:table-cell office:value-type="string" table:style-name="ce6">
            <text:p>nivins <text:s text:c="4"/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034" table:style-name="ro1">
          <table:table-cell table:number-columns-repeated="16384"/>
        </table:table-row>
      </table:table>
      <table:table table:name="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5_BDD_ENS2018_f2_lactanc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madr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ijo</text:p>
          </table:table-cell>
          <table:table-cell office:value-type="string" table:style-name="ce3">
            <text:p>Indentificador del hij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ijo_ord</text:p>
          </table:table-cell>
          <table:table-cell office:value-type="string" table:style-name="ce3">
            <text:p>Indentificador del hijo según el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sona</text:p>
          </table:table-cell>
          <table:table-cell office:value-type="string" table:style-name="ce6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xo</text:p>
          </table:table-cell>
          <table:table-cell office:value-type="string" table:style-name="ce6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a_300</text:p>
          </table:table-cell>
          <table:table-cell office:value-type="string" table:style-name="ce6">
            <text:p>300. <text:s/>Vea en preg. 218, página 3. Si el último nacido vivo es menor a 3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a_302</text:p>
          </table:table-cell>
          <table:table-cell office:value-type="string" table:style-name="ce6">
            <text:p>302. <text:s/>¿Al nacer (…) su último hijo/a le dio el sen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a_303</text:p>
          </table:table-cell>
          <table:table-cell office:value-type="string" table:style-name="ce6">
            <text:p>303. <text:s/>¿Por qué no amaman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a_303a</text:p>
          </table:table-cell>
          <table:table-cell office:value-type="string" table:style-name="ce6">
            <text:p>303.a Aunque (..) no haya sido amamantado al nacer por usted, ¿recibiío leche 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a_304</text:p>
          </table:table-cell>
          <table:table-cell office:value-type="string" table:style-name="ce6">
            <text:p>304. <text:s/>¿A qué tiempo después del nacimiento (…) empezó a mamar, lactar o rec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b_305</text:p>
          </table:table-cell>
          <table:table-cell office:value-type="string" table:style-name="ce6">
            <text:p>305. <text:s/>¿Fue alimentado (…) con leche materna durante el día y/o la noche de ay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b_306</text:p>
          </table:table-cell>
          <table:table-cell office:value-type="string" table:style-name="ce6">
            <text:p>306. <text:s/>En los primeros tres días después del nacimiento de (…), antes de que su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c_307_1</text:p>
          </table:table-cell>
          <table:table-cell office:value-type="string" table:style-name="ce6">
            <text:p>307.1 ¿Durante cuánto tiempo le dio a (…) solamente pecho, sin ningún otro líq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c_307_2</text:p>
          </table:table-cell>
          <table:table-cell office:value-type="string" table:style-name="ce6">
            <text:p>307.2 ¿Durante cuánto tiempo le dio a (…) solamente pecho, sin ningún otro líq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c_307_3</text:p>
          </table:table-cell>
          <table:table-cell office:value-type="string" table:style-name="ce6">
            <text:p>307.3 ¿Durante cuánto tiempo le dio a (…) solamente pecho, sin ningún otro líq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c_308</text:p>
          </table:table-cell>
          <table:table-cell office:value-type="string" table:style-name="ce6">
            <text:p>308. <text:s/>¿(…) tomó leche materna, en el día y/o la noche de ay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c_309</text:p>
          </table:table-cell>
          <table:table-cell office:value-type="string" table:style-name="ce6">
            <text:p>309. <text:s/>¿Le dio el pecho a (…) cada vez que le pidió, o a libre demanda desde qu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0</text:p>
          </table:table-cell>
          <table:table-cell office:value-type="string" table:style-name="ce6">
            <text:p>310. <text:s/>¿(…) consumió algún líquido diferente a leche materna durante el día y/o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a_1</text:p>
          </table:table-cell>
          <table:table-cell office:value-type="string" table:style-name="ce6">
            <text:p>311.a1 Agua pura - ¿(…) consumió durante el día y/o la noche de ayer alguno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a_2</text:p>
          </table:table-cell>
          <table:table-cell office:value-type="string" table:style-name="ce6">
            <text:p>311.a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b_1</text:p>
          </table:table-cell>
          <table:table-cell office:value-type="string" table:style-name="ce6">
            <text:p>311.b1 Leche fórmula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b_2</text:p>
          </table:table-cell>
          <table:table-cell office:value-type="string" table:style-name="ce6">
            <text:p>311.b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c_1</text:p>
          </table:table-cell>
          <table:table-cell office:value-type="string" table:style-name="ce6">
            <text:p>311.c1 Leche en polvo - ¿(…) consumió durante el día y/o la noche de ayer algu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c_2</text:p>
          </table:table-cell>
          <table:table-cell office:value-type="string" table:style-name="ce6">
            <text:p>311.c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d_1</text:p>
          </table:table-cell>
          <table:table-cell office:value-type="string" table:style-name="ce6">
            <text:p>311.d1 Jugos naturales - ¿(…) consumió durante el día y/o la noche de ayer alg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d_2</text:p>
          </table:table-cell>
          <table:table-cell office:value-type="string" table:style-name="ce6">
            <text:p>311.d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e_1</text:p>
          </table:table-cell>
          <table:table-cell office:value-type="string" table:style-name="ce6">
            <text:p>311.e1 Sopa - ¿(…) consumió durante el día y/o la noche de ayer alguno de los 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e_2</text:p>
          </table:table-cell>
          <table:table-cell office:value-type="string" table:style-name="ce6">
            <text:p>311.e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f_1</text:p>
          </table:table-cell>
          <table:table-cell office:value-type="string" table:style-name="ce6">
            <text:p>311.f1 Yogurt - ¿(…) consumió durante el día y/o la noche de ayer alguno de 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f_2</text:p>
          </table:table-cell>
          <table:table-cell office:value-type="string" table:style-name="ce6">
            <text:p>311.f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g_1</text:p>
          </table:table-cell>
          <table:table-cell office:value-type="string" table:style-name="ce6">
            <text:p>311.g1 Colada - ¿(…) consumió durante el día y/o la noche de ayer alguno de 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g_2</text:p>
          </table:table-cell>
          <table:table-cell office:value-type="string" table:style-name="ce6">
            <text:p>311.g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h_1</text:p>
          </table:table-cell>
          <table:table-cell office:value-type="string" table:style-name="ce6">
            <text:p>311.h1 Otro líquido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h_2</text:p>
          </table:table-cell>
          <table:table-cell office:value-type="string" table:style-name="ce6">
            <text:p>311.h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i_1</text:p>
          </table:table-cell>
          <table:table-cell office:value-type="string" table:style-name="ce6">
            <text:p>311.i1 Agua aromática - ¿(…) consumió durante el día y/o la noche de ayer algu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i_2</text:p>
          </table:table-cell>
          <table:table-cell office:value-type="string" table:style-name="ce6">
            <text:p>311.i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j_1</text:p>
          </table:table-cell>
          <table:table-cell office:value-type="string" table:style-name="ce6">
            <text:p>311.j1 Cualquier otro - ¿(…) consumió durante el día y/o la noche de ayer algu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j_3</text:p>
          </table:table-cell>
          <table:table-cell office:value-type="string" table:style-name="ce6">
            <text:p>311j. otro, especifique - ¿(…) consumió durante el día y/o la noche de ay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1j_2</text:p>
          </table:table-cell>
          <table:table-cell office:value-type="string" table:style-name="ce6">
            <text:p>311.j2 Cuántas veces - ¿(…) consumió durante el día y/o la noche de ayer algu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2</text:p>
          </table:table-cell>
          <table:table-cell office:value-type="string" table:style-name="ce6">
            <text:p>312. <text:s/>¿(…) comió algún alimento sólido o semisólido, durante el día y/o la noch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</text:p>
          </table:table-cell>
          <table:table-cell office:value-type="string" table:style-name="ce6">
            <text:p>313.a Colada espesa de harina de trigo o cebada, pan, arroz, fideos u otro ali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2</text:p>
          </table:table-cell>
          <table:table-cell office:value-type="string" table:style-name="ce6">
            <text:p>313.b Colada espesa hecha de gran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3</text:p>
          </table:table-cell>
          <table:table-cell office:value-type="string" table:style-name="ce6">
            <text:p>313.c Zapallo, zanahoria, pepino, camote (amarillo por dentro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4</text:p>
          </table:table-cell>
          <table:table-cell office:value-type="string" table:style-name="ce6">
            <text:p>313.d Papa, yuca, camote blanco, zanahoria blanc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5</text:p>
          </table:table-cell>
          <table:table-cell office:value-type="string" table:style-name="ce6">
            <text:p>313.e Cualquier vegetal de hojas verd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6</text:p>
          </table:table-cell>
          <table:table-cell office:value-type="string" table:style-name="ce6">
            <text:p>313.f Mango maduro, papaya madur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7</text:p>
          </table:table-cell>
          <table:table-cell office:value-type="string" table:style-name="ce6">
            <text:p>313.g Cualquier otra fruta o veget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8</text:p>
          </table:table-cell>
          <table:table-cell office:value-type="string" table:style-name="ce6">
            <text:p>313.h Higado, riñon, corazón y otros organ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9</text:p>
          </table:table-cell>
          <table:table-cell office:value-type="string" table:style-name="ce6">
            <text:p>313.i Cualquier tipo de carne, de vaca, chancho/cerdo, borrego, chivo, pollo 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0</text:p>
          </table:table-cell>
          <table:table-cell office:value-type="string" table:style-name="ce6">
            <text:p>313.j Huev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1</text:p>
          </table:table-cell>
          <table:table-cell office:value-type="string" table:style-name="ce6">
            <text:p>313.k Pescado seco, fresco o marisc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2</text:p>
          </table:table-cell>
          <table:table-cell office:value-type="string" table:style-name="ce6">
            <text:p>313.l Cualquier alimento hecho de fréjol, arveja, lenteja, nueces, semill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3</text:p>
          </table:table-cell>
          <table:table-cell office:value-type="string" table:style-name="ce6">
            <text:p>313.m Queso, yogurt u otro producto lácte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4</text:p>
          </table:table-cell>
          <table:table-cell office:value-type="string" table:style-name="ce6">
            <text:p>313.n Cualquier aceite o grasa, mantequilla o un alimento hecho con estos prod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5</text:p>
          </table:table-cell>
          <table:table-cell office:value-type="string" table:style-name="ce6">
            <text:p>313.o Cualquier alimento dulce como chocolate, caramelos, dulces, pastas, cak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6</text:p>
          </table:table-cell>
          <table:table-cell office:value-type="string" table:style-name="ce6">
            <text:p>313.p Condimentos por sabor como ají, ajo especi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7</text:p>
          </table:table-cell>
          <table:table-cell office:value-type="string" table:style-name="ce6">
            <text:p>313.q Alimentos hechos con aceite de palma, nueces o cocos de palma o pulpa o 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8</text:p>
          </table:table-cell>
          <table:table-cell office:value-type="string" table:style-name="ce6">
            <text:p>313.r Alimentos procesados de sal (compota de sal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19</text:p>
          </table:table-cell>
          <table:table-cell office:value-type="string" table:style-name="ce6">
            <text:p>313.s Alimentos procesados de dulce (compotas o jugos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3_20</text:p>
          </table:table-cell>
          <table:table-cell office:value-type="string" table:style-name="ce6">
            <text:p>313.t Escriba los otros alimentos que la entrevistada índica y que no consta 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4</text:p>
          </table:table-cell>
          <table:table-cell office:value-type="string" table:style-name="ce6">
            <text:p>314 ¿Señora le voi a volver a preguntar: Comió (…) cualquier alimento sólido, 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5</text:p>
          </table:table-cell>
          <table:table-cell office:value-type="string" table:style-name="ce6">
            <text:p>315. <text:s/>¿Cuántas veces (…) comió el alimento sólido, semisólido o suave que no ha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6</text:p>
          </table:table-cell>
          <table:table-cell office:value-type="string" table:style-name="ce6">
            <text:p>316. <text:s/>¿Le agregó AZÚCAR, PANELA O MIEL a algunos de los alimentos ó bebidas qu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7</text:p>
          </table:table-cell>
          <table:table-cell office:value-type="string" table:style-name="ce6">
            <text:p>317. <text:s/>¿Le agregó SAL a algunos de los alimentos ó bebidas que (…) comió o beb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8</text:p>
          </table:table-cell>
          <table:table-cell office:value-type="string" table:style-name="ce6">
            <text:p>318. <text:s/>¿Tomó (…) algún líquido en biberón, durante el día y/o la noche de ay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19</text:p>
          </table:table-cell>
          <table:table-cell office:value-type="string" table:style-name="ce6">
            <text:p>319. <text:s/>¿Cuántos biberones le dio a (…) el día y/o la noche de ayer? -- ¿Cuá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20</text:p>
          </table:table-cell>
          <table:table-cell office:value-type="string" table:style-name="ce6">
            <text:p>320. <text:s/>¿Cuál de estos líquidos tomó primero (…) regularm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21_1</text:p>
          </table:table-cell>
          <table:table-cell office:value-type="string" table:style-name="ce6">
            <text:p>321.1 ¿A qué edad (…) comenzó a tomarlo?: <text:s/>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d_321_2</text:p>
          </table:table-cell>
          <table:table-cell office:value-type="string" table:style-name="ce6">
            <text:p>321.2 ¿A qué edad (…) comenzó a tomarlo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_322</text:p>
          </table:table-cell>
          <table:table-cell office:value-type="string" table:style-name="ce6">
            <text:p>322. <text:s/>Por favor cuénteme ¿recibió (…) al menos dos tomas de leche artificial, 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_323</text:p>
          </table:table-cell>
          <table:table-cell office:value-type="string" table:style-name="ce6">
            <text:p>323. <text:s/>¿Usted está o estaba trabajando como empleado público o privado cuando (…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_324</text:p>
          </table:table-cell>
          <table:table-cell office:value-type="string" table:style-name="ce6">
            <text:p>324. <text:s/>¿En su trabajo respetan o respetaban el permiso de lactancia? (2 horas 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3_325</text:p>
          </table:table-cell>
          <table:table-cell office:value-type="string" table:style-name="ce6">
            <text:p>325. <text:s/>¿En su trabajo respetan o respetaban la licencia de maternidad? (3 meses 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_mef</text:p>
          </table:table-cell>
          <table:table-cell office:value-type="string" table:style-name="ce6">
            <text:p>region <text:s text:c="4"/>Región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_mef</text:p>
          </table:table-cell>
          <table:table-cell office:value-type="string" table:style-name="ce6">
            <text:p>etnia <text:s text:c="5"/>Identificación étnica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meses</text:p>
          </table:table-cell>
          <table:table-cell office:value-type="string" table:style-name="ce6">
            <text:p>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meses</text:p>
          </table:table-cell>
          <table:table-cell office:value-type="string" table:style-name="ce6">
            <text:p>Grupo de 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_mef</text:p>
          </table:table-cell>
          <table:table-cell office:value-type="string" table:style-name="ce6">
            <text:p>nivins <text:s text:c="4"/>Nivel de instrucción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482" table:style-name="ro1">
          <table:table-cell table:number-columns-repeated="16384"/>
        </table:table-row>
      </table:table>
      <table:table table:name="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6_BDD_ENS2018_f2_salud_nine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madr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ijo</text:p>
          </table:table-cell>
          <table:table-cell office:value-type="string" table:style-name="ce3">
            <text:p>Indentificador de la hij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ijo_ord</text:p>
          </table:table-cell>
          <table:table-cell office:value-type="string" table:style-name="ce3">
            <text:p>Indentificador del hijo según el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ord</text:p>
          </table:table-cell>
          <table:table-cell office:value-type="string" table:style-name="ce6">
            <text:p>Orden del hi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sona</text:p>
          </table:table-cell>
          <table:table-cell office:value-type="string" table:style-name="ce6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xo</text:p>
          </table:table-cell>
          <table:table-cell office:value-type="string" table:style-name="ce6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a_402_</text:p>
          </table:table-cell>
          <table:table-cell office:value-type="string" table:style-name="ce6">
            <text:p>402. <text:s/>¿Está vivo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a_403_</text:p>
          </table:table-cell>
          <table:table-cell office:value-type="string" table:style-name="ce6">
            <text:p>403. <text:s/>En la época en la que quedó embarazada de (…), quería Usted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a_404_1</text:p>
          </table:table-cell>
          <table:table-cell office:value-type="string" table:style-name="ce6">
            <text:p>404.1 ¿Cuánto tiempo más hubiera querido esperar para el embarazo de (…)?: me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a_404_2</text:p>
          </table:table-cell>
          <table:table-cell office:value-type="string" table:style-name="ce6">
            <text:p>404.2 ¿Cuánto tiempo más hubiera querido esperar para el embarazo de (…)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a_405_</text:p>
          </table:table-cell>
          <table:table-cell office:value-type="string" table:style-name="ce6">
            <text:p>405. <text:s/>¿Quería su parej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06_</text:p>
          </table:table-cell>
          <table:table-cell office:value-type="string" table:style-name="ce6">
            <text:p>406. <text:s/>¿Tuvo algún control prenatal cuando estaba embarazada de (..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07a_</text:p>
          </table:table-cell>
          <table:table-cell office:value-type="string" table:style-name="ce6">
            <text:p>407.a ¿Dónde se hizo el control con mayor frecuenci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08_</text:p>
          </table:table-cell>
          <table:table-cell office:value-type="string" table:style-name="ce6">
            <text:p>408. <text:s/>¿Consumió algún micronutriente durante el embarazo com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09a_</text:p>
          </table:table-cell>
          <table:table-cell office:value-type="string" table:style-name="ce6">
            <text:p>409.a ¿Con qué frecuencia tomaba Los micronutrient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0_</text:p>
          </table:table-cell>
          <table:table-cell office:value-type="string" table:style-name="ce6">
            <text:p>410. <text:s/>¿Durante el embarazo le pesar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1_</text:p>
          </table:table-cell>
          <table:table-cell office:value-type="string" table:style-name="ce6">
            <text:p>411. <text:s/>¿Durante el embarazo le midieron la barrig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2a_</text:p>
          </table:table-cell>
          <table:table-cell office:value-type="string" table:style-name="ce6">
            <text:p>412.a ¿Durante el embarazo le hicieron un examen de VIH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2b_</text:p>
          </table:table-cell>
          <table:table-cell office:value-type="string" table:style-name="ce6">
            <text:p>412.b Cuá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3_</text:p>
          </table:table-cell>
          <table:table-cell office:value-type="string" table:style-name="ce6">
            <text:p>413. <text:s/>¿Durante el embarazo ¿le tomaron la presi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4_</text:p>
          </table:table-cell>
          <table:table-cell office:value-type="string" table:style-name="ce6">
            <text:p>414. <text:s/>¿Durante el embarazo ¿hicieron un examen de sangr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5_</text:p>
          </table:table-cell>
          <table:table-cell office:value-type="string" table:style-name="ce6">
            <text:p>415. <text:s/>¿Durante el embarazo ¿hicieron un examen de orin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6_</text:p>
          </table:table-cell>
          <table:table-cell office:value-type="string" table:style-name="ce6">
            <text:p>416. <text:s/>¿Durante el embarazo ¿hicieron un examen de sífil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7_</text:p>
          </table:table-cell>
          <table:table-cell office:value-type="string" table:style-name="ce6">
            <text:p>417. <text:s/>¿Durante el embarazo ¿le vacunaron contra el tétan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8_</text:p>
          </table:table-cell>
          <table:table-cell office:value-type="string" table:style-name="ce6">
            <text:p>418. <text:s/>¿Cuántas veces le vacunaron contra el tétan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9a_</text:p>
          </table:table-cell>
          <table:table-cell office:value-type="string" table:style-name="ce6">
            <text:p>419.a ¿Durante el control del embarazo, recibió consejería o asesoría sobre: <text:s/>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9b_</text:p>
          </table:table-cell>
          <table:table-cell office:value-type="string" table:style-name="ce6">
            <text:p>419.b Uso de micronutrientes (hierro, ácido fólico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9c_</text:p>
          </table:table-cell>
          <table:table-cell office:value-type="string" table:style-name="ce6">
            <text:p>419.c Signos de alarma del embarazo (sangrado vaginal, falta de movimiento de b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9d_</text:p>
          </table:table-cell>
          <table:table-cell office:value-type="string" table:style-name="ce6">
            <text:p>419.d Higiene en preparación de alime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9e_</text:p>
          </table:table-cell>
          <table:table-cell office:value-type="string" table:style-name="ce6">
            <text:p>419.e Lavado de man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9f_</text:p>
          </table:table-cell>
          <table:table-cell office:value-type="string" table:style-name="ce6">
            <text:p>419.f Métodos anticonceptiv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19g_</text:p>
          </table:table-cell>
          <table:table-cell office:value-type="string" table:style-name="ce6">
            <text:p>419.g El apego inmediato, lactancia en la primera hora de vida y el corte opor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20_</text:p>
          </table:table-cell>
          <table:table-cell office:value-type="string" table:style-name="ce6">
            <text:p>420. <text:s/>¿Cuántas semanas de embarazo tenía cuando le hicieron el primer contro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21_</text:p>
          </table:table-cell>
          <table:table-cell office:value-type="string" table:style-name="ce6">
            <text:p>421. <text:s/>En total, ¿cuántos controles tuvo antes del 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b_422_</text:p>
          </table:table-cell>
          <table:table-cell office:value-type="string" table:style-name="ce6">
            <text:p>422. <text:s/>Antes de este embarazo ¿Le vacunaron a usted contra el tétanos (para pro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c_423a_</text:p>
          </table:table-cell>
          <table:table-cell office:value-type="string" table:style-name="ce6">
            <text:p>423.a ¿En que lugar tuvo el parto de (..).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c_424a_</text:p>
          </table:table-cell>
          <table:table-cell office:value-type="string" table:style-name="ce6">
            <text:p>424. <text:s/>¿Qué persona ó profesional le tendi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c_425_</text:p>
          </table:table-cell>
          <table:table-cell office:value-type="string" table:style-name="ce6">
            <text:p>425. <text:s/>El parto de (...) fu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26_</text:p>
          </table:table-cell>
          <table:table-cell office:value-type="string" table:style-name="ce6">
            <text:p>426. <text:s/>¿El nacimiento de (...) fue a los 9 meses o antes de tiempo (prematuro, s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27_</text:p>
          </table:table-cell>
          <table:table-cell office:value-type="string" table:style-name="ce6">
            <text:p>427. <text:s/>¿Cuántas semanas antes ó después de lo esperado nació (...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28_</text:p>
          </table:table-cell>
          <table:table-cell office:value-type="string" table:style-name="ce6">
            <text:p>428. <text:s/>¿Le pesaron a (…) en el momento de nacer o en los primeros 7 dí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29_</text:p>
          </table:table-cell>
          <table:table-cell office:value-type="string" table:style-name="ce6">
            <text:p>429. <text:s/>¿Le Realizaron a (…) La prueba del Tamizaje Neonatal (pinchada del talón 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0_</text:p>
          </table:table-cell>
          <table:table-cell office:value-type="string" table:style-name="ce6">
            <text:p>430. <text:s/>¿Le bañaron a (…) antes de cumplir 24 horas de su nacimien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1_</text:p>
          </table:table-cell>
          <table:table-cell office:value-type="string" table:style-name="ce6">
            <text:p>431. <text:s/>¿Esperaron al menos un minuto para realizar el corte del cordón umbilic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2_</text:p>
          </table:table-cell>
          <table:table-cell office:value-type="string" table:style-name="ce6">
            <text:p>432. <text:s/>Tiene usted el carné de salud infantil o libreta integral de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3a_</text:p>
          </table:table-cell>
          <table:table-cell office:value-type="string" table:style-name="ce6">
            <text:p>433.a ENCUESTADOR/A OBSERVE SI EL CARNÉ REGISTRA PUNTOS EN LA CURVA DE CRECIMI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3b_</text:p>
          </table:table-cell>
          <table:table-cell office:value-type="string" table:style-name="ce6">
            <text:p>433.b Cuá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4a_</text:p>
          </table:table-cell>
          <table:table-cell office:value-type="string" table:style-name="ce6">
            <text:p>434.a ENCUESTADOR/A OBSERVE SI EL CARNÉ REGISTRA: TALLA AL NAC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4b_</text:p>
          </table:table-cell>
          <table:table-cell office:value-type="string" table:style-name="ce6">
            <text:p>434.b c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5a_</text:p>
          </table:table-cell>
          <table:table-cell office:value-type="string" table:style-name="ce6">
            <text:p>435.a ENCUESTADOR/A OBSERVE SI EL CARNÉ REGISTRA PERÍMETRO CEFÁLICO AL NAC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5b_</text:p>
          </table:table-cell>
          <table:table-cell office:value-type="string" table:style-name="ce6">
            <text:p>435.b c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6a_</text:p>
          </table:table-cell>
          <table:table-cell office:value-type="string" table:style-name="ce6">
            <text:p>436.a ENCUESTADOR/A OBSERVE SI EL CARNÉ REGISTRA:PESO AL NAC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6b_</text:p>
          </table:table-cell>
          <table:table-cell office:value-type="string" table:style-name="ce6">
            <text:p>436.b gram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7a_</text:p>
          </table:table-cell>
          <table:table-cell office:value-type="string" table:style-name="ce6">
            <text:p>437.a ¿Cuánto pesó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7b_</text:p>
          </table:table-cell>
          <table:table-cell office:value-type="string" table:style-name="ce6">
            <text:p>437.b Pes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8_</text:p>
          </table:table-cell>
          <table:table-cell office:value-type="string" table:style-name="ce6">
            <text:p>438. <text:s/>¿(…) Peso menos de 5.5 Libras, 2.5 Kilogramos o 2500 gram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d_439_</text:p>
          </table:table-cell>
          <table:table-cell office:value-type="string" table:style-name="ce6">
            <text:p>439. <text:s/>En comparación con otros niños recién nacidos, ¿cómo considera que era 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e_440_</text:p>
          </table:table-cell>
          <table:table-cell office:value-type="string" table:style-name="ce6">
            <text:p>440. <text:s/>¿Tuvo usted algún control después del parto de (..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e_441a_</text:p>
          </table:table-cell>
          <table:table-cell office:value-type="string" table:style-name="ce6">
            <text:p>441.a ¿Cuánto tiempo después del parto de (...) tuvo su primer control post p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e_441b_</text:p>
          </table:table-cell>
          <table:table-cell office:value-type="string" table:style-name="ce6">
            <text:p>441.b Semanas - ¿Cuánto tiempo después del parto de (...) tuvo su primer cont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e_442a_</text:p>
          </table:table-cell>
          <table:table-cell office:value-type="string" table:style-name="ce6">
            <text:p>442. <text:s/>¿Dónde tuvo el control de post 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e_441c_</text:p>
          </table:table-cell>
          <table:table-cell office:value-type="string" table:style-name="ce6">
            <text:p>441.c ¿Cuánto tiempo después del parto de (...) tuvo su primer control post p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e_443_</text:p>
          </table:table-cell>
          <table:table-cell office:value-type="string" table:style-name="ce6">
            <text:p>443.a ¿A los cuántos meses después del nacimiento de (...) le volvió su regla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e_444_</text:p>
          </table:table-cell>
          <table:table-cell office:value-type="string" table:style-name="ce6">
            <text:p>444. <text:s/>¿A los cuántos meses después del nacimiento de (...) volvió a tener relac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45_</text:p>
          </table:table-cell>
          <table:table-cell office:value-type="string" table:style-name="ce6">
            <text:p>445. <text:s/>¿(..) fue inscrito en el Registro Civi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46_</text:p>
          </table:table-cell>
          <table:table-cell office:value-type="string" table:style-name="ce6">
            <text:p>446. <text:s/>¿Está vivo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47_</text:p>
          </table:table-cell>
          <table:table-cell office:value-type="string" table:style-name="ce6">
            <text:p>447. <text:s/>¿Fue inscrito el fallecimiento de (...) en el Registro Civi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48_</text:p>
          </table:table-cell>
          <table:table-cell office:value-type="string" table:style-name="ce6">
            <text:p>448. <text:s/>¿Después de que nació (...), le llevó para control médic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49dias_</text:p>
          </table:table-cell>
          <table:table-cell office:value-type="string" table:style-name="ce6">
            <text:p>449. <text:s/>¿Qué tiempo después de nacido (…), le llevó al control médico por prim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49sem~_</text:p>
          </table:table-cell>
          <table:table-cell office:value-type="string" table:style-name="ce6">
            <text:p>449. <text:s/>¿Qué tiempo después de nacido (…), le llevó al control médico por prim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49mes~_</text:p>
          </table:table-cell>
          <table:table-cell office:value-type="string" table:style-name="ce6">
            <text:p>449. <text:s/>¿Qué tiempo después de nacido (…), le llevó al control médico por prim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0_</text:p>
          </table:table-cell>
          <table:table-cell office:value-type="string" table:style-name="ce6">
            <text:p>450. <text:s/>¿Porqué o para qué le llevó a (…)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_1</text:p>
          </table:table-cell>
          <table:table-cell office:value-type="string" table:style-name="ce6">
            <text:p>451.a ¿De 0 a menos de 1 año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b_1</text:p>
          </table:table-cell>
          <table:table-cell office:value-type="string" table:style-name="ce6">
            <text:p>451.b ¿De 1 año a menos de 2 año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c_1</text:p>
          </table:table-cell>
          <table:table-cell office:value-type="string" table:style-name="ce6">
            <text:p>451.c ¿De 2 años a menos de 5 año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num_1</text:p>
          </table:table-cell>
          <table:table-cell office:value-type="string" table:style-name="ce6">
            <text:p>451.a N° de controles en el carnet Último nacido vi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_1</text:p>
          </table:table-cell>
          <table:table-cell office:value-type="string" table:style-name="ce6">
            <text:p>451.a1 Control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d~1</text:p>
          </table:table-cell>
          <table:table-cell office:value-type="string" table:style-name="ce6">
            <text:p>451.a1 Control1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m~1</text:p>
          </table:table-cell>
          <table:table-cell office:value-type="string" table:style-name="ce6">
            <text:p>451.a1 Control1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a~1</text:p>
          </table:table-cell>
          <table:table-cell office:value-type="string" table:style-name="ce6">
            <text:p>451.a1 Control1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_1</text:p>
          </table:table-cell>
          <table:table-cell office:value-type="string" table:style-name="ce6">
            <text:p>451.a2 Control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d~1</text:p>
          </table:table-cell>
          <table:table-cell office:value-type="string" table:style-name="ce6">
            <text:p>451.a2 Control2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m~1</text:p>
          </table:table-cell>
          <table:table-cell office:value-type="string" table:style-name="ce6">
            <text:p>451.a2 Control2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a~1</text:p>
          </table:table-cell>
          <table:table-cell office:value-type="string" table:style-name="ce6">
            <text:p>451.a2 Control2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3_1</text:p>
          </table:table-cell>
          <table:table-cell office:value-type="string" table:style-name="ce6">
            <text:p>451.a3 Control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3d~1</text:p>
          </table:table-cell>
          <table:table-cell office:value-type="string" table:style-name="ce6">
            <text:p>451.a3 Control3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3m~1</text:p>
          </table:table-cell>
          <table:table-cell office:value-type="string" table:style-name="ce6">
            <text:p>451.a3 Control3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3a~1</text:p>
          </table:table-cell>
          <table:table-cell office:value-type="string" table:style-name="ce6">
            <text:p>451.a3 Control3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4_1</text:p>
          </table:table-cell>
          <table:table-cell office:value-type="string" table:style-name="ce6">
            <text:p>451.a4 Control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4d~1</text:p>
          </table:table-cell>
          <table:table-cell office:value-type="string" table:style-name="ce6">
            <text:p>451.a4 Control4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4m~1</text:p>
          </table:table-cell>
          <table:table-cell office:value-type="string" table:style-name="ce6">
            <text:p>451.a4 Control4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4a~1</text:p>
          </table:table-cell>
          <table:table-cell office:value-type="string" table:style-name="ce6">
            <text:p>451.a4 Control4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5_1</text:p>
          </table:table-cell>
          <table:table-cell office:value-type="string" table:style-name="ce6">
            <text:p>451.a5 Control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5d~1</text:p>
          </table:table-cell>
          <table:table-cell office:value-type="string" table:style-name="ce6">
            <text:p>451.a5 Control5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5m~1</text:p>
          </table:table-cell>
          <table:table-cell office:value-type="string" table:style-name="ce6">
            <text:p>451.a5 Control5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5a~1</text:p>
          </table:table-cell>
          <table:table-cell office:value-type="string" table:style-name="ce6">
            <text:p>451.a5 Control5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6_1</text:p>
          </table:table-cell>
          <table:table-cell office:value-type="string" table:style-name="ce6">
            <text:p>451.a6 Control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6d~1</text:p>
          </table:table-cell>
          <table:table-cell office:value-type="string" table:style-name="ce6">
            <text:p>451.a6 Control6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6m~1</text:p>
          </table:table-cell>
          <table:table-cell office:value-type="string" table:style-name="ce6">
            <text:p>451.a6 Control6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6a~1</text:p>
          </table:table-cell>
          <table:table-cell office:value-type="string" table:style-name="ce6">
            <text:p>451.a6 Control6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7_1</text:p>
          </table:table-cell>
          <table:table-cell office:value-type="string" table:style-name="ce6">
            <text:p>451.a7 Control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7d~1</text:p>
          </table:table-cell>
          <table:table-cell office:value-type="string" table:style-name="ce6">
            <text:p>451.a7 Control7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7m~1</text:p>
          </table:table-cell>
          <table:table-cell office:value-type="string" table:style-name="ce6">
            <text:p>451.a7 Control7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7a~1</text:p>
          </table:table-cell>
          <table:table-cell office:value-type="string" table:style-name="ce6">
            <text:p>451.a7 Control7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8_1</text:p>
          </table:table-cell>
          <table:table-cell office:value-type="string" table:style-name="ce6">
            <text:p>451.a8 Control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8d~1</text:p>
          </table:table-cell>
          <table:table-cell office:value-type="string" table:style-name="ce6">
            <text:p>451.a8 Control8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8m~1</text:p>
          </table:table-cell>
          <table:table-cell office:value-type="string" table:style-name="ce6">
            <text:p>451.a8 Control8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8a~1</text:p>
          </table:table-cell>
          <table:table-cell office:value-type="string" table:style-name="ce6">
            <text:p>451.a8 Control8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9_1</text:p>
          </table:table-cell>
          <table:table-cell office:value-type="string" table:style-name="ce6">
            <text:p>451.a9 Control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9d~1</text:p>
          </table:table-cell>
          <table:table-cell office:value-type="string" table:style-name="ce6">
            <text:p>451.a9 Control9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9m~1</text:p>
          </table:table-cell>
          <table:table-cell office:value-type="string" table:style-name="ce6">
            <text:p>451.a9 Control9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9a~1</text:p>
          </table:table-cell>
          <table:table-cell office:value-type="string" table:style-name="ce6">
            <text:p>451.a9 Control9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0_1</text:p>
          </table:table-cell>
          <table:table-cell office:value-type="string" table:style-name="ce6">
            <text:p>451.a10 Control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0dia_1</text:p>
          </table:table-cell>
          <table:table-cell office:value-type="string" table:style-name="ce6">
            <text:p>451.a10 Control10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0mes_1</text:p>
          </table:table-cell>
          <table:table-cell office:value-type="string" table:style-name="ce6">
            <text:p>451.a10 Control10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0anio_1</text:p>
          </table:table-cell>
          <table:table-cell office:value-type="string" table:style-name="ce6">
            <text:p>451.a10 Control10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1_1</text:p>
          </table:table-cell>
          <table:table-cell office:value-type="string" table:style-name="ce6">
            <text:p>451.a11 Control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1dia_1</text:p>
          </table:table-cell>
          <table:table-cell office:value-type="string" table:style-name="ce6">
            <text:p>451.a11 Control11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1mes_1</text:p>
          </table:table-cell>
          <table:table-cell office:value-type="string" table:style-name="ce6">
            <text:p>451.a11 Control11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1anio_1</text:p>
          </table:table-cell>
          <table:table-cell office:value-type="string" table:style-name="ce6">
            <text:p>451.a11 Control11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2_1</text:p>
          </table:table-cell>
          <table:table-cell office:value-type="string" table:style-name="ce6">
            <text:p>451.a12 Control1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2dia_1</text:p>
          </table:table-cell>
          <table:table-cell office:value-type="string" table:style-name="ce6">
            <text:p>451.a12 Control12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2mes_1</text:p>
          </table:table-cell>
          <table:table-cell office:value-type="string" table:style-name="ce6">
            <text:p>451.a12 Control12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2anio_1</text:p>
          </table:table-cell>
          <table:table-cell office:value-type="string" table:style-name="ce6">
            <text:p>451.a12 Control12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3_1</text:p>
          </table:table-cell>
          <table:table-cell office:value-type="string" table:style-name="ce6">
            <text:p>451.a13 Control1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3dia_1</text:p>
          </table:table-cell>
          <table:table-cell office:value-type="string" table:style-name="ce6">
            <text:p>451.a13 Control13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3mes_1</text:p>
          </table:table-cell>
          <table:table-cell office:value-type="string" table:style-name="ce6">
            <text:p>451.a13 Control13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3anio_1</text:p>
          </table:table-cell>
          <table:table-cell office:value-type="string" table:style-name="ce6">
            <text:p>451.a13 Control13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4_1</text:p>
          </table:table-cell>
          <table:table-cell office:value-type="string" table:style-name="ce6">
            <text:p>451.a14 Control1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4dia_1</text:p>
          </table:table-cell>
          <table:table-cell office:value-type="string" table:style-name="ce6">
            <text:p>451.a14 Control14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4mes_1</text:p>
          </table:table-cell>
          <table:table-cell office:value-type="string" table:style-name="ce6">
            <text:p>451.a14 Control14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4anio_1</text:p>
          </table:table-cell>
          <table:table-cell office:value-type="string" table:style-name="ce6">
            <text:p>451.a14 Control14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5_1</text:p>
          </table:table-cell>
          <table:table-cell office:value-type="string" table:style-name="ce6">
            <text:p>451.a15 Control1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5dia_1</text:p>
          </table:table-cell>
          <table:table-cell office:value-type="string" table:style-name="ce6">
            <text:p>451.a15 Control15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5mes_1</text:p>
          </table:table-cell>
          <table:table-cell office:value-type="string" table:style-name="ce6">
            <text:p>451.a15 Control15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5anio_1</text:p>
          </table:table-cell>
          <table:table-cell office:value-type="string" table:style-name="ce6">
            <text:p>451.a15 Control15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6_1</text:p>
          </table:table-cell>
          <table:table-cell office:value-type="string" table:style-name="ce6">
            <text:p>451.a16 Control1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6dia_1</text:p>
          </table:table-cell>
          <table:table-cell office:value-type="string" table:style-name="ce6">
            <text:p>451.a16 Control16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6mes_1</text:p>
          </table:table-cell>
          <table:table-cell office:value-type="string" table:style-name="ce6">
            <text:p>451.a16 Control16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6anio_1</text:p>
          </table:table-cell>
          <table:table-cell office:value-type="string" table:style-name="ce6">
            <text:p>451.a16 Control16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7_1</text:p>
          </table:table-cell>
          <table:table-cell office:value-type="string" table:style-name="ce6">
            <text:p>451.a16 Control1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7dia_1</text:p>
          </table:table-cell>
          <table:table-cell office:value-type="string" table:style-name="ce6">
            <text:p>451.a17 Control17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7mes_1</text:p>
          </table:table-cell>
          <table:table-cell office:value-type="string" table:style-name="ce6">
            <text:p>451.a17 Control17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7anio_1</text:p>
          </table:table-cell>
          <table:table-cell office:value-type="string" table:style-name="ce6">
            <text:p>451.a17 Control17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8_1</text:p>
          </table:table-cell>
          <table:table-cell office:value-type="string" table:style-name="ce6">
            <text:p>451.a18 Control1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8dia_1</text:p>
          </table:table-cell>
          <table:table-cell office:value-type="string" table:style-name="ce6">
            <text:p>451.a18 Control18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8mes_1</text:p>
          </table:table-cell>
          <table:table-cell office:value-type="string" table:style-name="ce6">
            <text:p>451.a18 Control18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8anio_1</text:p>
          </table:table-cell>
          <table:table-cell office:value-type="string" table:style-name="ce6">
            <text:p>451.a18 Control18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19_1</text:p>
          </table:table-cell>
          <table:table-cell office:value-type="string" table:style-name="ce6">
            <text:p>451.a19 Control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9dia_1</text:p>
          </table:table-cell>
          <table:table-cell office:value-type="string" table:style-name="ce6">
            <text:p>451.a19 Control19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19mes_1</text:p>
          </table:table-cell>
          <table:table-cell office:value-type="string" table:style-name="ce6">
            <text:p>451.a19 Control19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19anio_1</text:p>
          </table:table-cell>
          <table:table-cell office:value-type="string" table:style-name="ce6">
            <text:p>451.a19 Control19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0_1</text:p>
          </table:table-cell>
          <table:table-cell office:value-type="string" table:style-name="ce6">
            <text:p>451.a20 Control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0dia_1</text:p>
          </table:table-cell>
          <table:table-cell office:value-type="string" table:style-name="ce6">
            <text:p>451.a20 Control20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0mes_1</text:p>
          </table:table-cell>
          <table:table-cell office:value-type="string" table:style-name="ce6">
            <text:p>451.a20 Control20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20anio_1</text:p>
          </table:table-cell>
          <table:table-cell office:value-type="string" table:style-name="ce6">
            <text:p>451.a20 Control20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1_1</text:p>
          </table:table-cell>
          <table:table-cell office:value-type="string" table:style-name="ce6">
            <text:p>451.a21 Control2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1dia_1</text:p>
          </table:table-cell>
          <table:table-cell office:value-type="string" table:style-name="ce6">
            <text:p>451.a21 Control21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1mes_1</text:p>
          </table:table-cell>
          <table:table-cell office:value-type="string" table:style-name="ce6">
            <text:p>451.a21 Control21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21anio_1</text:p>
          </table:table-cell>
          <table:table-cell office:value-type="string" table:style-name="ce6">
            <text:p>451.a21 Control21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2_1</text:p>
          </table:table-cell>
          <table:table-cell office:value-type="string" table:style-name="ce6">
            <text:p>451.a22 Control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2dia_1</text:p>
          </table:table-cell>
          <table:table-cell office:value-type="string" table:style-name="ce6">
            <text:p>451.a22 Control22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2mes_1</text:p>
          </table:table-cell>
          <table:table-cell office:value-type="string" table:style-name="ce6">
            <text:p>451.a22 Control22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22anio_1</text:p>
          </table:table-cell>
          <table:table-cell office:value-type="string" table:style-name="ce6">
            <text:p>451.a22 Control22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3_1</text:p>
          </table:table-cell>
          <table:table-cell office:value-type="string" table:style-name="ce6">
            <text:p>451.a23 Control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3dia_1</text:p>
          </table:table-cell>
          <table:table-cell office:value-type="string" table:style-name="ce6">
            <text:p>451.a23 Control23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3mes_1</text:p>
          </table:table-cell>
          <table:table-cell office:value-type="string" table:style-name="ce6">
            <text:p>451.a23 Control23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23anio_1</text:p>
          </table:table-cell>
          <table:table-cell office:value-type="string" table:style-name="ce6">
            <text:p>451.a23 Control23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1a24_1</text:p>
          </table:table-cell>
          <table:table-cell office:value-type="string" table:style-name="ce6">
            <text:p>451.a24 Control2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4dia_1</text:p>
          </table:table-cell>
          <table:table-cell office:value-type="string" table:style-name="ce6">
            <text:p>451.a24 Control24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~24mes_1</text:p>
          </table:table-cell>
          <table:table-cell office:value-type="string" table:style-name="ce6">
            <text:p>451.a24 Control24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~24anio_1</text:p>
          </table:table-cell>
          <table:table-cell office:value-type="string" table:style-name="ce6">
            <text:p>451.a24 Control24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2a_</text:p>
          </table:table-cell>
          <table:table-cell office:value-type="string" table:style-name="ce6">
            <text:p>452. <text:s/>¿A qué establecimiento o proveedor de salud llevó a (…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3a_</text:p>
          </table:table-cell>
          <table:table-cell office:value-type="string" table:style-name="ce6">
            <text:p>453.a ¿Durante el control del niño, recibió consejería/asesoría sobre: A. La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3b_</text:p>
          </table:table-cell>
          <table:table-cell office:value-type="string" table:style-name="ce6">
            <text:p>453.b Uso de micronutrient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3c_</text:p>
          </table:table-cell>
          <table:table-cell office:value-type="string" table:style-name="ce6">
            <text:p>453.c Alimentación complementari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3d_</text:p>
          </table:table-cell>
          <table:table-cell office:value-type="string" table:style-name="ce6">
            <text:p>453.d Higiene en preparación de alimen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3e_</text:p>
          </table:table-cell>
          <table:table-cell office:value-type="string" table:style-name="ce6">
            <text:p>453.e Lavado de man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3f_</text:p>
          </table:table-cell>
          <table:table-cell office:value-type="string" table:style-name="ce6">
            <text:p>453.f Métodos anticonceptiv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3g_</text:p>
          </table:table-cell>
          <table:table-cell office:value-type="string" table:style-name="ce6">
            <text:p>453.g Desarrollo del niñ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4ani~_</text:p>
          </table:table-cell>
          <table:table-cell office:value-type="string" table:style-name="ce6">
            <text:p>454. <text:s/>¿Hasta que edad le dio el seno (leche materna) a (..)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4mes~_</text:p>
          </table:table-cell>
          <table:table-cell office:value-type="string" table:style-name="ce6">
            <text:p>454. <text:s/>¿Hasta que edad le dio el seno (leche materna) a (..)?: <text:s/>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4dias_</text:p>
          </table:table-cell>
          <table:table-cell office:value-type="string" table:style-name="ce6">
            <text:p>454. <text:s/>¿Hasta que edad le dio el seno (leche materna) a (..)?: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5_</text:p>
          </table:table-cell>
          <table:table-cell office:value-type="string" table:style-name="ce6">
            <text:p>455. <text:s/>SEÑOR ENCUESTADOR: VEA PREGUNTA 402 ¿Está viv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f_456_</text:p>
          </table:table-cell>
          <table:table-cell office:value-type="string" table:style-name="ce6">
            <text:p>456. <text:s/>¿Vive (…), con usted actualm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57_</text:p>
          </table:table-cell>
          <table:table-cell office:value-type="string" table:style-name="ce6">
            <text:p>457. <text:s/>¿Ha tenido diarrea (…) en las ultimas dos semanas (incluyendo este dí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58_</text:p>
          </table:table-cell>
          <table:table-cell office:value-type="string" table:style-name="ce6">
            <text:p>458. <text:s/>¿Cuántos días le dura/ó (…) la diarre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59_</text:p>
          </table:table-cell>
          <table:table-cell office:value-type="string" table:style-name="ce6">
            <text:p>459. <text:s/>¿Todavía (…) tiene diarre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0_</text:p>
          </table:table-cell>
          <table:table-cell office:value-type="string" table:style-name="ce6">
            <text:p>460. <text:s/>Mientras (…) tuvo la diarrea, el día que más hizo, ¿cuántas veces fuer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1_</text:p>
          </table:table-cell>
          <table:table-cell office:value-type="string" table:style-name="ce6">
            <text:p>461. <text:s/>¿La diarrea tenía sangr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2a_</text:p>
          </table:table-cell>
          <table:table-cell office:value-type="string" table:style-name="ce6">
            <text:p>462.a En los días que tuvo diarrea (...): A. Pasaba con mucho sueño o no resp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2b_</text:p>
          </table:table-cell>
          <table:table-cell office:value-type="string" table:style-name="ce6">
            <text:p>462.b Bebía agua u otros líquidos con mucha se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2c_</text:p>
          </table:table-cell>
          <table:table-cell office:value-type="string" table:style-name="ce6">
            <text:p>462.c Estuvo desganado para mamar, beber agua y otros líquidos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2d_</text:p>
          </table:table-cell>
          <table:table-cell office:value-type="string" table:style-name="ce6">
            <text:p>462.d Le ofrecía líquidos de beber y no bebía na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2e_</text:p>
          </table:table-cell>
          <table:table-cell office:value-type="string" table:style-name="ce6">
            <text:p>462.e Tenía los ojos hundid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3_</text:p>
          </table:table-cell>
          <table:table-cell office:value-type="string" table:style-name="ce6">
            <text:p>463. <text:s/>¿Hizo algo para aliviarl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a_</text:p>
          </table:table-cell>
          <table:table-cell office:value-type="string" table:style-name="ce6">
            <text:p>464.a Para el tratamiento de la diarrea de (…), ¿Le dío: A. Purgant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b_</text:p>
          </table:table-cell>
          <table:table-cell office:value-type="string" table:style-name="ce6">
            <text:p>464.b Medicinas de plant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c_</text:p>
          </table:table-cell>
          <table:table-cell office:value-type="string" table:style-name="ce6">
            <text:p>464.c Suero caser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d_</text:p>
          </table:table-cell>
          <table:table-cell office:value-type="string" table:style-name="ce6">
            <text:p>464.d Otros remedios caser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e_</text:p>
          </table:table-cell>
          <table:table-cell office:value-type="string" table:style-name="ce6">
            <text:p>464.e Sales de rehidratación o suero or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f_</text:p>
          </table:table-cell>
          <table:table-cell office:value-type="string" table:style-name="ce6">
            <text:p>464.f Le pusieron suero en las ven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g_</text:p>
          </table:table-cell>
          <table:table-cell office:value-type="string" table:style-name="ce6">
            <text:p>464.g Antibiótic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h_</text:p>
          </table:table-cell>
          <table:table-cell office:value-type="string" table:style-name="ce6">
            <text:p>464.h Antidiarreic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i_</text:p>
          </table:table-cell>
          <table:table-cell office:value-type="string" table:style-name="ce6">
            <text:p>464.i Le hospitalizar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4j_</text:p>
          </table:table-cell>
          <table:table-cell office:value-type="string" table:style-name="ce6">
            <text:p>464.j Recibió otros tratamientos, cuá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5_</text:p>
          </table:table-cell>
          <table:table-cell office:value-type="string" table:style-name="ce6">
            <text:p>465. <text:s/>¿Consultó con alguien o en algún lugar por esta enfermedad (diarrea) de (…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6a_</text:p>
          </table:table-cell>
          <table:table-cell office:value-type="string" table:style-name="ce6">
            <text:p>466. <text:s/>¿Dónde o a quién consulto primer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7_</text:p>
          </table:table-cell>
          <table:table-cell office:value-type="string" table:style-name="ce6">
            <text:p>467. <text:s/>ENCUESTADOR/A VEA la preg. 464 y verifique si una de las alternativas de 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8a_</text:p>
          </table:table-cell>
          <table:table-cell office:value-type="string" table:style-name="ce6">
            <text:p>468. <text:s/>¿Por qué no hizo nada para aliviarl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69_</text:p>
          </table:table-cell>
          <table:table-cell office:value-type="string" table:style-name="ce6">
            <text:p>469. ¿Le atendió (vio) un médico una enfermera o una auxiliar de enfermer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70_</text:p>
          </table:table-cell>
          <table:table-cell office:value-type="string" table:style-name="ce6">
            <text:p>470. <text:s/>Durante la diarrea, ¿le dio de tomar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71_</text:p>
          </table:table-cell>
          <table:table-cell office:value-type="string" table:style-name="ce6">
            <text:p>471. <text:s/>Durante la diarrea, ¿cambio el tipo de diet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g_472_</text:p>
          </table:table-cell>
          <table:table-cell office:value-type="string" table:style-name="ce6">
            <text:p>472. <text:s/>Durante la diarrea, ¿la cantidad de comida (alimentos sólidos) que norma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3_</text:p>
          </table:table-cell>
          <table:table-cell office:value-type="string" table:style-name="ce6">
            <text:p>473. <text:s/>¿En las últimas dos semanas ha tenido (...),tos, moquera, dificultad pa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4_</text:p>
          </table:table-cell>
          <table:table-cell office:value-type="string" table:style-name="ce6">
            <text:p>474. <text:s/>¿Cuántos días estuvo enferm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5_</text:p>
          </table:table-cell>
          <table:table-cell office:value-type="string" table:style-name="ce6">
            <text:p>475. <text:s/>¿Todavía tiene esta enfermedad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a_</text:p>
          </table:table-cell>
          <table:table-cell office:value-type="string" table:style-name="ce6">
            <text:p>476.a (…) (Lea una de las alternativas) A. Estaba desganado para mamar, beber 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b_</text:p>
          </table:table-cell>
          <table:table-cell office:value-type="string" table:style-name="ce6">
            <text:p>476.b ¿Pasaba con mucho sueño o no respondía al hablarl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c_</text:p>
          </table:table-cell>
          <table:table-cell office:value-type="string" table:style-name="ce6">
            <text:p>476.c ¿Le dieron ataqu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d_</text:p>
          </table:table-cell>
          <table:table-cell office:value-type="string" table:style-name="ce6">
            <text:p>476.d ¿Vomitaba to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e_</text:p>
          </table:table-cell>
          <table:table-cell office:value-type="string" table:style-name="ce6">
            <text:p>476.e ¿Se le hundía el pech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f_</text:p>
          </table:table-cell>
          <table:table-cell office:value-type="string" table:style-name="ce6">
            <text:p>476.f ¿Hacia ruido al respir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g_</text:p>
          </table:table-cell>
          <table:table-cell office:value-type="string" table:style-name="ce6">
            <text:p>476.g ¿Estuvo cansado(a) (respiración rápid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6h_</text:p>
          </table:table-cell>
          <table:table-cell office:value-type="string" table:style-name="ce6">
            <text:p>476.h ¿Le silbaba o le roncaba el pech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7a_</text:p>
          </table:table-cell>
          <table:table-cell office:value-type="string" table:style-name="ce6">
            <text:p>477.a Durante esta enfermedad:(LEA UNA A UNA LAS ALTERNATIVAS) A. ¿Le puso go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7b_</text:p>
          </table:table-cell>
          <table:table-cell office:value-type="string" table:style-name="ce6">
            <text:p>477.b ¿Le dio algún remedio para calmar la tos? (jarabe, agua con miel, eucali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7c_</text:p>
          </table:table-cell>
          <table:table-cell office:value-type="string" table:style-name="ce6">
            <text:p>477.c ¿Le dio algún descongestiona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7d_</text:p>
          </table:table-cell>
          <table:table-cell office:value-type="string" table:style-name="ce6">
            <text:p>477.d ¿Le dio antibiótic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7e_</text:p>
          </table:table-cell>
          <table:table-cell office:value-type="string" table:style-name="ce6">
            <text:p>477.e ¿Le dio alguna medicina para bajar la fiebr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7f_</text:p>
          </table:table-cell>
          <table:table-cell office:value-type="string" table:style-name="ce6">
            <text:p>477.f ¿Le hospitalizar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7g_</text:p>
          </table:table-cell>
          <table:table-cell office:value-type="string" table:style-name="ce6">
            <text:p>477.g ¿Le dio algo más, qué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8_</text:p>
          </table:table-cell>
          <table:table-cell office:value-type="string" table:style-name="ce6">
            <text:p>478. <text:s/>¿Consultó con alguien o en algún lugar por esta enfermedad (tos, moquera,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79a_</text:p>
          </table:table-cell>
          <table:table-cell office:value-type="string" table:style-name="ce6">
            <text:p>479. <text:s/>¿Dónde o a quien consultó primer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80_</text:p>
          </table:table-cell>
          <table:table-cell office:value-type="string" table:style-name="ce6">
            <text:p>480. <text:s/>ENCUESTADOR/A VEA en PREG. 477. Si marcó al menos un código “1”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h_481a_</text:p>
          </table:table-cell>
          <table:table-cell office:value-type="string" table:style-name="ce6">
            <text:p>481. <text:s/>¿Por qué no le dio, consultó o no hizo nada para curarlo(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2_</text:p>
          </table:table-cell>
          <table:table-cell office:value-type="string" table:style-name="ce6">
            <text:p>482. <text:s/>¿Le dio a (…) algún desparasitante durante los últimos 6 mes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3_</text:p>
          </table:table-cell>
          <table:table-cell office:value-type="string" table:style-name="ce6">
            <text:p>483. <text:s/>En los últimos 12 meses, (…) Recibió del personal de Salud, hierro en pol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4a_</text:p>
          </table:table-cell>
          <table:table-cell office:value-type="string" table:style-name="ce6">
            <text:p>484.a ¿Qué cantidad de sobres recibió? ¿Cuántos días consumió en los últimos 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4b_</text:p>
          </table:table-cell>
          <table:table-cell office:value-type="string" table:style-name="ce6">
            <text:p>484.b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5_</text:p>
          </table:table-cell>
          <table:table-cell office:value-type="string" table:style-name="ce6">
            <text:p>485. <text:s/>En los últimos 12 meses, (…) Recibió del personal de salud hierro en algu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5_a_</text:p>
          </table:table-cell>
          <table:table-cell office:value-type="string" table:style-name="ce6">
            <text:p>485.a ¿En que presentaci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5_b_</text:p>
          </table:table-cell>
          <table:table-cell office:value-type="string" table:style-name="ce6">
            <text:p>485.b ¿Cuántos días consumió en los últimos 7 dí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i_486_</text:p>
          </table:table-cell>
          <table:table-cell office:value-type="string" table:style-name="ce6">
            <text:p>486. <text:s/>En los últimos 12 meses, (…) Recibió del personal salud Vitamina 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a1_</text:p>
          </table:table-cell>
          <table:table-cell office:value-type="string" table:style-name="ce6">
            <text:p>487.1 BCG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ad~_</text:p>
          </table:table-cell>
          <table:table-cell office:value-type="string" table:style-name="ce6">
            <text:p>487.1 BCG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am~_</text:p>
          </table:table-cell>
          <table:table-cell office:value-type="string" table:style-name="ce6">
            <text:p>487.1 BCG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aa~_</text:p>
          </table:table-cell>
          <table:table-cell office:value-type="string" table:style-name="ce6">
            <text:p>487.1 BCG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b1_</text:p>
          </table:table-cell>
          <table:table-cell office:value-type="string" table:style-name="ce6">
            <text:p>487.1 BCG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2a1_</text:p>
          </table:table-cell>
          <table:table-cell office:value-type="string" table:style-name="ce6">
            <text:p>487.2 HEPATITIS B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2ad~_</text:p>
          </table:table-cell>
          <table:table-cell office:value-type="string" table:style-name="ce6">
            <text:p>487.2 HEPATITIS B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2am~_</text:p>
          </table:table-cell>
          <table:table-cell office:value-type="string" table:style-name="ce6">
            <text:p>487.2 HEPATITIS B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2aa~_</text:p>
          </table:table-cell>
          <table:table-cell office:value-type="string" table:style-name="ce6">
            <text:p>487.2 HEPATITIS B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2b1_</text:p>
          </table:table-cell>
          <table:table-cell office:value-type="string" table:style-name="ce6">
            <text:p>487.2 HEPATITIS B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3a1_</text:p>
          </table:table-cell>
          <table:table-cell office:value-type="string" table:style-name="ce6">
            <text:p>487.3 ROTAVIRUS 1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3ad~_</text:p>
          </table:table-cell>
          <table:table-cell office:value-type="string" table:style-name="ce6">
            <text:p>487.3 ROTAVIRUS 1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3am~_</text:p>
          </table:table-cell>
          <table:table-cell office:value-type="string" table:style-name="ce6">
            <text:p>487.3 ROTAVIRUS 1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3aa~_</text:p>
          </table:table-cell>
          <table:table-cell office:value-type="string" table:style-name="ce6">
            <text:p>487.3 ROTAVIRUS 1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3b1_</text:p>
          </table:table-cell>
          <table:table-cell office:value-type="string" table:style-name="ce6">
            <text:p>487.3 ROTAVIRUS 1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4a1_</text:p>
          </table:table-cell>
          <table:table-cell office:value-type="string" table:style-name="ce6">
            <text:p>487.4 ROTAVIRUS 2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4ad~_</text:p>
          </table:table-cell>
          <table:table-cell office:value-type="string" table:style-name="ce6">
            <text:p>487.4 ROTAVIRUS 2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4am~_</text:p>
          </table:table-cell>
          <table:table-cell office:value-type="string" table:style-name="ce6">
            <text:p>487.4 ROTAVIRUS 2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4aa~_</text:p>
          </table:table-cell>
          <table:table-cell office:value-type="string" table:style-name="ce6">
            <text:p>487.4 ROTAVIRUS 2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4b1_</text:p>
          </table:table-cell>
          <table:table-cell office:value-type="string" table:style-name="ce6">
            <text:p>487.4 ROTAVIRUS 2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5a1_</text:p>
          </table:table-cell>
          <table:table-cell office:value-type="string" table:style-name="ce6">
            <text:p>487.5 PENTAVALENTE 1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5ad~_</text:p>
          </table:table-cell>
          <table:table-cell office:value-type="string" table:style-name="ce6">
            <text:p>487.5 PENTAVALENTE 1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5am~_</text:p>
          </table:table-cell>
          <table:table-cell office:value-type="string" table:style-name="ce6">
            <text:p>487.5 PENTAVALENTE 1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5aa~_</text:p>
          </table:table-cell>
          <table:table-cell office:value-type="string" table:style-name="ce6">
            <text:p>487.5 PENTAVALENTE 1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5b1_</text:p>
          </table:table-cell>
          <table:table-cell office:value-type="string" table:style-name="ce6">
            <text:p>487.5 PENTAVALENTE 1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6a1_</text:p>
          </table:table-cell>
          <table:table-cell office:value-type="string" table:style-name="ce6">
            <text:p>487.6 PENTAVALENTE 2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6ad~_</text:p>
          </table:table-cell>
          <table:table-cell office:value-type="string" table:style-name="ce6">
            <text:p>487.6 PENTAVALENTE 2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6am~_</text:p>
          </table:table-cell>
          <table:table-cell office:value-type="string" table:style-name="ce6">
            <text:p>487.6 PENTAVALENTE 2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6aa~_</text:p>
          </table:table-cell>
          <table:table-cell office:value-type="string" table:style-name="ce6">
            <text:p>487.6 PENTAVALENTE 2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6b1_</text:p>
          </table:table-cell>
          <table:table-cell office:value-type="string" table:style-name="ce6">
            <text:p>487.6 PENTAVALENTE 2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7a1_</text:p>
          </table:table-cell>
          <table:table-cell office:value-type="string" table:style-name="ce6">
            <text:p>487.7 PENTAVALENTE 3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7ad~_</text:p>
          </table:table-cell>
          <table:table-cell office:value-type="string" table:style-name="ce6">
            <text:p>487.7 PENTAVALENTE 3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7am~_</text:p>
          </table:table-cell>
          <table:table-cell office:value-type="string" table:style-name="ce6">
            <text:p>487.7 PENTAVALENTE 3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7aa~_</text:p>
          </table:table-cell>
          <table:table-cell office:value-type="string" table:style-name="ce6">
            <text:p>487.7 PENTAVALENTE 3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7b1_</text:p>
          </table:table-cell>
          <table:table-cell office:value-type="string" table:style-name="ce6">
            <text:p>487.7 PENTAVALENTE 3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8a1_</text:p>
          </table:table-cell>
          <table:table-cell office:value-type="string" table:style-name="ce6">
            <text:p>487.7 IPV 1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8ad~_</text:p>
          </table:table-cell>
          <table:table-cell office:value-type="string" table:style-name="ce6">
            <text:p>487.8 IPV 1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8am~_</text:p>
          </table:table-cell>
          <table:table-cell office:value-type="string" table:style-name="ce6">
            <text:p>487.8 IPV 1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8aa~_</text:p>
          </table:table-cell>
          <table:table-cell office:value-type="string" table:style-name="ce6">
            <text:p>487.8 IPV 1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8b1_</text:p>
          </table:table-cell>
          <table:table-cell office:value-type="string" table:style-name="ce6">
            <text:p>487.8 IPV 1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9a1_</text:p>
          </table:table-cell>
          <table:table-cell office:value-type="string" table:style-name="ce6">
            <text:p>487.9 OPV 2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9ad~_</text:p>
          </table:table-cell>
          <table:table-cell office:value-type="string" table:style-name="ce6">
            <text:p>487.9 OPV 2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9am~_</text:p>
          </table:table-cell>
          <table:table-cell office:value-type="string" table:style-name="ce6">
            <text:p>487.9 OPV 2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9aa~_</text:p>
          </table:table-cell>
          <table:table-cell office:value-type="string" table:style-name="ce6">
            <text:p>487.9 OPV 2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9b1_</text:p>
          </table:table-cell>
          <table:table-cell office:value-type="string" table:style-name="ce6">
            <text:p>487.9 OPV 2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0a1_</text:p>
          </table:table-cell>
          <table:table-cell office:value-type="string" table:style-name="ce6">
            <text:p>487.10 OPV 3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0~a_</text:p>
          </table:table-cell>
          <table:table-cell office:value-type="string" table:style-name="ce6">
            <text:p>487.10 OPV 3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0~s_</text:p>
          </table:table-cell>
          <table:table-cell office:value-type="string" table:style-name="ce6">
            <text:p>487.10 OPV 3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0~o_</text:p>
          </table:table-cell>
          <table:table-cell office:value-type="string" table:style-name="ce6">
            <text:p>487.10 OPV 3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0b1_</text:p>
          </table:table-cell>
          <table:table-cell office:value-type="string" table:style-name="ce6">
            <text:p>487.10 OPV 3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1a1_</text:p>
          </table:table-cell>
          <table:table-cell office:value-type="string" table:style-name="ce6">
            <text:p>487.11 NEUMOCOCO CJ 1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1~a_</text:p>
          </table:table-cell>
          <table:table-cell office:value-type="string" table:style-name="ce6">
            <text:p>487.11 NEUMOCOCO CJ 1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1~s_</text:p>
          </table:table-cell>
          <table:table-cell office:value-type="string" table:style-name="ce6">
            <text:p>487.11 NEUMOCOCO CJ 1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1~o_</text:p>
          </table:table-cell>
          <table:table-cell office:value-type="string" table:style-name="ce6">
            <text:p>487.11 NEUMOCOCO CJ 1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1b1_</text:p>
          </table:table-cell>
          <table:table-cell office:value-type="string" table:style-name="ce6">
            <text:p>487.11 NEUMOCOCO CJ 1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2a1_</text:p>
          </table:table-cell>
          <table:table-cell office:value-type="string" table:style-name="ce6">
            <text:p>487.12 NEUMOCOCO CJ 2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2~a_</text:p>
          </table:table-cell>
          <table:table-cell office:value-type="string" table:style-name="ce6">
            <text:p>487.12 NEUMOCOCO CJ 2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2~s_</text:p>
          </table:table-cell>
          <table:table-cell office:value-type="string" table:style-name="ce6">
            <text:p>487.12 NEUMOCOCO CJ 2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2~o_</text:p>
          </table:table-cell>
          <table:table-cell office:value-type="string" table:style-name="ce6">
            <text:p>487.12 NEUMOCOCO CJ 2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2b1_</text:p>
          </table:table-cell>
          <table:table-cell office:value-type="string" table:style-name="ce6">
            <text:p>487.12 NEUMOCOCO CJ 2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3a1_</text:p>
          </table:table-cell>
          <table:table-cell office:value-type="string" table:style-name="ce6">
            <text:p>487.13 NEUMOCOCO CJ 3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3~a_</text:p>
          </table:table-cell>
          <table:table-cell office:value-type="string" table:style-name="ce6">
            <text:p>487.13 NEUMOCOCO CJ 3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3~s_</text:p>
          </table:table-cell>
          <table:table-cell office:value-type="string" table:style-name="ce6">
            <text:p>487.13 NEUMOCOCO CJ 3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3~o_</text:p>
          </table:table-cell>
          <table:table-cell office:value-type="string" table:style-name="ce6">
            <text:p>487.13 NEUMOCOCO CJ 3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3b1_</text:p>
          </table:table-cell>
          <table:table-cell office:value-type="string" table:style-name="ce6">
            <text:p>487.13 NEUMOCOCO CJ 3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4a1_</text:p>
          </table:table-cell>
          <table:table-cell office:value-type="string" table:style-name="ce6">
            <text:p>487.14 SRP 1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4~a_</text:p>
          </table:table-cell>
          <table:table-cell office:value-type="string" table:style-name="ce6">
            <text:p>487.14 SRP 1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4~s_</text:p>
          </table:table-cell>
          <table:table-cell office:value-type="string" table:style-name="ce6">
            <text:p>487.14 SRP 1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4~o_</text:p>
          </table:table-cell>
          <table:table-cell office:value-type="string" table:style-name="ce6">
            <text:p>487.14 SRP 1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4b1_</text:p>
          </table:table-cell>
          <table:table-cell office:value-type="string" table:style-name="ce6">
            <text:p>487.14 SRP 1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5a1_</text:p>
          </table:table-cell>
          <table:table-cell office:value-type="string" table:style-name="ce6">
            <text:p>487.15 SRP 2 - según carnet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5~a_</text:p>
          </table:table-cell>
          <table:table-cell office:value-type="string" table:style-name="ce6">
            <text:p>487.15 SRP 2 - día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5~s_</text:p>
          </table:table-cell>
          <table:table-cell office:value-type="string" table:style-name="ce6">
            <text:p>487.15 SRP 2 - mes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5~o_</text:p>
          </table:table-cell>
          <table:table-cell office:value-type="string" table:style-name="ce6">
            <text:p>487.15 SRP 2 - año de la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15b1_</text:p>
          </table:table-cell>
          <table:table-cell office:value-type="string" table:style-name="ce6">
            <text:p>487.15 SRP 2 - según madre, tiene dosí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1a_</text:p>
          </table:table-cell>
          <table:table-cell office:value-type="string" table:style-name="ce6">
            <text:p>487.A1 BCG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2a_</text:p>
          </table:table-cell>
          <table:table-cell office:value-type="string" table:style-name="ce6">
            <text:p>487.A2 HEPATITIS B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3a_</text:p>
          </table:table-cell>
          <table:table-cell office:value-type="string" table:style-name="ce6">
            <text:p>487.A3 ROTAVIRUS 1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4a_</text:p>
          </table:table-cell>
          <table:table-cell office:value-type="string" table:style-name="ce6">
            <text:p>487.A4 ROTAVIRUS 2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5a_</text:p>
          </table:table-cell>
          <table:table-cell office:value-type="string" table:style-name="ce6">
            <text:p>487.A5 PENTAVALENTE 1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6a_</text:p>
          </table:table-cell>
          <table:table-cell office:value-type="string" table:style-name="ce6">
            <text:p>487.A6 PENTAVALENTE 2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7a_</text:p>
          </table:table-cell>
          <table:table-cell office:value-type="string" table:style-name="ce6">
            <text:p>487.A7 PENTAVALENTE 3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8a_</text:p>
          </table:table-cell>
          <table:table-cell office:value-type="string" table:style-name="ce6">
            <text:p>487.A8 IPV 1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9a_</text:p>
          </table:table-cell>
          <table:table-cell office:value-type="string" table:style-name="ce6">
            <text:p>487.A9 OPV 2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10a_</text:p>
          </table:table-cell>
          <table:table-cell office:value-type="string" table:style-name="ce6">
            <text:p>487.A10 OPV 3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11a_</text:p>
          </table:table-cell>
          <table:table-cell office:value-type="string" table:style-name="ce6">
            <text:p>487.A11 NEUMOCOCO CJ 1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12a_</text:p>
          </table:table-cell>
          <table:table-cell office:value-type="string" table:style-name="ce6">
            <text:p>487.A12 NEUMOCOCO CJ 2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13a_</text:p>
          </table:table-cell>
          <table:table-cell office:value-type="string" table:style-name="ce6">
            <text:p>487.A13 NEUMOCOCO CJ 3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14a_</text:p>
          </table:table-cell>
          <table:table-cell office:value-type="string" table:style-name="ce6">
            <text:p>487.A14 SRP 1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2_s4j_487a15a_</text:p>
          </table:table-cell>
          <table:table-cell office:value-type="string" table:style-name="ce6">
            <text:p>487.A15 SRP 2 - Recibió en e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_mef</text:p>
          </table:table-cell>
          <table:table-cell office:value-type="string" table:style-name="ce6">
            <text:p>Región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_mef</text:p>
          </table:table-cell>
          <table:table-cell office:value-type="string" table:style-name="ce6">
            <text:p>Identificación étnica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meses</text:p>
          </table:table-cell>
          <table:table-cell office:value-type="string" table:style-name="ce6">
            <text:p>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meses</text:p>
          </table:table-cell>
          <table:table-cell office:value-type="string" table:style-name="ce6">
            <text:p>Grupo 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_mef</text:p>
          </table:table-cell>
          <table:table-cell office:value-type="string" table:style-name="ce6">
            <text:p>Nivel de instrucción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cronica</text:p>
          </table:table-cell>
          <table:table-cell office:value-type="string" table:style-name="ce6">
            <text:p>Desnutrición cró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220" table:style-name="ro1">
          <table:table-cell table:number-columns-repeated="16384"/>
        </table:table-row>
      </table:table>
      <table:table table:name="7" table:style-name="ta3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7_BDD_ENS2018_f3_ssr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</text:p>
          </table:table-cell>
          <table:table-cell office:value-type="string" table:style-name="ce3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3_s1_1_3</text:p>
          </table:table-cell>
          <table:table-cell office:value-type="string" table:style-name="ce3">
            <text:p>1.3 Fecha de nacimiento: <text:s/>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1_1_4</text:p>
          </table:table-cell>
          <table:table-cell office:value-type="string" table:style-name="ce6">
            <text:p>1.4 Fecha de nacimiento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1_1_5</text:p>
          </table:table-cell>
          <table:table-cell office:value-type="string" table:style-name="ce6">
            <text:p>1.5 Fecha de nacimiento: <text:s/>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1_2</text:p>
          </table:table-cell>
          <table:table-cell office:value-type="string" table:style-name="ce6">
            <text:p>2. <text:s/>Años cumpli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1</text:p>
          </table:table-cell>
          <table:table-cell office:value-type="string" table:style-name="ce6">
            <text:p>200: <text:s/>¿Recibió o ha recibido información sobre: <text:s/>1. El desarrollo del cuerpo 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1</text:p>
          </table:table-cell>
          <table:table-cell office:value-type="string" table:style-name="ce6">
            <text:p>201.1. <text:s/>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2</text:p>
          </table:table-cell>
          <table:table-cell office:value-type="string" table:style-name="ce6">
            <text:p>200.2. <text:s/>El aparato reproductor femenino/masculin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2</text:p>
          </table:table-cell>
          <table:table-cell office:value-type="string" table:style-name="ce6">
            <text:p>201.2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3</text:p>
          </table:table-cell>
          <table:table-cell office:value-type="string" table:style-name="ce6">
            <text:p>200_3. <text:s/>La mestruación o regl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3</text:p>
          </table:table-cell>
          <table:table-cell office:value-type="string" table:style-name="ce6">
            <text:p>201.3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4</text:p>
          </table:table-cell>
          <table:table-cell office:value-type="string" table:style-name="ce6">
            <text:p>200.4 Las relaciones sexual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4</text:p>
          </table:table-cell>
          <table:table-cell office:value-type="string" table:style-name="ce6">
            <text:p>201.4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5</text:p>
          </table:table-cell>
          <table:table-cell office:value-type="string" table:style-name="ce6">
            <text:p>200.5 El embarazo y el par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5</text:p>
          </table:table-cell>
          <table:table-cell office:value-type="string" table:style-name="ce6">
            <text:p>201.5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6</text:p>
          </table:table-cell>
          <table:table-cell office:value-type="string" table:style-name="ce6">
            <text:p>200.6 Los métodos anticonceptiv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6</text:p>
          </table:table-cell>
          <table:table-cell office:value-type="string" table:style-name="ce6">
            <text:p>201.6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7</text:p>
          </table:table-cell>
          <table:table-cell office:value-type="string" table:style-name="ce6">
            <text:p>200.7 Las infecciones de transmisión sexual o 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7</text:p>
          </table:table-cell>
          <table:table-cell office:value-type="string" table:style-name="ce6">
            <text:p>201.7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8</text:p>
          </table:table-cell>
          <table:table-cell office:value-type="string" table:style-name="ce6">
            <text:p>200.8 Píldora de emergencia (del día después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8</text:p>
          </table:table-cell>
          <table:table-cell office:value-type="string" table:style-name="ce6">
            <text:p>201.8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0_9</text:p>
          </table:table-cell>
          <table:table-cell office:value-type="string" table:style-name="ce6">
            <text:p>200.9 Sexualidad ( roles de género,orientación sexual, reproducción, valores, 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1_9</text:p>
          </table:table-cell>
          <table:table-cell office:value-type="string" table:style-name="ce6">
            <text:p>201.9 ¿De quién o dónde recibió la mayor información sobre (TEMA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2</text:p>
          </table:table-cell>
          <table:table-cell office:value-type="string" table:style-name="ce6">
            <text:p>202. <text:s/>¿Ha tenido relaciones sexual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3</text:p>
          </table:table-cell>
          <table:table-cell office:value-type="string" table:style-name="ce6">
            <text:p>203. <text:s/>¿Cuántos años cumplidos tenía usted cuando tuvo su primera relación sex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4</text:p>
          </table:table-cell>
          <table:table-cell office:value-type="string" table:style-name="ce6">
            <text:p>204. <text:s/>¿Usó usted o ella algún método anticonceptivo durante esa primera rel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5</text:p>
          </table:table-cell>
          <table:table-cell office:value-type="string" table:style-name="ce6">
            <text:p>205. <text:s/>Si su pareja le pidiera que lo usen, ¿Usted estaría dispuesto a usar el 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2_206</text:p>
          </table:table-cell>
          <table:table-cell office:value-type="string" table:style-name="ce6">
            <text:p>206. <text:s/>¿Usó el condón en su última relación sexu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3_300</text:p>
          </table:table-cell>
          <table:table-cell office:value-type="string" table:style-name="ce6">
            <text:p>300. <text:s/>¿Ha oído hablar de algún método anticonceptiv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3_301</text:p>
          </table:table-cell>
          <table:table-cell office:value-type="string" table:style-name="ce6">
            <text:p>301. <text:s/>¿Quién cree usted que debería utilizar un método anticonceptiv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3_302_1</text:p>
          </table:table-cell>
          <table:table-cell office:value-type="string" table:style-name="ce6">
            <text:p>302.1 ¿Qué métodos dePlanificación Familiar conoce usted? <text:s/>ESPONTÁNEO 1. 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1</text:p>
          </table:table-cell>
          <table:table-cell office:value-type="string" table:style-name="ce7">
            <text:p>303.1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1</text:p>
          </table:table-cell>
          <table:table-cell office:value-type="string" table:style-name="ce7">
            <text:p>304.1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1</text:p>
          </table:table-cell>
          <table:table-cell office:value-type="string" table:style-name="ce7">
            <text:p>305.1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2</text:p>
          </table:table-cell>
          <table:table-cell office:value-type="string" table:style-name="ce7">
            <text:p>302.2 Esterilización femenina o ligadur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2</text:p>
          </table:table-cell>
          <table:table-cell office:value-type="string" table:style-name="ce7">
            <text:p>303.2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2</text:p>
          </table:table-cell>
          <table:table-cell office:value-type="string" table:style-name="ce7">
            <text:p>304.2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2</text:p>
          </table:table-cell>
          <table:table-cell office:value-type="string" table:style-name="ce7">
            <text:p>305.2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3</text:p>
          </table:table-cell>
          <table:table-cell office:value-type="string" table:style-name="ce7">
            <text:p>302.3 Implante (Implanon, Jadelle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3</text:p>
          </table:table-cell>
          <table:table-cell office:value-type="string" table:style-name="ce7">
            <text:p>303.3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3</text:p>
          </table:table-cell>
          <table:table-cell office:value-type="string" table:style-name="ce7">
            <text:p>304.3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3</text:p>
          </table:table-cell>
          <table:table-cell office:value-type="string" table:style-name="ce7">
            <text:p>305.3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4</text:p>
          </table:table-cell>
          <table:table-cell office:value-type="string" table:style-name="ce7">
            <text:p>302.4 Inyección anticonceptiv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4</text:p>
          </table:table-cell>
          <table:table-cell office:value-type="string" table:style-name="ce7">
            <text:p>303.4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4</text:p>
          </table:table-cell>
          <table:table-cell office:value-type="string" table:style-name="ce7">
            <text:p>304.4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4</text:p>
          </table:table-cell>
          <table:table-cell office:value-type="string" table:style-name="ce7">
            <text:p>305.4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5</text:p>
          </table:table-cell>
          <table:table-cell office:value-type="string" table:style-name="ce7">
            <text:p>302.5 Dispositivo Intra Uterino - DIU o T de cobr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5</text:p>
          </table:table-cell>
          <table:table-cell office:value-type="string" table:style-name="ce7">
            <text:p>303.5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5</text:p>
          </table:table-cell>
          <table:table-cell office:value-type="string" table:style-name="ce7">
            <text:p>304.5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5</text:p>
          </table:table-cell>
          <table:table-cell office:value-type="string" table:style-name="ce7">
            <text:p>305.5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6</text:p>
          </table:table-cell>
          <table:table-cell office:value-type="string" table:style-name="ce7">
            <text:p>302.6 Píldora o pastilla anticonceptiv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6</text:p>
          </table:table-cell>
          <table:table-cell office:value-type="string" table:style-name="ce7">
            <text:p>303.6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6</text:p>
          </table:table-cell>
          <table:table-cell office:value-type="string" table:style-name="ce7">
            <text:p>304.6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6</text:p>
          </table:table-cell>
          <table:table-cell office:value-type="string" table:style-name="ce7">
            <text:p>305.6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7</text:p>
          </table:table-cell>
          <table:table-cell office:value-type="string" table:style-name="ce7">
            <text:p>302.7 Condón (preservativo femenino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7</text:p>
          </table:table-cell>
          <table:table-cell office:value-type="string" table:style-name="ce7">
            <text:p>303.7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7</text:p>
          </table:table-cell>
          <table:table-cell office:value-type="string" table:style-name="ce7">
            <text:p>304.7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7</text:p>
          </table:table-cell>
          <table:table-cell office:value-type="string" table:style-name="ce7">
            <text:p>305.7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8</text:p>
          </table:table-cell>
          <table:table-cell office:value-type="string" table:style-name="ce7">
            <text:p>302.8 Condón (preservativo masculino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8</text:p>
          </table:table-cell>
          <table:table-cell office:value-type="string" table:style-name="ce7">
            <text:p>303.8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8</text:p>
          </table:table-cell>
          <table:table-cell office:value-type="string" table:style-name="ce7">
            <text:p>304.8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8</text:p>
          </table:table-cell>
          <table:table-cell office:value-type="string" table:style-name="ce7">
            <text:p>305.8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9</text:p>
          </table:table-cell>
          <table:table-cell office:value-type="string" table:style-name="ce7">
            <text:p>302.9 Pastillas anticonceptivas de emergencia (píldora del día después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9</text:p>
          </table:table-cell>
          <table:table-cell office:value-type="string" table:style-name="ce7">
            <text:p>303.9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9</text:p>
          </table:table-cell>
          <table:table-cell office:value-type="string" table:style-name="ce7">
            <text:p>304.9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9</text:p>
          </table:table-cell>
          <table:table-cell office:value-type="string" table:style-name="ce7">
            <text:p>305.9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10</text:p>
          </table:table-cell>
          <table:table-cell office:value-type="string" table:style-name="ce7">
            <text:p>302.10 Ritmo, calendario o control de la temperatura, moco cervical (Billings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10</text:p>
          </table:table-cell>
          <table:table-cell office:value-type="string" table:style-name="ce7">
            <text:p>303.10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10</text:p>
          </table:table-cell>
          <table:table-cell office:value-type="string" table:style-name="ce7">
            <text:p>304.10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10</text:p>
          </table:table-cell>
          <table:table-cell office:value-type="string" table:style-name="ce7">
            <text:p>305.10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11</text:p>
          </table:table-cell>
          <table:table-cell office:value-type="string" table:style-name="ce7">
            <text:p>302.11 Coito interrumpido (El se retira cuando va a eyacular/terminar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11</text:p>
          </table:table-cell>
          <table:table-cell office:value-type="string" table:style-name="ce7">
            <text:p>303.11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11</text:p>
          </table:table-cell>
          <table:table-cell office:value-type="string" table:style-name="ce7">
            <text:p>304.11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11</text:p>
          </table:table-cell>
          <table:table-cell office:value-type="string" table:style-name="ce7">
            <text:p>305.11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12</text:p>
          </table:table-cell>
          <table:table-cell office:value-type="string" table:style-name="ce7">
            <text:p>302.12 Método de lactancia exclusiva - MEL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3_12</text:p>
          </table:table-cell>
          <table:table-cell office:value-type="string" table:style-name="ce7">
            <text:p>303.12 ¿Conoce o ha oído hablar de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12</text:p>
          </table:table-cell>
          <table:table-cell office:value-type="string" table:style-name="ce7">
            <text:p>304.12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12</text:p>
          </table:table-cell>
          <table:table-cell office:value-type="string" table:style-name="ce7">
            <text:p>305.12 ¿Usa actualmente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2_13</text:p>
          </table:table-cell>
          <table:table-cell office:value-type="string" table:style-name="ce7">
            <text:p>302_13. otro, cuál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4_13</text:p>
          </table:table-cell>
          <table:table-cell office:value-type="string" table:style-name="ce7">
            <text:p>304_13. ¿alguna vez ha usado (…)?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3_s3_305_13</text:p>
          </table:table-cell>
          <table:table-cell office:value-type="string" table:style-name="ce7">
            <text:p>305_13. ¿usa actualm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0</text:p>
          </table:table-cell>
          <table:table-cell office:value-type="string" table:style-name="ce6">
            <text:p>400. <text:s/>¿Ha oído hablar de las infecciones de transmisión sexu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1</text:p>
          </table:table-cell>
          <table:table-cell office:value-type="string" table:style-name="ce6">
            <text:p>401.1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1</text:p>
          </table:table-cell>
          <table:table-cell office:value-type="string" table:style-name="ce6">
            <text:p>402.1 ¿Ha oído hablar de... <text:s/>DIRIGIDO 1. Sifil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2</text:p>
          </table:table-cell>
          <table:table-cell office:value-type="string" table:style-name="ce6">
            <text:p>401.2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2</text:p>
          </table:table-cell>
          <table:table-cell office:value-type="string" table:style-name="ce6">
            <text:p>402.2 ¿Ha oído hablar de… 2. Gonorre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3</text:p>
          </table:table-cell>
          <table:table-cell office:value-type="string" table:style-name="ce6">
            <text:p>401.3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3</text:p>
          </table:table-cell>
          <table:table-cell office:value-type="string" table:style-name="ce6">
            <text:p>402.3 ¿Ha oído hablar de…3. VIH / 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4</text:p>
          </table:table-cell>
          <table:table-cell office:value-type="string" table:style-name="ce6">
            <text:p>401.4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4</text:p>
          </table:table-cell>
          <table:table-cell office:value-type="string" table:style-name="ce6">
            <text:p>402.4 ¿Ha oído hablar de…4. Herpes genita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5</text:p>
          </table:table-cell>
          <table:table-cell office:value-type="string" table:style-name="ce6">
            <text:p>401.5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5</text:p>
          </table:table-cell>
          <table:table-cell office:value-type="string" table:style-name="ce6">
            <text:p>402.5 ¿Ha oído hablar de…5. Virus de Papiloma HUmano (condilomas, verrugas, co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6</text:p>
          </table:table-cell>
          <table:table-cell office:value-type="string" table:style-name="ce6">
            <text:p>401.6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6</text:p>
          </table:table-cell>
          <table:table-cell office:value-type="string" table:style-name="ce6">
            <text:p>402.6 ¿Ha oído hablar de…6. Chancr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7</text:p>
          </table:table-cell>
          <table:table-cell office:value-type="string" table:style-name="ce6">
            <text:p>401.7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7</text:p>
          </table:table-cell>
          <table:table-cell office:value-type="string" table:style-name="ce6">
            <text:p>402.7 ¿Ha oído hablar de…7. Chlamydi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8</text:p>
          </table:table-cell>
          <table:table-cell office:value-type="string" table:style-name="ce6">
            <text:p>401.8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8</text:p>
          </table:table-cell>
          <table:table-cell office:value-type="string" table:style-name="ce6">
            <text:p>402.8 ¿Ha oído hablar de…8. Hepatitis B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9</text:p>
          </table:table-cell>
          <table:table-cell office:value-type="string" table:style-name="ce6">
            <text:p>401.9 ¿De cuáles infecciones de transmisión sexual ha oído hablar? <text:s/>ESPONTÁN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9</text:p>
          </table:table-cell>
          <table:table-cell office:value-type="string" table:style-name="ce6">
            <text:p>402.9 ¿Ha oído hablar de…9. Tricomonias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10</text:p>
          </table:table-cell>
          <table:table-cell office:value-type="string" table:style-name="ce6">
            <text:p>401.10 ¿De cuáles infecciones de transmisión sexual ha oído hablar? <text:s/>ESPONTÁ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2_10</text:p>
          </table:table-cell>
          <table:table-cell office:value-type="string" table:style-name="ce6">
            <text:p>402.10 ¿Ha oído hablar de…10. Candidiasi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1_11</text:p>
          </table:table-cell>
          <table:table-cell office:value-type="string" table:style-name="ce6">
            <text:p>401-11. otro cual? espefifiqu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3</text:p>
          </table:table-cell>
          <table:table-cell office:value-type="string" table:style-name="ce6">
            <text:p>403. <text:s/>Encuestador/a revise en preguntas 401-3 y 402-3 si ha oído hablar del VIH/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4</text:p>
          </table:table-cell>
          <table:table-cell office:value-type="string" table:style-name="ce6">
            <text:p>404. <text:s/>¿Piensa que una persona pueda estar infectada con el VIH/SIDA y no presen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5</text:p>
          </table:table-cell>
          <table:table-cell office:value-type="string" table:style-name="ce6">
            <text:p>405. <text:s/>¿Cree usted que existe cura para 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6</text:p>
          </table:table-cell>
          <table:table-cell office:value-type="string" table:style-name="ce6">
            <text:p>406. <text:s/>¿Cree que usted tiene algún riesgo o peligro de infectarse d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7</text:p>
          </table:table-cell>
          <table:table-cell office:value-type="string" table:style-name="ce6">
            <text:p>407. <text:s/>¿Cuál es la razón principal por la que piensa Usted que SI tiene algún ri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8</text:p>
          </table:table-cell>
          <table:table-cell office:value-type="string" table:style-name="ce6">
            <text:p>408. <text:s/>¿Cuál es la razón principal por la que piensa que NO tiene riesg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9_1</text:p>
          </table:table-cell>
          <table:table-cell office:value-type="string" table:style-name="ce6">
            <text:p>409.1 ¿Cuáles formas de prevención conoce usted para que un hombre o una muj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0_1</text:p>
          </table:table-cell>
          <table:table-cell office:value-type="string" table:style-name="ce6">
            <text:p>410.1 ¿Es posible evitar infectarse del VIH/SIDA al …: <text:s/>DIRIGIDO 1. No tener 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9_2</text:p>
          </table:table-cell>
          <table:table-cell office:value-type="string" table:style-name="ce6">
            <text:p>409.2 ¿Cuáles formas de prevención conoce usted para que un hombre o una muj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0_2</text:p>
          </table:table-cell>
          <table:table-cell office:value-type="string" table:style-name="ce6">
            <text:p>410.2 ¿Es posible evitar infectarse del VIH/SIDA al … 2. Manteniendo relacio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9_3</text:p>
          </table:table-cell>
          <table:table-cell office:value-type="string" table:style-name="ce6">
            <text:p>409.3 ¿Cuáles formas de prevención conoce usted para que un hombre o una muj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0_3</text:p>
          </table:table-cell>
          <table:table-cell office:value-type="string" table:style-name="ce6">
            <text:p>410.3 ¿Es posible evitar infectarse del VIH/SIDA al …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9_4</text:p>
          </table:table-cell>
          <table:table-cell office:value-type="string" table:style-name="ce6">
            <text:p>409.4 ¿Cuáles formas de prevención conoce usted para que un hombre o una muj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0_4</text:p>
          </table:table-cell>
          <table:table-cell office:value-type="string" table:style-name="ce6">
            <text:p>410.4 ¿Es posible evitar infectarse del VIH/SIDA al …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09_5</text:p>
          </table:table-cell>
          <table:table-cell office:value-type="string" table:style-name="ce6">
            <text:p>409.5 ¿Cuáles formas de prevención conoce usted para que un hombre o una muj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1_1</text:p>
          </table:table-cell>
          <table:table-cell office:value-type="string" table:style-name="ce6">
            <text:p>411.1 ¿Piensa usted que una persona puede infectarse del VIH/SIDA al..: <text:s/>1. 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1_2</text:p>
          </table:table-cell>
          <table:table-cell office:value-type="string" table:style-name="ce6">
            <text:p>411.2 Besar en la frente a alguien que tiene VIH/SI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1_3</text:p>
          </table:table-cell>
          <table:table-cell office:value-type="string" table:style-name="ce6">
            <text:p>411.3 Ser picado por un mosquito o zancu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1_4</text:p>
          </table:table-cell>
          <table:table-cell office:value-type="string" table:style-name="ce6">
            <text:p>411.4 Usar cucharas, tenedores, platos o vasos usados por alguien que tie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1_5</text:p>
          </table:table-cell>
          <table:table-cell office:value-type="string" table:style-name="ce6">
            <text:p>411.5 Trabajar con una persona que tiene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2_1</text:p>
          </table:table-cell>
          <table:table-cell office:value-type="string" table:style-name="ce6">
            <text:p>412.1 ¿Si usted supiera: <text:s/>1. Que un vendedor/proveedor/tendero de vegetales 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2_2</text:p>
          </table:table-cell>
          <table:table-cell office:value-type="string" table:style-name="ce6">
            <text:p>412.2 Que un niño está infectado por el VIH/SIDA ¿Cree que puede ir a la escu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2_3</text:p>
          </table:table-cell>
          <table:table-cell office:value-type="string" table:style-name="ce6">
            <text:p>412.3 Que un pariente suyo se enfermara de VIH/SIDA ¿Estaría usted dispuesto 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2_4</text:p>
          </table:table-cell>
          <table:table-cell office:value-type="string" table:style-name="ce6">
            <text:p>412.4 Que un profesor se encuentra infectado por el VIH/SIDA, pero no se ve en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2_5</text:p>
          </table:table-cell>
          <table:table-cell office:value-type="string" table:style-name="ce6">
            <text:p>412.5 Que una persona de su familia se infectara por el VIH/SIDA ¿Preferiría u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3</text:p>
          </table:table-cell>
          <table:table-cell office:value-type="string" table:style-name="ce6">
            <text:p>413. <text:s/>En los últimos 12 meses en su última relación sexual ¿utilizó condó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4</text:p>
          </table:table-cell>
          <table:table-cell office:value-type="string" table:style-name="ce6">
            <text:p>414. <text:s/>¿Ha oído hablar de la prueba o examen d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5</text:p>
          </table:table-cell>
          <table:table-cell office:value-type="string" table:style-name="ce6">
            <text:p>415. <text:s/>¿Sabe dónde hacen la prueba o examen para el VIH/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6</text:p>
          </table:table-cell>
          <table:table-cell office:value-type="string" table:style-name="ce6">
            <text:p>416. <text:s/>¿Le han hecho alguna vez la prueba o examen del VIH/ 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7_1</text:p>
          </table:table-cell>
          <table:table-cell office:value-type="string" table:style-name="ce6">
            <text:p>417.1 ¿Hace cuánto tiempo fue que se hizo la prueba la última vez?: <text:s/>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7_2</text:p>
          </table:table-cell>
          <table:table-cell office:value-type="string" table:style-name="ce6">
            <text:p>417.2 ¿Hace cuánto tiempo fue que se hizo la prueba la última vez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8</text:p>
          </table:table-cell>
          <table:table-cell office:value-type="string" table:style-name="ce6">
            <text:p>418. <text:s/>¿Dónde se hizo la prueba del VIH/ 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19</text:p>
          </table:table-cell>
          <table:table-cell office:value-type="string" table:style-name="ce6">
            <text:p>419. <text:s/>¿Ese examen se lo hizo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20</text:p>
          </table:table-cell>
          <table:table-cell office:value-type="string" table:style-name="ce6">
            <text:p>420. <text:s/>Antes de hacerle la prueba o el examen de VIH/SIDA, ¿Le explicaron de qué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21</text:p>
          </table:table-cell>
          <table:table-cell office:value-type="string" table:style-name="ce6">
            <text:p>421. <text:s/>¿Recibió los resultados de la prueba o examen del VIH/ S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22</text:p>
          </table:table-cell>
          <table:table-cell office:value-type="string" table:style-name="ce6">
            <text:p>422. <text:s/>Antes de darle los resultados, ¿conversaron con usted sobre las forma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23</text:p>
          </table:table-cell>
          <table:table-cell office:value-type="string" table:style-name="ce6">
            <text:p>423. <text:s/>¿Cuál es la razón principal por la que nunca se ha hecho la prueba o exam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24</text:p>
          </table:table-cell>
          <table:table-cell office:value-type="string" table:style-name="ce6">
            <text:p>424. <text:s/>Si le ofrecieran hacer el examen del VIH/SIDA de manera gratuita, ¿Esta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3_s4_425</text:p>
          </table:table-cell>
          <table:table-cell office:value-type="string" table:style-name="ce6">
            <text:p>425. <text:s/>¿Cuál es la razón principal por la que no se haría la prueba o examen d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</text:p>
          </table:table-cell>
          <table:table-cell office:value-type="string" table:style-name="ce6">
            <text:p>Reg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</text:p>
          </table:table-cell>
          <table:table-cell office:value-type="string" table:style-name="ce6">
            <text:p>Autoidentificación et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anios</text:p>
          </table:table-cell>
          <table:table-cell office:value-type="string" table:style-name="ce6">
            <text:p>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anios</text:p>
          </table:table-cell>
          <table:table-cell office:value-type="string" table:style-name="ce6">
            <text:p>Grupos de 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</text:p>
          </table:table-cell>
          <table:table-cell office:value-type="string" table:style-name="ce6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ado_civil</text:p>
          </table:table-cell>
          <table:table-cell office:value-type="string" table:style-name="ce6">
            <text:p>estado_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411" table:style-name="ro1">
          <table:table-cell table:number-columns-repeated="16384"/>
        </table:table-row>
      </table:table>
      <table:table table:name="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8_BDD_ENS2018_f4_fact_riesg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</text:p>
          </table:table-cell>
          <table:table-cell office:value-type="string" table:style-name="ce3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xo</text:p>
          </table:table-cell>
          <table:table-cell office:value-type="string" table:style-name="ce3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1_3</text:p>
          </table:table-cell>
          <table:table-cell office:value-type="string" table:style-name="ce6">
            <text:p>3. <text:s/>Fecha de nacimiento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1_4</text:p>
          </table:table-cell>
          <table:table-cell office:value-type="string" table:style-name="ce6">
            <text:p>4. <text:s/>Fecha de nacimiento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1_5</text:p>
          </table:table-cell>
          <table:table-cell office:value-type="string" table:style-name="ce6">
            <text:p>5. <text:s/>Fecha de nacimiento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1_6</text:p>
          </table:table-cell>
          <table:table-cell office:value-type="string" table:style-name="ce6">
            <text:p>6. <text:s/>Años cumplido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0</text:p>
          </table:table-cell>
          <table:table-cell office:value-type="string" table:style-name="ce6">
            <text:p>200. <text:s/>¿En los últimos 12 meses (…) ha ido al dentist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1</text:p>
          </table:table-cell>
          <table:table-cell office:value-type="string" table:style-name="ce6">
            <text:p>201. <text:s/>¿Cuál fue el principal motivo por el que no ha ido al dentist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2</text:p>
          </table:table-cell>
          <table:table-cell office:value-type="string" table:style-name="ce6">
            <text:p>202. <text:s/>¿Con qué frecuencia cepilla (…) sus dient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3</text:p>
          </table:table-cell>
          <table:table-cell office:value-type="string" table:style-name="ce6">
            <text:p>203. <text:s/>¿Usa (…) pasta dental para cepillar sus dient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4_a</text:p>
          </table:table-cell>
          <table:table-cell office:value-type="string" table:style-name="ce6">
            <text:p>204.a Dolor dental? - En los últimos 12 meses, ¿ha padecido (…) alguna de l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4_b</text:p>
          </table:table-cell>
          <table:table-cell office:value-type="string" table:style-name="ce6">
            <text:p>204.b Dificultad para masticar los alimentos? - En los últimos 12 meses, ¿ha p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4_c</text:p>
          </table:table-cell>
          <table:table-cell office:value-type="string" table:style-name="ce6">
            <text:p>204.c Dificultad para hablar o problemas para pronunciar las palabras? - En 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4_d</text:p>
          </table:table-cell>
          <table:table-cell office:value-type="string" table:style-name="ce6">
            <text:p>204.d Sentirse avergonzado o abstenerse de sonreír? - En los últimos 12 meses,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4_e</text:p>
          </table:table-cell>
          <table:table-cell office:value-type="string" table:style-name="ce6">
            <text:p>204.e Interrupción del sueño? - En los últimos 12 meses, ¿ha padecido (…) alg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4_f</text:p>
          </table:table-cell>
          <table:table-cell office:value-type="string" table:style-name="ce6">
            <text:p>204.f Falta al establecimieno educativo? - En los últimos 12 meses, ¿ha padeci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2_204_g</text:p>
          </table:table-cell>
          <table:table-cell office:value-type="string" table:style-name="ce6">
            <text:p>204g. <text:s/>interrupción del sueño? - en los últimos 12 meses, ¿ha padecido (…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0</text:p>
          </table:table-cell>
          <table:table-cell office:value-type="string" table:style-name="ce6">
            <text:p>300. <text:s/>¿Asiste (…) actualmente a clas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1</text:p>
          </table:table-cell>
          <table:table-cell office:value-type="string" table:style-name="ce6">
            <text:p>301. <text:s/>Durante los últimos 7 días ¿cuántos días practicó (…) una actividad fís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2</text:p>
          </table:table-cell>
          <table:table-cell office:value-type="string" table:style-name="ce6">
            <text:p>302. <text:s/>Durante la última semana que asistió a clases (…), ¿cuántos días se trasl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3_1</text:p>
          </table:table-cell>
          <table:table-cell office:value-type="string" table:style-name="ce6">
            <text:p>303.1 Lunes ¿Cuántos minutos al día, (…) se trasladó caminando o en bicicl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3_2</text:p>
          </table:table-cell>
          <table:table-cell office:value-type="string" table:style-name="ce6">
            <text:p>303.2 Martes ¿Cuántos minutos al día, (…) se trasladó caminando o en bicicl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3_3</text:p>
          </table:table-cell>
          <table:table-cell office:value-type="string" table:style-name="ce6">
            <text:p>303.3 Miércoles ¿Cuántos minutos al día, (…) se trasladó caminando o en bicic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3_4</text:p>
          </table:table-cell>
          <table:table-cell office:value-type="string" table:style-name="ce6">
            <text:p>303.4 Jueves ¿Cuántos minutos al día, (…) se trasladó caminando o en bicicl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3_5</text:p>
          </table:table-cell>
          <table:table-cell office:value-type="string" table:style-name="ce6">
            <text:p>303.5 Viernes ¿Cuántos minutos al día, (…) se trasladó caminando o en bicicl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3_6</text:p>
          </table:table-cell>
          <table:table-cell office:value-type="string" table:style-name="ce6">
            <text:p>303.6 Sábado ¿Cuántos minutos al día, (…) se trasladó caminando o en bicicl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3_7</text:p>
          </table:table-cell>
          <table:table-cell office:value-type="string" table:style-name="ce6">
            <text:p>303.7 Domingo ¿Cuántos minutos al día, (…) se trasladó caminando o en bicicl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4</text:p>
          </table:table-cell>
          <table:table-cell office:value-type="string" table:style-name="ce6">
            <text:p>304. <text:s/>En una semana normal, cuando (…) va a la escuela/colegio, ¿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5_1</text:p>
          </table:table-cell>
          <table:table-cell office:value-type="string" table:style-name="ce6">
            <text:p>305.1 Días de la semana - Cuántos días y horas a la semana asiste (…)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5_2</text:p>
          </table:table-cell>
          <table:table-cell office:value-type="string" table:style-name="ce6">
            <text:p>305.2 Horas clase - Cuántos días y horas a la semana asiste (…) a clases de e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5_3</text:p>
          </table:table-cell>
          <table:table-cell office:value-type="string" table:style-name="ce6">
            <text:p>305.3 Minutos de duración de cada cla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6_1</text:p>
          </table:table-cell>
          <table:table-cell office:value-type="string" table:style-name="ce6">
            <text:p>306.1 Horas - Durante un día normal, ¿cuánto tiempo pasa sentado o recostado v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3_306_2</text:p>
          </table:table-cell>
          <table:table-cell office:value-type="string" table:style-name="ce6">
            <text:p>306.2 Minutos - Durante un día normal, ¿cuánto tiempo pasa sentado o recost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0</text:p>
          </table:table-cell>
          <table:table-cell office:value-type="string" table:style-name="ce6">
            <text:p>400. <text:s/>Durante los últimos 7 días, ¿cuántos días comió (…), al menos una fruta 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1</text:p>
          </table:table-cell>
          <table:table-cell office:value-type="string" table:style-name="ce6">
            <text:p>401. <text:s/>¿Y en uno de esos días, cuántas frutas o porciones de fruta come? <text:s/>Núme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2</text:p>
          </table:table-cell>
          <table:table-cell office:value-type="string" table:style-name="ce6">
            <text:p>402. <text:s/>Durante los últimos 7 días, ¿cuántos días comió (…), al menos una por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3</text:p>
          </table:table-cell>
          <table:table-cell office:value-type="string" table:style-name="ce6">
            <text:p>403. <text:s/>¿Y en uno de esos días, cuántas porciones de verduras come? <text:s/>Número de 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4</text:p>
          </table:table-cell>
          <table:table-cell office:value-type="string" table:style-name="ce6">
            <text:p>404. <text:s/>Durante los últimos 7 días, ¿cuántos días tomó (…) gaseosas o bebidas com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5</text:p>
          </table:table-cell>
          <table:table-cell office:value-type="string" table:style-name="ce6">
            <text:p>405. <text:s/>¿Y en uno de esos días, cuántas veces tomó gaseosas o bebidas procesad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6</text:p>
          </table:table-cell>
          <table:table-cell office:value-type="string" table:style-name="ce6">
            <text:p>406. <text:s/>¿Cuántos vasos de agua toma (…) al día ? (agua sin colorantes, endulza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7</text:p>
          </table:table-cell>
          <table:table-cell office:value-type="string" table:style-name="ce6">
            <text:p>407. <text:s/>Durante los últimos 7 días, ¿cuántos días comió (…) en una cadena de comi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8</text:p>
          </table:table-cell>
          <table:table-cell office:value-type="string" table:style-name="ce6">
            <text:p>408. <text:s/>Durante los últimos 7 días, ¿cuántos días ha comido (…), productos proce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09</text:p>
          </table:table-cell>
          <table:table-cell office:value-type="string" table:style-name="ce6">
            <text:p>409. <text:s/>En la escuela/colegio de (..), ¿recibe alimentación escol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0</text:p>
          </table:table-cell>
          <table:table-cell office:value-type="string" table:style-name="ce6">
            <text:p>410. <text:s/>¿Cuántos días recibe alimentación escol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1</text:p>
          </table:table-cell>
          <table:table-cell office:value-type="string" table:style-name="ce6">
            <text:p>411. <text:s/>En la escuela/colegio de (…), ¿existe un bar escolar o punto de venta/exp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2</text:p>
          </table:table-cell>
          <table:table-cell office:value-type="string" table:style-name="ce6">
            <text:p>412. <text:s/>En la escuela/colegio de (.), ¿ofertan frutas y verdur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3</text:p>
          </table:table-cell>
          <table:table-cell office:value-type="string" table:style-name="ce6">
            <text:p>413. <text:s/>En la escuela/colegio de (…), ¿dispone de agua segura y gratuita para beb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4</text:p>
          </table:table-cell>
          <table:table-cell office:value-type="string" table:style-name="ce6">
            <text:p>414. <text:s/>En la escuela/colegio de (…), ¿venden alimentos procesados con semáforo 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5a</text:p>
          </table:table-cell>
          <table:table-cell office:value-type="string" table:style-name="ce6">
            <text:p>415.a ¿Lleva alimentos de casa? <text:s/>-Para el refrigerio o colación de (…) en l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5b</text:p>
          </table:table-cell>
          <table:table-cell office:value-type="string" table:style-name="ce6">
            <text:p>415.b ¿Compra alimentos en la escuela? -Para el refrigerio o colación de (…) 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5c</text:p>
          </table:table-cell>
          <table:table-cell office:value-type="string" table:style-name="ce6">
            <text:p>415.c ¿Consume alimentación escolar? -Para el refrigerio o colación de (…) en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6a</text:p>
          </table:table-cell>
          <table:table-cell office:value-type="string" table:style-name="ce6">
            <text:p>416.a ¿Alimentos procesados? Los alimentos que lleva de casa (…) son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6b</text:p>
          </table:table-cell>
          <table:table-cell office:value-type="string" table:style-name="ce6">
            <text:p>416.b ¿Alimentos preparados en el hogar? Los alimentos que lleva de casa (…) 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6c</text:p>
          </table:table-cell>
          <table:table-cell office:value-type="string" table:style-name="ce6">
            <text:p>416.c ¿Frutas? Los alimentos que lleva de casa (…) son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4_416d</text:p>
          </table:table-cell>
          <table:table-cell office:value-type="string" table:style-name="ce6">
            <text:p>416d. ¿otro, cuál? los alimentos que lleva de casa (…) son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5_500</text:p>
          </table:table-cell>
          <table:table-cell office:value-type="string" table:style-name="ce6">
            <text:p>500. <text:s/>¿Ha bebido alcohol alguna vez en su vida? <text:s/>(Cerveza, vino, aguardiente, p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5_501</text:p>
          </table:table-cell>
          <table:table-cell office:value-type="string" table:style-name="ce6">
            <text:p>501. <text:s/>¿Qué edad tenía cuando tomó su primer trago de alcohol/ lico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5_502</text:p>
          </table:table-cell>
          <table:table-cell office:value-type="string" table:style-name="ce6">
            <text:p>502. <text:s/>Durante los últimos 30 días, ¿cuántos días bebió alcohol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5_503</text:p>
          </table:table-cell>
          <table:table-cell office:value-type="string" table:style-name="ce6">
            <text:p>503. <text:s/>¿Cuando (…) toma, lo hace principalmente por/par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5_504</text:p>
          </table:table-cell>
          <table:table-cell office:value-type="string" table:style-name="ce6">
            <text:p>504. <text:s/>¿Le han enseñado a (…) en algunas de sus clases, durante este año escolar,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5_505</text:p>
          </table:table-cell>
          <table:table-cell office:value-type="string" table:style-name="ce6">
            <text:p>505. <text:s/>Durante los últimos 30 días, ¿Compró alguna bebida alcohólic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5_506</text:p>
          </table:table-cell>
          <table:table-cell office:value-type="string" table:style-name="ce6">
            <text:p>506. <text:s/>Durante los últimos 30 días, ¿Qué tan seguido ha subido a un vehículo en 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0</text:p>
          </table:table-cell>
          <table:table-cell office:value-type="string" table:style-name="ce6">
            <text:p>600. <text:s/>¿Ha consumido algún producto de tabaco como cigarrillos, puros, pipas árab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1</text:p>
          </table:table-cell>
          <table:table-cell office:value-type="string" table:style-name="ce6">
            <text:p>601. <text:s/>¿Que producto de tabaco ha consumido con mayor frecuenci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2</text:p>
          </table:table-cell>
          <table:table-cell office:value-type="string" table:style-name="ce6">
            <text:p>602. <text:s/>¿Qué edad tenía cuando probó un cigarrillo u otro producto de tabaco, p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3</text:p>
          </table:table-cell>
          <table:table-cell office:value-type="string" table:style-name="ce6">
            <text:p>603. <text:s/>¿Consume actualmente algún producto de tabaco como los que le mencioné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4</text:p>
          </table:table-cell>
          <table:table-cell office:value-type="string" table:style-name="ce6">
            <text:p>604. <text:s/>¿Que producto de tabaco consume actualmente con mayor frecuenci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5</text:p>
          </table:table-cell>
          <table:table-cell office:value-type="string" table:style-name="ce6">
            <text:p>605. <text:s/>¿Ha intentado dejar de fumar en los últimos 12 mes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6</text:p>
          </table:table-cell>
          <table:table-cell office:value-type="string" table:style-name="ce6">
            <text:p>606. <text:s/>¿Ha estado expuesto al humo de tabaco en el ho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7</text:p>
          </table:table-cell>
          <table:table-cell office:value-type="string" table:style-name="ce6">
            <text:p>607. <text:s/>¿Ha estado usted expuesto al humo de tabaco en lugares públicos cerrad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8</text:p>
          </table:table-cell>
          <table:table-cell office:value-type="string" table:style-name="ce6">
            <text:p>608. <text:s/>Si una persona conocida le ofreciese un producto de tabaco, ¿Usted lo con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09</text:p>
          </table:table-cell>
          <table:table-cell office:value-type="string" table:style-name="ce6">
            <text:p>609. <text:s/>Si una persona desconocida le ofreciese un producto de tabaco, ¿Usted lo 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10</text:p>
          </table:table-cell>
          <table:table-cell office:value-type="string" table:style-name="ce6">
            <text:p>610. <text:s/>Si quisiera obtener cigarrillos o productos de tabaco, ¿cree que sería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4_s6_611</text:p>
          </table:table-cell>
          <table:table-cell office:value-type="string" table:style-name="ce6">
            <text:p>611. <text:s/>Durante los últimos 30 días, ¿Compró Usted algún producto de tabaco o cig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</text:p>
          </table:table-cell>
          <table:table-cell office:value-type="string" table:style-name="ce6">
            <text:p>Reg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</text:p>
          </table:table-cell>
          <table:table-cell office:value-type="string" table:style-name="ce6">
            <text:p>Identificación ét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anios</text:p>
          </table:table-cell>
          <table:table-cell office:value-type="string" table:style-name="ce6">
            <text:p>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anios</text:p>
          </table:table-cell>
          <table:table-cell office:value-type="string" table:style-name="ce6">
            <text:p>Grupos de edad en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</text:p>
          </table:table-cell>
          <table:table-cell office:value-type="string" table:style-name="ce6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480" table:style-name="ro1">
          <table:table-cell table:number-columns-repeated="16384"/>
        </table:table-row>
      </table:table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9_BDD_ENS2018_f5_des_inf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Indentificador de up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viv</text:p>
          </table:table-cell>
          <table:table-cell office:value-type="string" table:style-name="ce3">
            <text:p>In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ndentificador del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ndentificador de la 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mef</text:p>
          </table:table-cell>
          <table:table-cell office:value-type="string" table:style-name="ce3">
            <text:p>Indentificador de la madr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</text:p>
          </table:table-cell>
          <table:table-cell office:value-type="string" table:style-name="ce3">
            <text:p>Cód.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xo</text:p>
          </table:table-cell>
          <table:table-cell office:value-type="string" table:style-name="ce6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_100_3</text:p>
          </table:table-cell>
          <table:table-cell office:value-type="string" table:style-name="ce6">
            <text:p>100.3 Fecha de nacimiento: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_100_4</text:p>
          </table:table-cell>
          <table:table-cell office:value-type="string" table:style-name="ce6">
            <text:p>100.4 Fecha de nacimiento: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_100_5</text:p>
          </table:table-cell>
          <table:table-cell office:value-type="string" table:style-name="ce6">
            <text:p>100.5 Fecha de nacimiento: 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_100_6</text:p>
          </table:table-cell>
          <table:table-cell office:value-type="string" table:style-name="ce6">
            <text:p>100.6 ¿Cuántos años y meses cumplidos tiene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_100_7</text:p>
          </table:table-cell>
          <table:table-cell office:value-type="string" table:style-name="ce6">
            <text:p>100.7 ¿Cuántos años y meses cumplidos tiene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0</text:p>
          </table:table-cell>
          <table:table-cell office:value-type="string" table:style-name="ce6">
            <text:p>200. <text:s/>¿(…) Asiste actualmente a algún Centro de Desarrollo Infantil CIBV/CDI o 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1</text:p>
          </table:table-cell>
          <table:table-cell office:value-type="string" table:style-name="ce6">
            <text:p>201. <text:s/>¿(…) Asistío alguna vez a algún Centro de Desarrollo Infantil CIBV/CDI 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2</text:p>
          </table:table-cell>
          <table:table-cell office:value-type="string" table:style-name="ce6">
            <text:p>202. <text:s/>¿Por qué no asiste (…) a un Programa o Centro de Desarrollo Infantil CIBV/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3</text:p>
          </table:table-cell>
          <table:table-cell office:value-type="string" table:style-name="ce6">
            <text:p>203. <text:s/>¿El Centro de Desarrollo Infantil CIBV/CDI, o guardería, en el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4_1</text:p>
          </table:table-cell>
          <table:table-cell office:value-type="string" table:style-name="ce6">
            <text:p>204.1 ¿Cuánto tiempo asiste o asitió?: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4_2</text:p>
          </table:table-cell>
          <table:table-cell office:value-type="string" table:style-name="ce6">
            <text:p>204.2 ¿Cuánto tiempo asiste o asitió?: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5_1</text:p>
          </table:table-cell>
          <table:table-cell office:value-type="string" table:style-name="ce6">
            <text:p>205.1 ¿Cuántos DÍAS a la semana y cuántas HORAS al día permanece o permanec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5_2</text:p>
          </table:table-cell>
          <table:table-cell office:value-type="string" table:style-name="ce6">
            <text:p>205.2 ¿Cuántos DÍAS a la semana y cuántas HORAS al día permanece o permanec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6</text:p>
          </table:table-cell>
          <table:table-cell office:value-type="string" table:style-name="ce6">
            <text:p>206. <text:s/>¿(…) RECIBE actualmente asistencia por parte de educadoras del CNH en su h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7</text:p>
          </table:table-cell>
          <table:table-cell office:value-type="string" table:style-name="ce6">
            <text:p>207. <text:s/>¿(…) RECIBIÓ alguna vez asistencia por parte de educadoras del CNH en su h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8</text:p>
          </table:table-cell>
          <table:table-cell office:value-type="string" table:style-name="ce6">
            <text:p>208. <text:s/>¿Cuántos días al m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09</text:p>
          </table:table-cell>
          <table:table-cell office:value-type="string" table:style-name="ce6">
            <text:p>209. <text:s/>Edad en meses del niño/a de la primera visita- ¿Qué edad tenía (….) cu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0_1</text:p>
          </table:table-cell>
          <table:table-cell office:value-type="string" table:style-name="ce6">
            <text:p>210.1 ¿Hace cuánto tiempo fue visitado (…) por una educadora del CNH por últi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0_2</text:p>
          </table:table-cell>
          <table:table-cell office:value-type="string" table:style-name="ce6">
            <text:p>210.2 ¿Hace cuánto tiempo fue visitado (…) por una educadora del CNH por últi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0_3</text:p>
          </table:table-cell>
          <table:table-cell office:value-type="string" table:style-name="ce6">
            <text:p>210.3 ¿Hace cuánto tiempo fue visitado (…) por una educadora del CNH por últi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1</text:p>
          </table:table-cell>
          <table:table-cell office:value-type="string" table:style-name="ce6">
            <text:p>211. <text:s/>¿Con quien duerme (…) habitualm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2</text:p>
          </table:table-cell>
          <table:table-cell office:value-type="string" table:style-name="ce6">
            <text:p>212. <text:s/>¿Por qué (…) no duerme sol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3</text:p>
          </table:table-cell>
          <table:table-cell office:value-type="string" table:style-name="ce6">
            <text:p>213. <text:s/>¿CON QUIÉN permanece (…) la mayor parte del tiempo de lunes a viern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4</text:p>
          </table:table-cell>
          <table:table-cell office:value-type="string" table:style-name="ce6">
            <text:p>214. <text:s/>¿Dónde se realiza el CUIDADO de (…)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2_215</text:p>
          </table:table-cell>
          <table:table-cell office:value-type="string" table:style-name="ce6">
            <text:p>215. <text:s/>¿Cuántos libros, cuentos, revistas o libros con dibujos para niños/as ti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1a</text:p>
          </table:table-cell>
          <table:table-cell office:value-type="string" table:style-name="ce6">
            <text:p>301.a Juguetes hechos en casa como: muñecas de trapo, lana, carritos u otros j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1b</text:p>
          </table:table-cell>
          <table:table-cell office:value-type="string" table:style-name="ce6">
            <text:p>301.b Con objetos del hogar como ollas, u objetos que se encuentran en el ex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1c</text:p>
          </table:table-cell>
          <table:table-cell office:value-type="string" table:style-name="ce6">
            <text:p>301.c Con juguetes comprados en una tien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1d</text:p>
          </table:table-cell>
          <table:table-cell office:value-type="string" table:style-name="ce6">
            <text:p>301.d Con juguetes para armar y/o construir como: legos, rompecabez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1e</text:p>
          </table:table-cell>
          <table:table-cell office:value-type="string" table:style-name="ce6">
            <text:p>301.e Con juguetes, artículos o elementos que le permitan aprender texturas, f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1f</text:p>
          </table:table-cell>
          <table:table-cell office:value-type="string" table:style-name="ce6">
            <text:p>301.f Con muñecos/as y objetos de roles o fantasías (tazas y platos de jugue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1g</text:p>
          </table:table-cell>
          <table:table-cell office:value-type="string" table:style-name="ce6">
            <text:p>301.g Con artículos electrónicos como tablets, celulares, play stati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2</text:p>
          </table:table-cell>
          <table:table-cell office:value-type="string" table:style-name="ce6">
            <text:p>302. <text:s/>¿Cuántos horas al día pasa (…) mirando televisión o viendo videos o pelíc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3</text:p>
          </table:table-cell>
          <table:table-cell office:value-type="string" table:style-name="ce6">
            <text:p>303. <text:s/>¿Cuántas horas al día juega (...) de forma exclusiv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4</text:p>
          </table:table-cell>
          <table:table-cell office:value-type="string" table:style-name="ce6">
            <text:p>304. <text:s/>¿Con quién juega principalmente (..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5</text:p>
          </table:table-cell>
          <table:table-cell office:value-type="string" table:style-name="ce6">
            <text:p>305. <text:s/>En los últimos 7 días, ¿cuántos días dejó al niño/a solo/a por más de u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6</text:p>
          </table:table-cell>
          <table:table-cell office:value-type="string" table:style-name="ce6">
            <text:p>306. <text:s/>En los últimos 7 días, ¿cuántos días dejo a (..) al cuidado de otro niñ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a_1</text:p>
          </table:table-cell>
          <table:table-cell office:value-type="string" table:style-name="ce6">
            <text:p>307.a1 ¿Leyó libros o miró los dibujos de un libro con (..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a_2_1</text:p>
          </table:table-cell>
          <table:table-cell office:value-type="string" table:style-name="ce6">
            <text:p>307.a2.1 ¿Leyó libros o miró los dibujos de un libro con (...)?: M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a_2_2</text:p>
          </table:table-cell>
          <table:table-cell office:value-type="string" table:style-name="ce6">
            <text:p>307.a2.2 ¿Leyó libros o miró los dibujos de un libro con (...)?: P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a_2_3</text:p>
          </table:table-cell>
          <table:table-cell office:value-type="string" table:style-name="ce6">
            <text:p>307.a2.3 ¿Leyó libros o miró los dibujos de un libro con (...)?: Herman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a_2_4</text:p>
          </table:table-cell>
          <table:table-cell office:value-type="string" table:style-name="ce6">
            <text:p>307.a2.4 ¿Leyó libros o miró los dibujos de un libro con (...)?: Abuela/Abue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a_2_5</text:p>
          </table:table-cell>
          <table:table-cell office:value-type="string" table:style-name="ce6">
            <text:p>307.a2.5 ¿Leyó libros o miró los dibujos de un libro con (...)?: Ot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b_1</text:p>
          </table:table-cell>
          <table:table-cell office:value-type="string" table:style-name="ce6">
            <text:p>307.b1 ¿Le contó cuentos o historias a (..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b_2_1</text:p>
          </table:table-cell>
          <table:table-cell office:value-type="string" table:style-name="ce6">
            <text:p>307.b2.1 ¿Le contó cuentos o historias a (...)?: M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b_2_2</text:p>
          </table:table-cell>
          <table:table-cell office:value-type="string" table:style-name="ce6">
            <text:p>307.b2.2 ¿Le contó cuentos o historias a (...)?: P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b_2_3</text:p>
          </table:table-cell>
          <table:table-cell office:value-type="string" table:style-name="ce6">
            <text:p>307.b2.3 ¿Le contó cuentos o historias a (...)? Herman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b_2_4</text:p>
          </table:table-cell>
          <table:table-cell office:value-type="string" table:style-name="ce6">
            <text:p>307.b2.4 ¿Le contó cuentos o historias a (...)?: Abuela/Abue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b_2_5_</text:p>
          </table:table-cell>
          <table:table-cell office:value-type="string" table:style-name="ce6">
            <text:p>307.b2.5 ¿Le contó cuentos o historias a (...)?: Ot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c_1</text:p>
          </table:table-cell>
          <table:table-cell office:value-type="string" table:style-name="ce6">
            <text:p>307.c1 ¿Le cantó canciones a (...) o cantó con (...), incluyendo canciones de 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c_2_1</text:p>
          </table:table-cell>
          <table:table-cell office:value-type="string" table:style-name="ce6">
            <text:p>307.c2.1 ¿Le cantó canciones a (...) o cantó con (...), incluyendo cancione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c_2_2</text:p>
          </table:table-cell>
          <table:table-cell office:value-type="string" table:style-name="ce6">
            <text:p>307.c2.2 ¿Le cantó canciones a (...) o cantó con (...), incluyendo cancione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c_2_3</text:p>
          </table:table-cell>
          <table:table-cell office:value-type="string" table:style-name="ce6">
            <text:p>307.c2.3 ¿Le cantó canciones a (...) o cantó con (...), incluyendo cancione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c_2_4</text:p>
          </table:table-cell>
          <table:table-cell office:value-type="string" table:style-name="ce6">
            <text:p>307.c2.4 ¿Le cantó canciones a (...) o cantó con (...), incluyendo cancione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c_2_5</text:p>
          </table:table-cell>
          <table:table-cell office:value-type="string" table:style-name="ce6">
            <text:p>307.c2.5 ¿Le cantó canciones a (...) o cantó con (...), incluyendo canciones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d_1</text:p>
          </table:table-cell>
          <table:table-cell office:value-type="string" table:style-name="ce6">
            <text:p>307.d1 ¿Llevó a (...) a pasear fuera de la vivienda, lote o terreno? (Jugar 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d_2_1</text:p>
          </table:table-cell>
          <table:table-cell office:value-type="string" table:style-name="ce6">
            <text:p>307.d2.1 ¿Llevó a (...) a pasear fuera de la vivienda, lote o terreno?: M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d_2_2</text:p>
          </table:table-cell>
          <table:table-cell office:value-type="string" table:style-name="ce6">
            <text:p>307.d2.2 ¿Llevó a (...) a pasear fuera de la vivienda, lote o terreno?: <text:s/>P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d_2_3</text:p>
          </table:table-cell>
          <table:table-cell office:value-type="string" table:style-name="ce6">
            <text:p>307.d2.3 ¿Llevó a (...) a pasear fuera de la vivienda, lote o terreno?: <text:s/>Herm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d_2_4</text:p>
          </table:table-cell>
          <table:table-cell office:value-type="string" table:style-name="ce6">
            <text:p>307.d2.4 ¿Llevó a (...) a pasear fuera de la vivienda, lote o terreno?: <text:s/>Abuel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d_2_5</text:p>
          </table:table-cell>
          <table:table-cell office:value-type="string" table:style-name="ce6">
            <text:p>307.d2.5 ¿Llevó a (...) a pasear fuera de la vivienda, lote o terreno?: <text:s/>Ot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e_1</text:p>
          </table:table-cell>
          <table:table-cell office:value-type="string" table:style-name="ce6">
            <text:p>307.e1 ¿Jugó con (..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e_2_1</text:p>
          </table:table-cell>
          <table:table-cell office:value-type="string" table:style-name="ce6">
            <text:p>307.e2.1 ¿Jugó con (...)?: M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e_2_2</text:p>
          </table:table-cell>
          <table:table-cell office:value-type="string" table:style-name="ce6">
            <text:p>307.e2.2 ¿Jugó con (...)?: P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e_2_3</text:p>
          </table:table-cell>
          <table:table-cell office:value-type="string" table:style-name="ce6">
            <text:p>307.e2.3 ¿Jugó con (...)?: Herman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e_2_4</text:p>
          </table:table-cell>
          <table:table-cell office:value-type="string" table:style-name="ce6">
            <text:p>307.e2.4 ¿Jugó con (...)?: Abuela/Abue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e_2_5</text:p>
          </table:table-cell>
          <table:table-cell office:value-type="string" table:style-name="ce6">
            <text:p>307.e2.5 ¿Jugó con (...)?: Ot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f_1</text:p>
          </table:table-cell>
          <table:table-cell office:value-type="string" table:style-name="ce6">
            <text:p>307.f1 ¿Dibujó, pintó, escribió o jugó a hacer garabatos en papel con (..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f_2_1</text:p>
          </table:table-cell>
          <table:table-cell office:value-type="string" table:style-name="ce6">
            <text:p>307.f2.1 ¿Dibujó, pintó, escribió o jugó a hacer garabatos en papel con (...)?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f_2_2</text:p>
          </table:table-cell>
          <table:table-cell office:value-type="string" table:style-name="ce6">
            <text:p>307.f2.2 ¿Dibujó, pintó, escribió o jugó a hacer garabatos en papel con (...)?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f_2_3</text:p>
          </table:table-cell>
          <table:table-cell office:value-type="string" table:style-name="ce6">
            <text:p>307.f2.3 ¿Dibujó, pintó, escribió o jugó a hacer garabatos en papel con (...)?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f_2_4</text:p>
          </table:table-cell>
          <table:table-cell office:value-type="string" table:style-name="ce6">
            <text:p>307.f2.4 ¿Dibujó, pintó, escribió o jugó a hacer garabatos en papel con (...)?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f_2_5</text:p>
          </table:table-cell>
          <table:table-cell office:value-type="string" table:style-name="ce6">
            <text:p>307.f2.5 ¿Dibujó, pintó, escribió o jugó a hacer garabatos en papel con (...)?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g_1</text:p>
          </table:table-cell>
          <table:table-cell office:value-type="string" table:style-name="ce6">
            <text:p>307.g1 ¿Jugó a nombrar objetos o colores, a decir los números o a contar obje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g_2_1</text:p>
          </table:table-cell>
          <table:table-cell office:value-type="string" table:style-name="ce6">
            <text:p>307.g2.1 ¿Jugó a nombrar objetos o colores, a decir los números o a contar obj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g_2_2</text:p>
          </table:table-cell>
          <table:table-cell office:value-type="string" table:style-name="ce6">
            <text:p>307.g2.2 ¿Jugó a nombrar objetos o colores, a decir los números o a contar obj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g_2_3</text:p>
          </table:table-cell>
          <table:table-cell office:value-type="string" table:style-name="ce6">
            <text:p>307.g2.3 ¿Jugó a nombrar objetos o colores, a decir los números o a contar obj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g_2_4</text:p>
          </table:table-cell>
          <table:table-cell office:value-type="string" table:style-name="ce6">
            <text:p>307.g2.4 ¿Jugó a nombrar objetos o colores, a decir los números o a contar obj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3_307g_2_5</text:p>
          </table:table-cell>
          <table:table-cell office:value-type="string" table:style-name="ce6">
            <text:p>307.g2.5 ¿Jugó a nombrar objetos o colores, a decir los números o a contar obj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a</text:p>
          </table:table-cell>
          <table:table-cell office:value-type="string" table:style-name="ce6">
            <text:p>400.a Le quitó o prohibió algo que a (...) le gusta, o no le permitió ju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b</text:p>
          </table:table-cell>
          <table:table-cell office:value-type="string" table:style-name="ce6">
            <text:p>400.b Le explicó a (...) por qué estuvo mal su comportamien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c</text:p>
          </table:table-cell>
          <table:table-cell office:value-type="string" table:style-name="ce6">
            <text:p>400.c Le sacudi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d</text:p>
          </table:table-cell>
          <table:table-cell office:value-type="string" table:style-name="ce6">
            <text:p>400.d Le gritó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e</text:p>
          </table:table-cell>
          <table:table-cell office:value-type="string" table:style-name="ce6">
            <text:p>400.e Le dió otra cosa que hacer? (Ponerle a dormir, ver televisión o darle ot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f</text:p>
          </table:table-cell>
          <table:table-cell office:value-type="string" table:style-name="ce6">
            <text:p>400.f Le dio una nalgada con la man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g</text:p>
          </table:table-cell>
          <table:table-cell office:value-type="string" table:style-name="ce6">
            <text:p>400.g Le golpeó en el trasero o en otra parte del cuerpo con algún objeto com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h</text:p>
          </table:table-cell>
          <table:table-cell office:value-type="string" table:style-name="ce6">
            <text:p>400.h Le llamó tonto/a, perezoso/a, malcriado/a o alguna otra cosa pareci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i</text:p>
          </table:table-cell>
          <table:table-cell office:value-type="string" table:style-name="ce6">
            <text:p>400.i Le dio una palmada en la cara, en la cabeza o en las orej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j</text:p>
          </table:table-cell>
          <table:table-cell office:value-type="string" table:style-name="ce6">
            <text:p>400.j Le dio una palmada en la mano, en el brazo o en la piern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k</text:p>
          </table:table-cell>
          <table:table-cell office:value-type="string" table:style-name="ce6">
            <text:p>400.k Le dio una paliza; es decir, le pegó una y otra vez lo más fuerte que pu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l</text:p>
          </table:table-cell>
          <table:table-cell office:value-type="string" table:style-name="ce6">
            <text:p>400.l No le hizo caso/ le ignoró/ fue indifer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a_400m</text:p>
          </table:table-cell>
          <table:table-cell office:value-type="string" table:style-name="ce6">
            <text:p>400.m Le bañó en agua fría, le metió al tanque o le pegó con ortig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a</text:p>
          </table:table-cell>
          <table:table-cell office:value-type="string" table:style-name="ce6">
            <text:p>401.a Le abrazaron o consolar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b</text:p>
          </table:table-cell>
          <table:table-cell office:value-type="string" table:style-name="ce6">
            <text:p>401.b Le ignoraron hasta que dejara de llorar o de quejars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c</text:p>
          </table:table-cell>
          <table:table-cell office:value-type="string" table:style-name="ce6">
            <text:p>401.c Hablaron con él/ella suavemente para calmarl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d</text:p>
          </table:table-cell>
          <table:table-cell office:value-type="string" table:style-name="ce6">
            <text:p>401.d Le dijeron que dejara de llorar, hablaron con él/ella severam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e</text:p>
          </table:table-cell>
          <table:table-cell office:value-type="string" table:style-name="ce6">
            <text:p>401.e Le distrajeron, llamando su atención en otra cos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f</text:p>
          </table:table-cell>
          <table:table-cell office:value-type="string" table:style-name="ce6">
            <text:p>401.f Le sacudieron para tratar de detener el llan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g</text:p>
          </table:table-cell>
          <table:table-cell office:value-type="string" table:style-name="ce6">
            <text:p>401.g Verificaron si necesitaba algo, por ejemplo, si tenía frío, hambre, sue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h</text:p>
          </table:table-cell>
          <table:table-cell office:value-type="string" table:style-name="ce6">
            <text:p>401.h Le pegar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1i</text:p>
          </table:table-cell>
          <table:table-cell office:value-type="string" table:style-name="ce6">
            <text:p>401.i Le gritaron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4b_402</text:p>
          </table:table-cell>
          <table:table-cell office:value-type="string" table:style-name="ce6">
            <text:p>402. <text:s/>¿Cree usted que para criar o educar correctamente a un niño/una niña, se 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0</text:p>
          </table:table-cell>
          <table:table-cell office:value-type="string" table:style-name="ce6">
            <text:p>500. <text:s/>VERIFIQUE EDAD DEL NIÑO/A EN LA CARATULA PARTE 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1</text:p>
          </table:table-cell>
          <table:table-cell office:value-type="string" table:style-name="ce6">
            <text:p>501. <text:s/>¿Puede (...) identificar o nombrar por lo menos diez letras del abece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2</text:p>
          </table:table-cell>
          <table:table-cell office:value-type="string" table:style-name="ce6">
            <text:p>502. <text:s/>¿Puede (...) leer al menos cuatro palabras sencillas, comun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3</text:p>
          </table:table-cell>
          <table:table-cell office:value-type="string" table:style-name="ce6">
            <text:p>503. <text:s/>¿Reconoce (...) el símbolo de los números del 1 al 10 y sabe sus nombr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4</text:p>
          </table:table-cell>
          <table:table-cell office:value-type="string" table:style-name="ce6">
            <text:p>504. <text:s/>¿Puede (...) recoger un objeto pequeño con dos dedos, como un palo o una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5</text:p>
          </table:table-cell>
          <table:table-cell office:value-type="string" table:style-name="ce6">
            <text:p>505. <text:s/>¿A veces (…) se siente cansado/desanimado sin ganas de ju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6</text:p>
          </table:table-cell>
          <table:table-cell office:value-type="string" table:style-name="ce6">
            <text:p>506. <text:s/>¿Puede (...) seguir instrucciones sencillas sobre cómo hacer algo cor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7</text:p>
          </table:table-cell>
          <table:table-cell office:value-type="string" table:style-name="ce6">
            <text:p>507. <text:s/>Cuando se le da algo para hacer, ¿puede (...) hacerlo por sí solo/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8</text:p>
          </table:table-cell>
          <table:table-cell office:value-type="string" table:style-name="ce6">
            <text:p>508. <text:s/>¿Se lleva (...) bien con los otros niños/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09</text:p>
          </table:table-cell>
          <table:table-cell office:value-type="string" table:style-name="ce6">
            <text:p>509. <text:s/>¿(...) patea, muerde o golpea a otros niños/as o adul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10</text:p>
          </table:table-cell>
          <table:table-cell office:value-type="string" table:style-name="ce6">
            <text:p>510. <text:s/>¿Se distrae (...) fácilm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11</text:p>
          </table:table-cell>
          <table:table-cell office:value-type="string" table:style-name="ce6">
            <text:p>511. <text:s/>¿Asiste (…) a algún programa de educación inicial o pre escolar como: Ini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12</text:p>
          </table:table-cell>
          <table:table-cell office:value-type="string" table:style-name="ce6">
            <text:p>512. <text:s/>Este programa de educación inicial o pre escol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5_513</text:p>
          </table:table-cell>
          <table:table-cell office:value-type="string" table:style-name="ce6">
            <text:p>513. <text:s/>¿Cuál es la razón por la que (…) no asiste a algún programa de educación 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0</text:p>
          </table:table-cell>
          <table:table-cell office:value-type="string" table:style-name="ce6">
            <text:p>600. <text:s/>¿Cuál es la lengua con la que principalmente se comunica con (…)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1</text:p>
          </table:table-cell>
          <table:table-cell office:value-type="string" table:style-name="ce6">
            <text:p>601. <text:s/>¿(…): dice “AM” para referirse a come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2</text:p>
          </table:table-cell>
          <table:table-cell office:value-type="string" table:style-name="ce6">
            <text:p>602. <text:s/>¿(…): dice “GUAU GUÁU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3</text:p>
          </table:table-cell>
          <table:table-cell office:value-type="string" table:style-name="ce6">
            <text:p>603. <text:s/>¿(…): dice “GAT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4</text:p>
          </table:table-cell>
          <table:table-cell office:value-type="string" table:style-name="ce6">
            <text:p>604. <text:s/>¿(…): dice “AGU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5</text:p>
          </table:table-cell>
          <table:table-cell office:value-type="string" table:style-name="ce6">
            <text:p>605. <text:s/>¿(…): dice “BAÑ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6</text:p>
          </table:table-cell>
          <table:table-cell office:value-type="string" table:style-name="ce6">
            <text:p>606. <text:s/>¿(…): dice “BOC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7</text:p>
          </table:table-cell>
          <table:table-cell office:value-type="string" table:style-name="ce6">
            <text:p>607. <text:s/>¿(…): <text:s/>dice “BOTELL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8</text:p>
          </table:table-cell>
          <table:table-cell office:value-type="string" table:style-name="ce6">
            <text:p>608. <text:s/>¿(…): dice “CAM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09</text:p>
          </table:table-cell>
          <table:table-cell office:value-type="string" table:style-name="ce6">
            <text:p>609. <text:s/>¿(…): dice “BU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0</text:p>
          </table:table-cell>
          <table:table-cell office:value-type="string" table:style-name="ce6">
            <text:p>610. <text:s/>¿(…): dice “CARN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1</text:p>
          </table:table-cell>
          <table:table-cell office:value-type="string" table:style-name="ce6">
            <text:p>611. <text:s/>¿(…): dice “CARR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2</text:p>
          </table:table-cell>
          <table:table-cell office:value-type="string" table:style-name="ce6">
            <text:p>612. <text:s/>¿(…): dice “FLO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3</text:p>
          </table:table-cell>
          <table:table-cell office:value-type="string" table:style-name="ce6">
            <text:p>613. <text:s/>¿(…): dice “HUEV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4</text:p>
          </table:table-cell>
          <table:table-cell office:value-type="string" table:style-name="ce6">
            <text:p>614. <text:s/>¿(…): dice “JABÓ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5</text:p>
          </table:table-cell>
          <table:table-cell office:value-type="string" table:style-name="ce6">
            <text:p>615. <text:s/>¿(…): dice “LIBRO”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6</text:p>
          </table:table-cell>
          <table:table-cell office:value-type="string" table:style-name="ce6">
            <text:p>616. <text:s/>(…): dice “OJO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7</text:p>
          </table:table-cell>
          <table:table-cell office:value-type="string" table:style-name="ce6">
            <text:p>617. <text:s/>¿(…): dice “PA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8</text:p>
          </table:table-cell>
          <table:table-cell office:value-type="string" table:style-name="ce6">
            <text:p>618. <text:s/>¿(…): <text:s/>dice “PANTALÓ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19</text:p>
          </table:table-cell>
          <table:table-cell office:value-type="string" table:style-name="ce6">
            <text:p>619. <text:s/>¿(…): dice “PELOT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0</text:p>
          </table:table-cell>
          <table:table-cell office:value-type="string" table:style-name="ce6">
            <text:p>620. <text:s/>¿(…): dice “GALLET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1</text:p>
          </table:table-cell>
          <table:table-cell office:value-type="string" table:style-name="ce6">
            <text:p>621. <text:s/>¿(…): dice “ZAPAT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2</text:p>
          </table:table-cell>
          <table:table-cell office:value-type="string" table:style-name="ce6">
            <text:p>622. <text:s/>¿(…): dice “ABUEL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3</text:p>
          </table:table-cell>
          <table:table-cell office:value-type="string" table:style-name="ce6">
            <text:p>623. <text:s/>¿(…): dice “MAMÁ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4</text:p>
          </table:table-cell>
          <table:table-cell office:value-type="string" table:style-name="ce6">
            <text:p>624. <text:s/>¿(…): dice “FAMILI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5</text:p>
          </table:table-cell>
          <table:table-cell office:value-type="string" table:style-name="ce6">
            <text:p>625. <text:s/>¿(…): dice “DÓND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6</text:p>
          </table:table-cell>
          <table:table-cell office:value-type="string" table:style-name="ce6">
            <text:p>626. <text:s/>¿(…): dice “UNO, DOS, TRE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7</text:p>
          </table:table-cell>
          <table:table-cell office:value-type="string" table:style-name="ce6">
            <text:p>627. <text:s/>¿(…): dice “CA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8</text:p>
          </table:table-cell>
          <table:table-cell office:value-type="string" table:style-name="ce6">
            <text:p>628. <text:s/>¿(…): dice “COM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29</text:p>
          </table:table-cell>
          <table:table-cell office:value-type="string" table:style-name="ce6">
            <text:p>629. <text:s/>¿(…): dice “DORMI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0</text:p>
          </table:table-cell>
          <table:table-cell office:value-type="string" table:style-name="ce6">
            <text:p>630. <text:s/>¿(…): dice “JUG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1</text:p>
          </table:table-cell>
          <table:table-cell office:value-type="string" table:style-name="ce6">
            <text:p>631. <text:s/>¿(…): dice “MIR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2</text:p>
          </table:table-cell>
          <table:table-cell office:value-type="string" table:style-name="ce6">
            <text:p>632. <text:s/>¿(…): dice “PON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3</text:p>
          </table:table-cell>
          <table:table-cell office:value-type="string" table:style-name="ce6">
            <text:p>633. <text:s/>¿(…): dice “QUER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4</text:p>
          </table:table-cell>
          <table:table-cell office:value-type="string" table:style-name="ce6">
            <text:p>634. <text:s/>¿(…): dice “SENTAR (SE)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5</text:p>
          </table:table-cell>
          <table:table-cell office:value-type="string" table:style-name="ce6">
            <text:p>635. <text:s/>¿(…): dice “TOM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6</text:p>
          </table:table-cell>
          <table:table-cell office:value-type="string" table:style-name="ce6">
            <text:p>636. <text:s/>¿(…): dice “V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7</text:p>
          </table:table-cell>
          <table:table-cell office:value-type="string" table:style-name="ce6">
            <text:p>637. <text:s/>¿(…): dice “AFUERA”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8</text:p>
          </table:table-cell>
          <table:table-cell office:value-type="string" table:style-name="ce6">
            <text:p>638. <text:s/>¿(…): dice “AHÍ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39</text:p>
          </table:table-cell>
          <table:table-cell office:value-type="string" table:style-name="ce6">
            <text:p>639. <text:s/>¿(…): dice “CALIENT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0</text:p>
          </table:table-cell>
          <table:table-cell office:value-type="string" table:style-name="ce6">
            <text:p>640. <text:s/>¿(…): <text:s/>dice “BONIT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1</text:p>
          </table:table-cell>
          <table:table-cell office:value-type="string" table:style-name="ce6">
            <text:p>641. <text:s/>¿(…): dice “GRAND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2</text:p>
          </table:table-cell>
          <table:table-cell office:value-type="string" table:style-name="ce6">
            <text:p>642. <text:s/>¿(…): dice “MÁ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3</text:p>
          </table:table-cell>
          <table:table-cell office:value-type="string" table:style-name="ce6">
            <text:p>643. <text:s/>¿(…): dice “MUCH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4</text:p>
          </table:table-cell>
          <table:table-cell office:value-type="string" table:style-name="ce6">
            <text:p>644. <text:s/>¿(…): dice “SUCI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5</text:p>
          </table:table-cell>
          <table:table-cell office:value-type="string" table:style-name="ce6">
            <text:p>645. <text:s/>¿(…): dice “TAMBIÉ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6</text:p>
          </table:table-cell>
          <table:table-cell office:value-type="string" table:style-name="ce6">
            <text:p>646. <text:s/>¿(…): dice “ELLA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7</text:p>
          </table:table-cell>
          <table:table-cell office:value-type="string" table:style-name="ce6">
            <text:p>647. <text:s/>¿(…): dice “MÍ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8</text:p>
          </table:table-cell>
          <table:table-cell office:value-type="string" table:style-name="ce6">
            <text:p>648. <text:s/>¿(…): dice “QUIÉ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49</text:p>
          </table:table-cell>
          <table:table-cell office:value-type="string" table:style-name="ce6">
            <text:p>649. <text:s/>¿(…): dice “SU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6_650</text:p>
          </table:table-cell>
          <table:table-cell office:value-type="string" table:style-name="ce6">
            <text:p>650. <text:s/>¿(…): dice “U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0</text:p>
          </table:table-cell>
          <table:table-cell office:value-type="string" table:style-name="ce6">
            <text:p>700. <text:s/>¿Cuál es la lengua con la que principalmente se comunica con (…)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1</text:p>
          </table:table-cell>
          <table:table-cell office:value-type="string" table:style-name="ce6">
            <text:p>701. <text:s/>¿(…): dice “GUAU GUAU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2</text:p>
          </table:table-cell>
          <table:table-cell office:value-type="string" table:style-name="ce6">
            <text:p>702. <text:s/>¿(…): dice “GAT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3</text:p>
          </table:table-cell>
          <table:table-cell office:value-type="string" table:style-name="ce6">
            <text:p>703. <text:s/>¿(…): dice “VAC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4</text:p>
          </table:table-cell>
          <table:table-cell office:value-type="string" table:style-name="ce6">
            <text:p>704. <text:s/>¿(…): dice “AGU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5</text:p>
          </table:table-cell>
          <table:table-cell office:value-type="string" table:style-name="ce6">
            <text:p>705. <text:s/>¿(…): dice “ARROZ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6</text:p>
          </table:table-cell>
          <table:table-cell office:value-type="string" table:style-name="ce6">
            <text:p>706. <text:s/>¿(…): dice “BAÑ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7</text:p>
          </table:table-cell>
          <table:table-cell office:value-type="string" table:style-name="ce6">
            <text:p>707. <text:s/>¿(…): dice “BRAZ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8</text:p>
          </table:table-cell>
          <table:table-cell office:value-type="string" table:style-name="ce6">
            <text:p>708. <text:s/>¿(…): dice “BU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09</text:p>
          </table:table-cell>
          <table:table-cell office:value-type="string" table:style-name="ce6">
            <text:p>709. <text:s/>¿(…): dice “ZANAHORIA”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0</text:p>
          </table:table-cell>
          <table:table-cell office:value-type="string" table:style-name="ce6">
            <text:p>710. <text:s/>¿(…): dice “CALL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1</text:p>
          </table:table-cell>
          <table:table-cell office:value-type="string" table:style-name="ce6">
            <text:p>711. <text:s/>¿(…): dice “CAMA”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2</text:p>
          </table:table-cell>
          <table:table-cell office:value-type="string" table:style-name="ce6">
            <text:p>712. <text:s/>¿(…): dice “FÓSFORO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3</text:p>
          </table:table-cell>
          <table:table-cell office:value-type="string" table:style-name="ce6">
            <text:p>713. <text:s/>¿(…): dice “FIEST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4</text:p>
          </table:table-cell>
          <table:table-cell office:value-type="string" table:style-name="ce6">
            <text:p>714. <text:s/>¿(…): dice “FLO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5</text:p>
          </table:table-cell>
          <table:table-cell office:value-type="string" table:style-name="ce6">
            <text:p>715. <text:s/>¿(…): dice “HUEV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6</text:p>
          </table:table-cell>
          <table:table-cell office:value-type="string" table:style-name="ce6">
            <text:p>716. <text:s/>¿(…): dice “JABÓ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7</text:p>
          </table:table-cell>
          <table:table-cell office:value-type="string" table:style-name="ce6">
            <text:p>717. <text:s/>¿(…): dice “MANGUERA”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8</text:p>
          </table:table-cell>
          <table:table-cell office:value-type="string" table:style-name="ce6">
            <text:p>718. <text:s/>¿(…): dice “OLL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19</text:p>
          </table:table-cell>
          <table:table-cell office:value-type="string" table:style-name="ce6">
            <text:p>719. <text:s/>¿(…): dice “PANTALÓ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0</text:p>
          </table:table-cell>
          <table:table-cell office:value-type="string" table:style-name="ce6">
            <text:p>720. <text:s/>¿(…): dice “PAPA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1</text:p>
          </table:table-cell>
          <table:table-cell office:value-type="string" table:style-name="ce6">
            <text:p>721. <text:s/>¿(…): dice “PERIÓDIC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2</text:p>
          </table:table-cell>
          <table:table-cell office:value-type="string" table:style-name="ce6">
            <text:p>722. <text:s/>¿(…): dice “PLÁTAN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3</text:p>
          </table:table-cell>
          <table:table-cell office:value-type="string" table:style-name="ce6">
            <text:p>723. <text:s/>¿(…): dice “SOL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4</text:p>
          </table:table-cell>
          <table:table-cell office:value-type="string" table:style-name="ce6">
            <text:p>724. <text:s/>¿(…): dice “TELEVISIÓ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5</text:p>
          </table:table-cell>
          <table:table-cell office:value-type="string" table:style-name="ce6">
            <text:p>725. <text:s/>¿(…): dice “CULEBR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6</text:p>
          </table:table-cell>
          <table:table-cell office:value-type="string" table:style-name="ce6">
            <text:p>726. <text:s/>¿(…): dice “ABUELA/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7</text:p>
          </table:table-cell>
          <table:table-cell office:value-type="string" table:style-name="ce6">
            <text:p>727. <text:s/>¿(…): dice “MAMÁ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8</text:p>
          </table:table-cell>
          <table:table-cell office:value-type="string" table:style-name="ce6">
            <text:p>728. <text:s/>¿(…): dice “NO HAY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29</text:p>
          </table:table-cell>
          <table:table-cell office:value-type="string" table:style-name="ce6">
            <text:p>729. <text:s/>¿(…): dice “CAERS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0</text:p>
          </table:table-cell>
          <table:table-cell office:value-type="string" table:style-name="ce6">
            <text:p>730. <text:s/>¿(…): dice “COMPR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1</text:p>
          </table:table-cell>
          <table:table-cell office:value-type="string" table:style-name="ce6">
            <text:p>731. <text:s/>¿(…): dice “DORMI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2</text:p>
          </table:table-cell>
          <table:table-cell office:value-type="string" table:style-name="ce6">
            <text:p>732. <text:s/>¿(…): dice “EST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3</text:p>
          </table:table-cell>
          <table:table-cell office:value-type="string" table:style-name="ce6">
            <text:p>733. <text:s/>¿(…): dice “JUG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4</text:p>
          </table:table-cell>
          <table:table-cell office:value-type="string" table:style-name="ce6">
            <text:p>734. <text:s/>¿(…): dice “LLOV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5</text:p>
          </table:table-cell>
          <table:table-cell office:value-type="string" table:style-name="ce6">
            <text:p>735. <text:s/>¿(…): dice “PREND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6</text:p>
          </table:table-cell>
          <table:table-cell office:value-type="string" table:style-name="ce6">
            <text:p>736. <text:s/>¿(…): dice “SAB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7</text:p>
          </table:table-cell>
          <table:table-cell office:value-type="string" table:style-name="ce6">
            <text:p>737. <text:s/>¿(…): dice “SALT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8</text:p>
          </table:table-cell>
          <table:table-cell office:value-type="string" table:style-name="ce6">
            <text:p>738. <text:s/>¿(…): dice “SENTARS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39</text:p>
          </table:table-cell>
          <table:table-cell office:value-type="string" table:style-name="ce6">
            <text:p>739. <text:s/>¿(…): dice “AFUERA”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0</text:p>
          </table:table-cell>
          <table:table-cell office:value-type="string" table:style-name="ce6">
            <text:p>740. <text:s/>¿(…): dice “BONIT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1</text:p>
          </table:table-cell>
          <table:table-cell office:value-type="string" table:style-name="ce6">
            <text:p>741. <text:s/>¿(…): dice “CALIENT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2</text:p>
          </table:table-cell>
          <table:table-cell office:value-type="string" table:style-name="ce6">
            <text:p>742. <text:s/>¿(…): dice “CANSAD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3</text:p>
          </table:table-cell>
          <table:table-cell office:value-type="string" table:style-name="ce6">
            <text:p>743. <text:s/>¿(…): dice “ENTONCE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4</text:p>
          </table:table-cell>
          <table:table-cell office:value-type="string" table:style-name="ce6">
            <text:p>744. <text:s/>¿(…): dice “GRAND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5</text:p>
          </table:table-cell>
          <table:table-cell office:value-type="string" table:style-name="ce6">
            <text:p>745. <text:s/>¿(…): dice “MAL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6</text:p>
          </table:table-cell>
          <table:table-cell office:value-type="string" table:style-name="ce6">
            <text:p>746. <text:s/>¿(…): dice “NUEV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7</text:p>
          </table:table-cell>
          <table:table-cell office:value-type="string" table:style-name="ce6">
            <text:p>747. <text:s/>¿(…): dice “SUCI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8</text:p>
          </table:table-cell>
          <table:table-cell office:value-type="string" table:style-name="ce6">
            <text:p>748. <text:s/>¿(…): dice “DÓND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49</text:p>
          </table:table-cell>
          <table:table-cell office:value-type="string" table:style-name="ce6">
            <text:p>749. <text:s/>¿(…): dice “NUESTR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7_750</text:p>
          </table:table-cell>
          <table:table-cell office:value-type="string" table:style-name="ce6">
            <text:p>750. <text:s/>¿(…): dice “SUY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0</text:p>
          </table:table-cell>
          <table:table-cell office:value-type="string" table:style-name="ce6">
            <text:p>800. <text:s/>¿Cuál es la lengua con la que principalmente se comunica con (…)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1</text:p>
          </table:table-cell>
          <table:table-cell office:value-type="string" table:style-name="ce6">
            <text:p>801. <text:s/>(…): dice “ACCIDENT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2</text:p>
          </table:table-cell>
          <table:table-cell office:value-type="string" table:style-name="ce6">
            <text:p>802. <text:s/>¿(…): dice “CUADRAD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3</text:p>
          </table:table-cell>
          <table:table-cell office:value-type="string" table:style-name="ce6">
            <text:p>803. <text:s/>¿(…): dice “CUEV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4</text:p>
          </table:table-cell>
          <table:table-cell office:value-type="string" table:style-name="ce6">
            <text:p>804. <text:s/>¿(…): dice “TRACTO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5</text:p>
          </table:table-cell>
          <table:table-cell office:value-type="string" table:style-name="ce6">
            <text:p>805. <text:s/>¿(…): dice “HERRAMIENT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6</text:p>
          </table:table-cell>
          <table:table-cell office:value-type="string" table:style-name="ce6">
            <text:p>806. <text:s/>¿(…): dice “LAD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7</text:p>
          </table:table-cell>
          <table:table-cell office:value-type="string" table:style-name="ce6">
            <text:p>807. <text:s/>¿(…): dice “MACHET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8</text:p>
          </table:table-cell>
          <table:table-cell office:value-type="string" table:style-name="ce6">
            <text:p>808. <text:s/>¿(…): dice “MAGI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09</text:p>
          </table:table-cell>
          <table:table-cell office:value-type="string" table:style-name="ce6">
            <text:p>809. <text:s/>¿(…): dice “MANG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0</text:p>
          </table:table-cell>
          <table:table-cell office:value-type="string" table:style-name="ce6">
            <text:p>810. <text:s/>¿(…): dice “MECÁNIC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1</text:p>
          </table:table-cell>
          <table:table-cell office:value-type="string" table:style-name="ce6">
            <text:p>811. <text:s/>¿(…): dice “NID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2</text:p>
          </table:table-cell>
          <table:table-cell office:value-type="string" table:style-name="ce6">
            <text:p>812. <text:s/>¿(…): dice “PLAG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3</text:p>
          </table:table-cell>
          <table:table-cell office:value-type="string" table:style-name="ce6">
            <text:p>813. <text:s/>¿(…): dice “PULMÓN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4</text:p>
          </table:table-cell>
          <table:table-cell office:value-type="string" table:style-name="ce6">
            <text:p>814. <text:s/>¿(…): dice “RAIZ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5</text:p>
          </table:table-cell>
          <table:table-cell office:value-type="string" table:style-name="ce6">
            <text:p>815. <text:s/>¿(…): dice “TALL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6</text:p>
          </table:table-cell>
          <table:table-cell office:value-type="string" table:style-name="ce6">
            <text:p>816. <text:s/>¿(…): dice “VALIENT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7</text:p>
          </table:table-cell>
          <table:table-cell office:value-type="string" table:style-name="ce6">
            <text:p>817. <text:s/>¿(…): dice “VERDAD”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8</text:p>
          </table:table-cell>
          <table:table-cell office:value-type="string" table:style-name="ce6">
            <text:p>818. <text:s/>¿(…): dice “VERGÜENZ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19</text:p>
          </table:table-cell>
          <table:table-cell office:value-type="string" table:style-name="ce6">
            <text:p>819. <text:s/>¿(…): dice “DESAPAREC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0</text:p>
          </table:table-cell>
          <table:table-cell office:value-type="string" table:style-name="ce6">
            <text:p>820. <text:s/>¿(…): dice “ESTORNUD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1</text:p>
          </table:table-cell>
          <table:table-cell office:value-type="string" table:style-name="ce6">
            <text:p>821. <text:s/>¿(…): dice “FLOT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2</text:p>
          </table:table-cell>
          <table:table-cell office:value-type="string" table:style-name="ce6">
            <text:p>822. <text:s/>¿(…): dice “MEDI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3</text:p>
          </table:table-cell>
          <table:table-cell office:value-type="string" table:style-name="ce6">
            <text:p>823. <text:s/>¿(…): dice “PERDE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4</text:p>
          </table:table-cell>
          <table:table-cell office:value-type="string" table:style-name="ce6">
            <text:p>824. <text:s/>¿(…): dice “PERSEGUI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5</text:p>
          </table:table-cell>
          <table:table-cell office:value-type="string" table:style-name="ce6">
            <text:p>825. <text:s/>¿(…): dice “REBAN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6</text:p>
          </table:table-cell>
          <table:table-cell office:value-type="string" table:style-name="ce6">
            <text:p>826. <text:s/>¿(…): dice “REGRES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7</text:p>
          </table:table-cell>
          <table:table-cell office:value-type="string" table:style-name="ce6">
            <text:p>827. <text:s/>¿(…): dice “REPETI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8</text:p>
          </table:table-cell>
          <table:table-cell office:value-type="string" table:style-name="ce6">
            <text:p>828. <text:s/>¿(…): dice “SALV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29</text:p>
          </table:table-cell>
          <table:table-cell office:value-type="string" table:style-name="ce6">
            <text:p>829. <text:s/>¿(…): dice “LIJAR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0</text:p>
          </table:table-cell>
          <table:table-cell office:value-type="string" table:style-name="ce6">
            <text:p>830. <text:s/>¿(…): dice “SIEMPR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1</text:p>
          </table:table-cell>
          <table:table-cell office:value-type="string" table:style-name="ce6">
            <text:p>831. <text:s/>¿(…): dice “SAN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2</text:p>
          </table:table-cell>
          <table:table-cell office:value-type="string" table:style-name="ce6">
            <text:p>832. <text:s/>¿(…): dice “RESPONSABL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3</text:p>
          </table:table-cell>
          <table:table-cell office:value-type="string" table:style-name="ce6">
            <text:p>833. <text:s/>¿(…): dice “RAR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4</text:p>
          </table:table-cell>
          <table:table-cell office:value-type="string" table:style-name="ce6">
            <text:p>834. <text:s/>¿(…): dice “QUEMAD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5</text:p>
          </table:table-cell>
          <table:table-cell office:value-type="string" table:style-name="ce6">
            <text:p>835. <text:s/>¿(…): dice “PRONT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6</text:p>
          </table:table-cell>
          <table:table-cell office:value-type="string" table:style-name="ce6">
            <text:p>836. <text:s/>¿(…): dice “PELIGROS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7</text:p>
          </table:table-cell>
          <table:table-cell office:value-type="string" table:style-name="ce6">
            <text:p>837. <text:s/>¿(…): dice “NUNC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8</text:p>
          </table:table-cell>
          <table:table-cell office:value-type="string" table:style-name="ce6">
            <text:p>838. <text:s/>¿(…): dice “NERVIOS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39</text:p>
          </table:table-cell>
          <table:table-cell office:value-type="string" table:style-name="ce6">
            <text:p>839. <text:s/>¿(…): dice “MISMO”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0</text:p>
          </table:table-cell>
          <table:table-cell office:value-type="string" table:style-name="ce6">
            <text:p>840. <text:s/>¿(…): dice “MARAVILLOS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1</text:p>
          </table:table-cell>
          <table:table-cell office:value-type="string" table:style-name="ce6">
            <text:p>841. <text:s/>¿(…): dice “VAG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2</text:p>
          </table:table-cell>
          <table:table-cell office:value-type="string" table:style-name="ce6">
            <text:p>842. <text:s/>¿(…): dice “FEROZ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3</text:p>
          </table:table-cell>
          <table:table-cell office:value-type="string" table:style-name="ce6">
            <text:p>843. <text:s/>¿(…): dice “EMOCIONAD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4</text:p>
          </table:table-cell>
          <table:table-cell office:value-type="string" table:style-name="ce6">
            <text:p>844. <text:s/>¿(…): dice “CAD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5</text:p>
          </table:table-cell>
          <table:table-cell office:value-type="string" table:style-name="ce6">
            <text:p>845. <text:s/>¿(…): dice “BASTANT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6</text:p>
          </table:table-cell>
          <table:table-cell office:value-type="string" table:style-name="ce6">
            <text:p>846. <text:s/>¿(…): dice “ADEMÁS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7</text:p>
          </table:table-cell>
          <table:table-cell office:value-type="string" table:style-name="ce6">
            <text:p>847. <text:s/>¿(…): dice “AQUEL/AQUELL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8</text:p>
          </table:table-cell>
          <table:table-cell office:value-type="string" table:style-name="ce6">
            <text:p>848. <text:s/>¿(…): dice “CONTRA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49</text:p>
          </table:table-cell>
          <table:table-cell office:value-type="string" table:style-name="ce6">
            <text:p>849. <text:s/>¿(…): dice “DESDE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8_850</text:p>
          </table:table-cell>
          <table:table-cell office:value-type="string" table:style-name="ce6">
            <text:p>850. <text:s/>¿(…): dice “NUESTRO”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1_1</text:p>
          </table:table-cell>
          <table:table-cell office:value-type="string" table:style-name="ce6">
            <text:p>1. <text:s/>Cuando usted no está, ¿el cuidado del niño es realizado por familiares, niñ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1_2</text:p>
          </table:table-cell>
          <table:table-cell office:value-type="string" table:style-name="ce6">
            <text:p>2. <text:s/>¿Alguien lleva al niño a la tienda, mercado o supermercado por lo menos u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1_3</text:p>
          </table:table-cell>
          <table:table-cell office:value-type="string" table:style-name="ce6">
            <text:p>3. <text:s/>¿Sacan al niño de la casa por lo menos cuatro veces por seman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1_4</text:p>
          </table:table-cell>
          <table:table-cell office:value-type="string" table:style-name="ce6">
            <text:p>4. <text:s/>¿Llevan al niño regularmente al consultorio del pediatra clínica o centro 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1_5</text:p>
          </table:table-cell>
          <table:table-cell office:value-type="string" table:style-name="ce6">
            <text:p>5. <text:s/>¿El niño tiene un lugar especial para sus juguetes y sus “tesoros”? (cajas,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1_6</text:p>
          </table:table-cell>
          <table:table-cell office:value-type="string" table:style-name="ce6">
            <text:p>6. <text:s/>El lugar de juegos del niño es seguro y libre de riesg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7</text:p>
          </table:table-cell>
          <table:table-cell office:value-type="string" table:style-name="ce6">
            <text:p>7. <text:s/>¿Usted permite que el niño emprenda ocasionalmente juegos en donde se ensuc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8</text:p>
          </table:table-cell>
          <table:table-cell office:value-type="string" table:style-name="ce6">
            <text:p>8. <text:s/>La madre o cuidadora habla espontáneamente, dirigiéndose al niño por lo me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9</text:p>
          </table:table-cell>
          <table:table-cell office:value-type="string" table:style-name="ce6">
            <text:p>9. <text:s/>La madre o cuidadora responde verbalmente cuando el niño le habl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0</text:p>
          </table:table-cell>
          <table:table-cell office:value-type="string" table:style-name="ce6">
            <text:p>10. <text:s/>La madre o cuidadora le dice al niño el nombre de algún objeto durante la 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1</text:p>
          </table:table-cell>
          <table:table-cell office:value-type="string" table:style-name="ce6">
            <text:p>11. <text:s/>La madre o cuidadora habla claro, audible y bien articul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2</text:p>
          </table:table-cell>
          <table:table-cell office:value-type="string" table:style-name="ce6">
            <text:p>12. <text:s/>La madre o cuidadora inicia el intercambio verbal con el encuestador y hac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3</text:p>
          </table:table-cell>
          <table:table-cell office:value-type="string" table:style-name="ce6">
            <text:p>13. <text:s/>La madre o cuidadora expresa sus ideas libre y fácilmente haciendo uso de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4</text:p>
          </table:table-cell>
          <table:table-cell office:value-type="string" table:style-name="ce6">
            <text:p>14. <text:s/>La madre o cuidadora celebra espontáneamente las cualidades del niño o su 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5</text:p>
          </table:table-cell>
          <table:table-cell office:value-type="string" table:style-name="ce6">
            <text:p>15. <text:s/>Cuando la madre o cuidadora habla al o del niño, su voz transmite sentimi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6</text:p>
          </table:table-cell>
          <table:table-cell office:value-type="string" table:style-name="ce6">
            <text:p>16. <text:s/>La madre o cuidadora acaricia o besa al niño al menos una vez durante la v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2_17</text:p>
          </table:table-cell>
          <table:table-cell office:value-type="string" table:style-name="ce6">
            <text:p>17. <text:s/>La madre o cuidadora muestra algunas respuestas emocionales positivas cuan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18</text:p>
          </table:table-cell>
          <table:table-cell office:value-type="string" table:style-name="ce6">
            <text:p>18. <text:s/>¿Usted ha castigado físicamente al niño en los últimos 7 días? (golpes, n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19</text:p>
          </table:table-cell>
          <table:table-cell office:value-type="string" table:style-name="ce6">
            <text:p>19. <text:s/>¿La familia tiene una mascot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20</text:p>
          </table:table-cell>
          <table:table-cell office:value-type="string" table:style-name="ce6">
            <text:p>20. <text:s/>La madre o cuidadora le grita al niño durante la visit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21</text:p>
          </table:table-cell>
          <table:table-cell office:value-type="string" table:style-name="ce6">
            <text:p>21. <text:s/>La madre o cuidadora se expresa abiertamente molesta y hostil hacia el ni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22</text:p>
          </table:table-cell>
          <table:table-cell office:value-type="string" table:style-name="ce6">
            <text:p>22. <text:s/>La madre o cuidadora le pega o le da nalgadas al niño durante la vis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23</text:p>
          </table:table-cell>
          <table:table-cell office:value-type="string" table:style-name="ce6">
            <text:p>23. <text:s/>La madre o cuidadora regaña o ignora al niño durante la vis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24</text:p>
          </table:table-cell>
          <table:table-cell office:value-type="string" table:style-name="ce6">
            <text:p>24. <text:s/>La madre o cuidadora interfiere con las acciones del niño o restringe sus 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3_25</text:p>
          </table:table-cell>
          <table:table-cell office:value-type="string" table:style-name="ce6">
            <text:p>25. <text:s/>Por lo menos 10 libros están presentes y visib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4_26</text:p>
          </table:table-cell>
          <table:table-cell office:value-type="string" table:style-name="ce6">
            <text:p>26. <text:s/>¿El padre proporciona algún tipo de cuidados cada d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4_27</text:p>
          </table:table-cell>
          <table:table-cell office:value-type="string" table:style-name="ce6">
            <text:p>27. <text:s/>¿Usted lee al niño cuentos por lo menos 3 veces por seman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4_28</text:p>
          </table:table-cell>
          <table:table-cell office:value-type="string" table:style-name="ce6">
            <text:p>28. <text:s/>¿El niño comparte al menos una comida diaria con el padre y/o la madr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4_29</text:p>
          </table:table-cell>
          <table:table-cell office:value-type="string" table:style-name="ce6">
            <text:p>29. <text:s/>¿La familia visita o recibe visitas de sus parientes por lo menos una vez 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4_30</text:p>
          </table:table-cell>
          <table:table-cell office:value-type="string" table:style-name="ce6">
            <text:p>30. <text:s/>¿El niño tiene tres o más libros de su propiedad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1</text:p>
          </table:table-cell>
          <table:table-cell office:value-type="string" table:style-name="ce6">
            <text:p>31. <text:s/>¿El niño tiene algunos juguetes o equipo que implique actividad muscular (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2</text:p>
          </table:table-cell>
          <table:table-cell office:value-type="string" table:style-name="ce6">
            <text:p>32. <text:s/>¿El niño tiene juguetes de tirar o empuj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3</text:p>
          </table:table-cell>
          <table:table-cell office:value-type="string" table:style-name="ce6">
            <text:p>33. <text:s/>¿El niño tiene cochecito, andador, autito para pedalear o tricicl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4</text:p>
          </table:table-cell>
          <table:table-cell office:value-type="string" table:style-name="ce6">
            <text:p>34. <text:s/>¿El niño tiene material de aprendizaje adecuado para su edad, un osito de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5</text:p>
          </table:table-cell>
          <table:table-cell office:value-type="string" table:style-name="ce6">
            <text:p>35. <text:s/>¿El niño tiene material que facilite el aprendizaje adecuado a su edad (mó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6</text:p>
          </table:table-cell>
          <table:table-cell office:value-type="string" table:style-name="ce6">
            <text:p>36. <text:s/>¿El niño tiene juguetes para la coordinación ojo-mano como elementos para 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7</text:p>
          </table:table-cell>
          <table:table-cell office:value-type="string" table:style-name="ce6">
            <text:p>37. <text:s/>¿El niño tiene juguetes para la coordinación ojo-mano, más complejos (que 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8</text:p>
          </table:table-cell>
          <table:table-cell office:value-type="string" table:style-name="ce6">
            <text:p>38. <text:s/>¿El niño tiene juegos de literatura o música? (Libros, cuentos, juguetes m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5_39</text:p>
          </table:table-cell>
          <table:table-cell office:value-type="string" table:style-name="ce6">
            <text:p>39. <text:s/>La madre o cuidadora provee al niño de juguetes y actividades interesa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6_40</text:p>
          </table:table-cell>
          <table:table-cell office:value-type="string" table:style-name="ce6">
            <text:p>40. <text:s/>¿Usted alienta conscientemente los avances en el desarrollo del niñ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6_41</text:p>
          </table:table-cell>
          <table:table-cell office:value-type="string" table:style-name="ce6">
            <text:p>41. <text:s/>¿Usted compra juguetes de “maduración” (desafío) y lo alienta a ju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6_42</text:p>
          </table:table-cell>
          <table:table-cell office:value-type="string" table:style-name="ce6">
            <text:p>42. <text:s/>¿Usted sugiere actividades de juego para el niñ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6_43</text:p>
          </table:table-cell>
          <table:table-cell office:value-type="string" table:style-name="ce6">
            <text:p>43. <text:s/>¿Usted proporciona juguetes que constituyen un desafío para desarrollar nu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6_44</text:p>
          </table:table-cell>
          <table:table-cell office:value-type="string" table:style-name="ce6">
            <text:p>44. <text:s/>La madre o cuidadora tiende a mantener al niño dentro de su campo visu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0_6_45</text:p>
          </table:table-cell>
          <table:table-cell office:value-type="string" table:style-name="ce6">
            <text:p>45. <text:s/>La madre o cuidadora habla con el niño durante la vis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1_1</text:p>
          </table:table-cell>
          <table:table-cell office:value-type="string" table:style-name="ce6">
            <text:p>1. <text:s/>¿El niño posee juguetes que le ayudan a aprender los nombres de los anim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1_2</text:p>
          </table:table-cell>
          <table:table-cell office:value-type="string" table:style-name="ce6">
            <text:p>2. <text:s/>¿El niño es motivado a aprender el abecedari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1_3</text:p>
          </table:table-cell>
          <table:table-cell office:value-type="string" table:style-name="ce6">
            <text:p>3. <text:s/>¿Usted enseña al niño modales verbales básicos (por favor, gracia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1_4</text:p>
          </table:table-cell>
          <table:table-cell office:value-type="string" table:style-name="ce6">
            <text:p>4. <text:s/>¿Usted le permite al niño elegir lo que come para el desayuno o el almuerz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1_5</text:p>
          </table:table-cell>
          <table:table-cell office:value-type="string" table:style-name="ce6">
            <text:p>5. <text:s/>La madre o cuidadora utiliza la gramática correctamente al hablar y pronunc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1_6</text:p>
          </table:table-cell>
          <table:table-cell office:value-type="string" table:style-name="ce6">
            <text:p>6. <text:s/>La madre alienta al niño a hablar y se toma el tiempo para escuchar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1_7</text:p>
          </table:table-cell>
          <table:table-cell office:value-type="string" table:style-name="ce6">
            <text:p>7. <text:s/>El tono de voz de la madre o cuidadora transmite sentimientos positivos hac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8</text:p>
          </table:table-cell>
          <table:table-cell office:value-type="string" table:style-name="ce6">
            <text:p>8. <text:s/>¿El niño posee juguetes que le enseñen color, tamaño y form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9</text:p>
          </table:table-cell>
          <table:table-cell office:value-type="string" table:style-name="ce6">
            <text:p>9. <text:s/>¿El niño posee 3 o más rompecabez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0</text:p>
          </table:table-cell>
          <table:table-cell office:value-type="string" table:style-name="ce6">
            <text:p>10. <text:s/>¿El niño tiene acceso al equipo de sonido o de música y tiene por lo men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1</text:p>
          </table:table-cell>
          <table:table-cell office:value-type="string" table:style-name="ce6">
            <text:p>11. <text:s/>¿El niño posee juegos o juguetes que permiten su libre expresión como por 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2</text:p>
          </table:table-cell>
          <table:table-cell office:value-type="string" table:style-name="ce6">
            <text:p>12. <text:s/>¿ El niño posee juegos o juguetes que requieren de movimientos refinados? (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3</text:p>
          </table:table-cell>
          <table:table-cell office:value-type="string" table:style-name="ce6">
            <text:p>13. <text:s/>¿El niño posee juegos o juguetes que le enseñen los númer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4</text:p>
          </table:table-cell>
          <table:table-cell office:value-type="string" table:style-name="ce6">
            <text:p>14. <text:s/>¿El niño posee por lo menos 10 libros infantil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5</text:p>
          </table:table-cell>
          <table:table-cell office:value-type="string" table:style-name="ce6">
            <text:p>15. <text:s/>¿La familia lee el periódico diariam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6</text:p>
          </table:table-cell>
          <table:table-cell office:value-type="string" table:style-name="ce6">
            <text:p>16. <text:s/>¿La familia compra o recibe por lo menos una revista mensualmen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7</text:p>
          </table:table-cell>
          <table:table-cell office:value-type="string" table:style-name="ce6">
            <text:p>17. <text:s/>¿Motivan al niño a aprender figuras geométric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2_18</text:p>
          </table:table-cell>
          <table:table-cell office:value-type="string" table:style-name="ce6">
            <text:p>18. <text:s/>Hay por lo menos 10 libros a la vista en la ca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3_19</text:p>
          </table:table-cell>
          <table:table-cell office:value-type="string" table:style-name="ce6">
            <text:p>19. <text:s/>La vivienda aparenta ser segura y libre de riesgos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3_20</text:p>
          </table:table-cell>
          <table:table-cell office:value-type="string" table:style-name="ce6">
            <text:p>20. <text:s/>Los espacios designados para jugar al aire libre aparentan ser seguros y l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3_21</text:p>
          </table:table-cell>
          <table:table-cell office:value-type="string" table:style-name="ce6">
            <text:p>21. <text:s/>El interior de la casa es oscura y monótona? (no tiene adornos, plantas, c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3_22</text:p>
          </table:table-cell>
          <table:table-cell office:value-type="string" table:style-name="ce6">
            <text:p>22. <text:s/>El barrio es estéticamente agrad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3_23</text:p>
          </table:table-cell>
          <table:table-cell office:value-type="string" table:style-name="ce6">
            <text:p>23. <text:s/>La casa tiene 10 metros cuadrados habitables por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3_24</text:p>
          </table:table-cell>
          <table:table-cell office:value-type="string" table:style-name="ce6">
            <text:p>24. <text:s/>Los ambientes se encuentran recargados de mueb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3_25</text:p>
          </table:table-cell>
          <table:table-cell office:value-type="string" table:style-name="ce6">
            <text:p>25. <text:s/>El hogar se encuentra limpio y orden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26</text:p>
          </table:table-cell>
          <table:table-cell office:value-type="string" table:style-name="ce6">
            <text:p>26. <text:s/>¿El niño posee un instrumento musical real o de juguete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27</text:p>
          </table:table-cell>
          <table:table-cell office:value-type="string" table:style-name="ce6">
            <text:p>27. <text:s/>¿El niño sale de paseo con un miembro de la familia por lo menos una vez 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28</text:p>
          </table:table-cell>
          <table:table-cell office:value-type="string" table:style-name="ce6">
            <text:p>28. <text:s/>¿El niño ha realizado un viaje a algún lugar a más de 3 horas caminando o 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29</text:p>
          </table:table-cell>
          <table:table-cell office:value-type="string" table:style-name="ce6">
            <text:p>29. <text:s/>¿El niño ha sido llevado de paseo algún museo en el último añ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30</text:p>
          </table:table-cell>
          <table:table-cell office:value-type="string" table:style-name="ce6">
            <text:p>30. <text:s/>¿Usted siempre alienta al niño a guardar sus juguetes sin ayud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31</text:p>
          </table:table-cell>
          <table:table-cell office:value-type="string" table:style-name="ce6">
            <text:p>31. <text:s/>¿El niño comparte al menos una comida diaria con uno de sus padr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32</text:p>
          </table:table-cell>
          <table:table-cell office:value-type="string" table:style-name="ce6">
            <text:p>32. <text:s/>¿Usted permite que el niño escoja algunos alimentos o marcas de alimentos 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33</text:p>
          </table:table-cell>
          <table:table-cell office:value-type="string" table:style-name="ce6">
            <text:p>33. <text:s/>¿Existe alguna muestra de arte (pinturas, dibujos) de uno de sus padr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4_34</text:p>
          </table:table-cell>
          <table:table-cell office:value-type="string" table:style-name="ce6">
            <text:p>34. <text:s/>La madre o cuidadora utiliza oraciones complejas y un vocabulario amplio 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5_35</text:p>
          </table:table-cell>
          <table:table-cell office:value-type="string" table:style-name="ce6">
            <text:p>35. <text:s/>¿ Usted mantiene contacto próximo con el niño 10/15 minutos por d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5_36</text:p>
          </table:table-cell>
          <table:table-cell office:value-type="string" table:style-name="ce6">
            <text:p>36. <text:s/>La madre o cuidadora conversa con el niño por lo menos 2 veces durante la 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5_37</text:p>
          </table:table-cell>
          <table:table-cell office:value-type="string" table:style-name="ce6">
            <text:p>37. <text:s/>La madre o cuidadora responde a las preguntas o a los pedidos del ni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5_38</text:p>
          </table:table-cell>
          <table:table-cell office:value-type="string" table:style-name="ce6">
            <text:p>38. <text:s/>La madre o cuidadora responde verbalmente a las iniciativas de convers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5_39</text:p>
          </table:table-cell>
          <table:table-cell office:value-type="string" table:style-name="ce6">
            <text:p>39. <text:s/>La madre o cuidadora halaga las cualidades del niño por lo menos 2 veces du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5_40</text:p>
          </table:table-cell>
          <table:table-cell office:value-type="string" table:style-name="ce6">
            <text:p>40. <text:s/>La madre o cuidadora acaricia, besa o abraza al niño durante la entrevis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5_41</text:p>
          </table:table-cell>
          <table:table-cell office:value-type="string" table:style-name="ce6">
            <text:p>41. <text:s/>La madre o cuidadora ayuda al niño a demostrar alguna destreza o logro pro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6_42</text:p>
          </table:table-cell>
          <table:table-cell office:value-type="string" table:style-name="ce6">
            <text:p>42. <text:s/>¿Motivan al niño/a a aprender los color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6_43</text:p>
          </table:table-cell>
          <table:table-cell office:value-type="string" table:style-name="ce6">
            <text:p>43. <text:s/>¿Motivan al niño/a a aprender lenguaje con estructuras (canciones, rimas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6_44</text:p>
          </table:table-cell>
          <table:table-cell office:value-type="string" table:style-name="ce6">
            <text:p>44. <text:s/>¿Motivan al niño/a a aprender acerca de relaciones espaciales? (arriba, ab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6_45</text:p>
          </table:table-cell>
          <table:table-cell office:value-type="string" table:style-name="ce6">
            <text:p>45. <text:s/>¿Motivan al niño/a a aprender los númer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6_46</text:p>
          </table:table-cell>
          <table:table-cell office:value-type="string" table:style-name="ce6">
            <text:p>46. <text:s/>¿Motivan al niño/a a aprender a leer algunas palabr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7_47</text:p>
          </table:table-cell>
          <table:table-cell office:value-type="string" table:style-name="ce6">
            <text:p>47. <text:s/>¿El niño es capaz de esperar a recibir sus alimentos en los horarios estab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7_48</text:p>
          </table:table-cell>
          <table:table-cell office:value-type="string" table:style-name="ce6">
            <text:p>48. <text:s/>¿Se utiliza el televisor juiciosamente? (se regula el tiempo de uso del TV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7_49</text:p>
          </table:table-cell>
          <table:table-cell office:value-type="string" table:style-name="ce6">
            <text:p>49. <text:s/>¿El niño puede expresar sentimientos negativos y usted no lo castiga por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7_50</text:p>
          </table:table-cell>
          <table:table-cell office:value-type="string" table:style-name="ce6">
            <text:p>50. <text:s/>¿El niño puede pegarle a la madre y no es severamente castiga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7_51</text:p>
          </table:table-cell>
          <table:table-cell office:value-type="string" table:style-name="ce6">
            <text:p>51. <text:s/>La madre o cuidadora presenta la encuestadora al niño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8_52</text:p>
          </table:table-cell>
          <table:table-cell office:value-type="string" table:style-name="ce6">
            <text:p>52. <text:s/>¿Hubo más de un castigo físico al niño durante los últimos 7 dí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8_53</text:p>
          </table:table-cell>
          <table:table-cell office:value-type="string" table:style-name="ce6">
            <text:p>53. <text:s/>La madre o cuidadora reta o humilla al niño más de una vez durante la vis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8_54</text:p>
          </table:table-cell>
          <table:table-cell office:value-type="string" table:style-name="ce6">
            <text:p>54. <text:s/>La madre o cuidadora utiliza límites físicos que restrinjan al niño dur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1_8_55</text:p>
          </table:table-cell>
          <table:table-cell office:value-type="string" table:style-name="ce6">
            <text:p>55. <text:s/>La madre o cuidadora se expresa abiertamente molesta y hostil hacia el ni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1_1</text:p>
          </table:table-cell>
          <table:table-cell office:value-type="string" table:style-name="ce6">
            <text:p>1. <text:s/>¿Cumple el hi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1_2</text:p>
          </table:table-cell>
          <table:table-cell office:value-type="string" table:style-name="ce6">
            <text:p>2. <text:s/>Escriba el N° de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1_3</text:p>
          </table:table-cell>
          <table:table-cell office:value-type="string" table:style-name="ce6">
            <text:p>3. <text:s/>Último hi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1_4</text:p>
          </table:table-cell>
          <table:table-cell office:value-type="string" table:style-name="ce6">
            <text:p>4. <text:s/>Escriba edad en meses de apari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2_1</text:p>
          </table:table-cell>
          <table:table-cell office:value-type="string" table:style-name="ce6">
            <text:p>1. <text:s/>¿Cumple el hi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2_2</text:p>
          </table:table-cell>
          <table:table-cell office:value-type="string" table:style-name="ce6">
            <text:p>2. <text:s/>Escriba el N° de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2_3</text:p>
          </table:table-cell>
          <table:table-cell office:value-type="string" table:style-name="ce6">
            <text:p>3. <text:s/>Último hi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2_4</text:p>
          </table:table-cell>
          <table:table-cell office:value-type="string" table:style-name="ce6">
            <text:p>4. <text:s/>Escriba edad en mese de apari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3_1</text:p>
          </table:table-cell>
          <table:table-cell office:value-type="string" table:style-name="ce6">
            <text:p>1. <text:s/>¿Cumple el hi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3_2</text:p>
          </table:table-cell>
          <table:table-cell office:value-type="string" table:style-name="ce6">
            <text:p>2. <text:s/>Escriba el N° de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3_3</text:p>
          </table:table-cell>
          <table:table-cell office:value-type="string" table:style-name="ce6">
            <text:p>3. <text:s/>Último hi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3_4</text:p>
          </table:table-cell>
          <table:table-cell office:value-type="string" table:style-name="ce6">
            <text:p>4. <text:s/>Escriba edad en mese de apari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4_1</text:p>
          </table:table-cell>
          <table:table-cell office:value-type="string" table:style-name="ce6">
            <text:p>1. <text:s/>¿Cumple el hi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4_2</text:p>
          </table:table-cell>
          <table:table-cell office:value-type="string" table:style-name="ce6">
            <text:p>2. <text:s/>Escriba el N° de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4_3</text:p>
          </table:table-cell>
          <table:table-cell office:value-type="string" table:style-name="ce6">
            <text:p>3. <text:s/>Último hi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4_4</text:p>
          </table:table-cell>
          <table:table-cell office:value-type="string" table:style-name="ce6">
            <text:p>4. <text:s/>Escriba edad en mese de apari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5_1</text:p>
          </table:table-cell>
          <table:table-cell office:value-type="string" table:style-name="ce6">
            <text:p>1. <text:s/>¿Cumple el hi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5_2</text:p>
          </table:table-cell>
          <table:table-cell office:value-type="string" table:style-name="ce6">
            <text:p>2. <text:s/>Escriba el N° de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5_3</text:p>
          </table:table-cell>
          <table:table-cell office:value-type="string" table:style-name="ce6">
            <text:p>3. <text:s/>Último hi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5_4</text:p>
          </table:table-cell>
          <table:table-cell office:value-type="string" table:style-name="ce6">
            <text:p>4. <text:s/>Escriba edad en mese de apari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6_1</text:p>
          </table:table-cell>
          <table:table-cell office:value-type="string" table:style-name="ce6">
            <text:p>1. <text:s/>¿Cumple el hit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6_2</text:p>
          </table:table-cell>
          <table:table-cell office:value-type="string" table:style-name="ce6">
            <text:p>2. <text:s/>Escriba el N° de or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6_3</text:p>
          </table:table-cell>
          <table:table-cell office:value-type="string" table:style-name="ce6">
            <text:p>3. <text:s/>Último hi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2_6_4</text:p>
          </table:table-cell>
          <table:table-cell office:value-type="string" table:style-name="ce6">
            <text:p>4. <text:s/>Escriba edad en mese de apari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</text:p>
          </table:table-cell>
          <table:table-cell office:value-type="string" table:style-name="ce6">
            <text:p>1. <text:s/>¿(…) es capaz de jugar con varios niños de su edad o diferentes edad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2</text:p>
          </table:table-cell>
          <table:table-cell office:value-type="string" table:style-name="ce6">
            <text:p>2. <text:s/>¿(…) respeta reglas que son dadas por ustedes como padr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3</text:p>
          </table:table-cell>
          <table:table-cell office:value-type="string" table:style-name="ce6">
            <text:p>3. <text:s/>¿(…) respeta las cosas de los demá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4</text:p>
          </table:table-cell>
          <table:table-cell office:value-type="string" table:style-name="ce6">
            <text:p>4. <text:s/>¿(…) demuestra respeto por los adul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5</text:p>
          </table:table-cell>
          <table:table-cell office:value-type="string" table:style-name="ce6">
            <text:p>5. <text:s/>¿(…) demuestra respeto por otros niñ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6</text:p>
          </table:table-cell>
          <table:table-cell office:value-type="string" table:style-name="ce6">
            <text:p>6. <text:s/>¿(…)¿Ante alguna situación adversa o fuera de lo común(caer, resbalar, etc.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7</text:p>
          </table:table-cell>
          <table:table-cell office:value-type="string" table:style-name="ce6">
            <text:p>7. <text:s/>¿(..) demuestra autoconfianza; es decir, tiene la suficiente seguridad fuer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8</text:p>
          </table:table-cell>
          <table:table-cell office:value-type="string" table:style-name="ce6">
            <text:p>8. <text:s/>¿(…) muestra curiosidad por el mundo y pregunta sobre determinados tem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9</text:p>
          </table:table-cell>
          <table:table-cell office:value-type="string" table:style-name="ce6">
            <text:p>9. <text:s/>conociendo a (..), ¿usted cree que interntaría ayudar a alguien si se encu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0</text:p>
          </table:table-cell>
          <table:table-cell office:value-type="string" table:style-name="ce6">
            <text:p>10. <text:s/>Si hay una riña o pelea entre niñas/os ¿usted cree que (…) trataría de de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1</text:p>
          </table:table-cell>
          <table:table-cell office:value-type="string" table:style-name="ce6">
            <text:p>11. <text:s/>¿Ha visto alguna vez que (…) consuele a otro niño que esté lloran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2</text:p>
          </table:table-cell>
          <table:table-cell office:value-type="string" table:style-name="ce6">
            <text:p>12. <text:s/>¿(…) se involucra en peleas físic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3</text:p>
          </table:table-cell>
          <table:table-cell office:value-type="string" table:style-name="ce6">
            <text:p>13. <text:s/>¿(…) patea, muerde o golpea a otros niños o adult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4</text:p>
          </table:table-cell>
          <table:table-cell office:value-type="string" table:style-name="ce6">
            <text:p>14. <text:s/>¿(…) se siente conforme con los regalos que le dan tanto los familiares c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5</text:p>
          </table:table-cell>
          <table:table-cell office:value-type="string" table:style-name="ce6">
            <text:p>15. <text:s/>¿(…) es ansioso por jugar con un juguete nuev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6</text:p>
          </table:table-cell>
          <table:table-cell office:value-type="string" table:style-name="ce6">
            <text:p>16. <text:s/>¿(…) es sociable e invita a jugar a otros niño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7</text:p>
          </table:table-cell>
          <table:table-cell office:value-type="string" table:style-name="ce6">
            <text:p>17. <text:s/>¿(…) se adapta con facilidad a cambios inesperados del día a día? (como p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8</text:p>
          </table:table-cell>
          <table:table-cell office:value-type="string" table:style-name="ce6">
            <text:p>18. <text:s/>¿Ha notado que (…) es tímid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3_19</text:p>
          </table:table-cell>
          <table:table-cell office:value-type="string" table:style-name="ce6">
            <text:p>19. <text:s/>¿A (…) se le hace fácil conversar con personas que recién conoce? (Personaq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a</text:p>
          </table:table-cell>
          <table:table-cell office:value-type="string" table:style-name="ce6">
            <text:p>1. <text:s/>Ha sentido poco interés o deseos de hacer las cos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b</text:p>
          </table:table-cell>
          <table:table-cell office:value-type="string" table:style-name="ce6">
            <text:p>2. <text:s/>Se ha sentido decaída, deprimida o sin esperanza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c</text:p>
          </table:table-cell>
          <table:table-cell office:value-type="string" table:style-name="ce6">
            <text:p>3. <text:s/>Ha tenido problemas para permanecer o quedarse dormida, o ha dormido demas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d</text:p>
          </table:table-cell>
          <table:table-cell office:value-type="string" table:style-name="ce6">
            <text:p>4. <text:s/>Se ha sentido cansada o sin energí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e</text:p>
          </table:table-cell>
          <table:table-cell office:value-type="string" table:style-name="ce6">
            <text:p>5. <text:s/>Se ha sentido sin apetito o que ha comido en exceso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f</text:p>
          </table:table-cell>
          <table:table-cell office:value-type="string" table:style-name="ce6">
            <text:p>6. <text:s/>Se ha sentido mal con usted misma, o que es un fracaso o que ha quedado m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g</text:p>
          </table:table-cell>
          <table:table-cell office:value-type="string" table:style-name="ce6">
            <text:p>7. <text:s/>Ha tenido dificultad para concentrarse en ciertas actividades tales como le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1_h</text:p>
          </table:table-cell>
          <table:table-cell office:value-type="string" table:style-name="ce6">
            <text:p>8. <text:s/>Se ha movido o hablado tan lento que otras personas pudieron haberlo notado,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2</text:p>
          </table:table-cell>
          <table:table-cell office:value-type="string" table:style-name="ce6">
            <text:p>1402. <text:s/>Por las molestias que ha sentido durante los últimos 7 días, ¿qué tan di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3</text:p>
          </table:table-cell>
          <table:table-cell office:value-type="string" table:style-name="ce6">
            <text:p>1403. <text:s/>Pensando en su niñez, antes de que cumpliera 15 años. ¿Alguna vez usted 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4</text:p>
          </table:table-cell>
          <table:table-cell office:value-type="string" table:style-name="ce6">
            <text:p>1404. <text:s/>En el hogar dónde usted creció se trataban con respeto y amo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5_s14_1405</text:p>
          </table:table-cell>
          <table:table-cell office:value-type="string" table:style-name="ce6">
            <text:p>1405. <text:s/>Pensando en su niñez, antes de que cumpliera 15 años. ¿Sus padres le mal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4</text:p>
          </table:table-cell>
          <table:table-cell office:value-type="string" table:style-name="ce6">
            <text:p>14. <text:s/>¿El padre de (…) vive en este ho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5</text:p>
          </table:table-cell>
          <table:table-cell office:value-type="string" table:style-name="ce6">
            <text:p>15. <text:s/>¿La madre de (…) vive en este hoga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2_15_1</text:p>
          </table:table-cell>
          <table:table-cell office:value-type="string" table:style-name="ce6">
            <text:p>15.1 cód Pers. Madr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1_s7_0_1</text:p>
          </table:table-cell>
          <table:table-cell office:value-type="string" table:style-name="ce6">
            <text:p>0.1 ¿tiene (…) cédula de identidad o ciudadanía ecuatoriana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anio</text:p>
          </table:table-cell>
          <table:table-cell office:value-type="string" table:style-name="ce6">
            <text:p>Fecha de visita -añ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mes</text:p>
          </table:table-cell>
          <table:table-cell office:value-type="string" table:style-name="ce6">
            <text:p>Fecha de visita - m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_dia</text:p>
          </table:table-cell>
          <table:table-cell office:value-type="string" table:style-name="ce6">
            <text:p>Fecha de visita - d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gion</text:p>
          </table:table-cell>
          <table:table-cell office:value-type="string" table:style-name="ce6">
            <text:p>Reg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tnia</text:p>
          </table:table-cell>
          <table:table-cell office:value-type="string" table:style-name="ce6">
            <text:p>Identificación étni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ivins_mef</text:p>
          </table:table-cell>
          <table:table-cell office:value-type="string" table:style-name="ce6">
            <text:p>Nivel de instrucción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anios_mef</text:p>
          </table:table-cell>
          <table:table-cell office:value-type="string" table:style-name="ce6">
            <text:p>Edad en años de la m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dias</text:p>
          </table:table-cell>
          <table:table-cell office:value-type="string" table:style-name="ce6">
            <text:p>Edad en dí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dadmeses</text:p>
          </table:table-cell>
          <table:table-cell office:value-type="string" table:style-name="ce6">
            <text:p>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edad_meses</text:p>
          </table:table-cell>
          <table:table-cell office:value-type="string" table:style-name="ce6">
            <text:p>Grupo de edad en me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cronica</text:p>
          </table:table-cell>
          <table:table-cell office:value-type="string" table:style-name="ce6">
            <text:p>Desnutrición crónica menores de 5 añ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number-rows-repeated="10481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JP</meta:initial-creator>
    <dc:creator>Gabriel Nieto</dc:creator>
    <meta:creation-date>2020-12-02T16:57:00Z</meta:creation-date>
    <dc:date>2022-06-23T14:21:12Z</dc:date>
  </office:meta>
</office:document-meta>
</file>